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49mm"/>
    </style:style>
    <style:style style:name="co3" style:family="table-column">
      <style:table-column-properties fo:break-before="auto" style:column-width="125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size="8pt" style:font-size-asian="8pt" style:font-size-complex="8pt"/>
    </style:style>
    <style:style style:name="ce4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p_scenario1_no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3"/>
        <table:table-column table:style-name="co2" table:number-columns-repeated="20" table:default-cell-style-name="ce4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3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R2])" office:value-type="float" office:value="99.6693333333333" calcext:value-type="float">
            <text:p>99.67</text:p>
          </table:table-cell>
          <table:table-cell table:style-name="ce2" table:formula="of:=STDEV([.D2:.R2])" office:value-type="float" office:value="3.23232659830272" calcext:value-type="float">
            <text:p>3.23</text:p>
          </table:table-cell>
          <table:table-cell office:value-type="float" office:value="100.79" calcext:value-type="float">
            <text:p>100.79</text:p>
          </table:table-cell>
          <table:table-cell office:value-type="float" office:value="98.84" calcext:value-type="float">
            <text:p>98.84</text:p>
          </table:table-cell>
          <table:table-cell office:value-type="float" office:value="98.39" calcext:value-type="float">
            <text:p>98.39</text:p>
          </table:table-cell>
          <table:table-cell office:value-type="float" office:value="97.51" calcext:value-type="float">
            <text:p>97.51</text:p>
          </table:table-cell>
          <table:table-cell office:value-type="float" office:value="94.47" calcext:value-type="float">
            <text:p>94.47</text:p>
          </table:table-cell>
          <table:table-cell office:value-type="float" office:value="101.59" calcext:value-type="float">
            <text:p>101.59</text:p>
          </table:table-cell>
          <table:table-cell office:value-type="float" office:value="106.49" calcext:value-type="float">
            <text:p>106.49</text:p>
          </table:table-cell>
          <table:table-cell office:value-type="float" office:value="94.23" calcext:value-type="float">
            <text:p>94.23</text:p>
          </table:table-cell>
          <table:table-cell office:value-type="float" office:value="101.3" calcext:value-type="float">
            <text:p>101.30</text:p>
          </table:table-cell>
          <table:table-cell office:value-type="float" office:value="97.05" calcext:value-type="float">
            <text:p>97.05</text:p>
          </table:table-cell>
          <table:table-cell office:value-type="float" office:value="103" calcext:value-type="float">
            <text:p>103</text:p>
          </table:table-cell>
          <table:table-cell office:value-type="float" office:value="102.38" calcext:value-type="float">
            <text:p>102.38</text:p>
          </table:table-cell>
          <table:table-cell office:value-type="float" office:value="98.44" calcext:value-type="float">
            <text:p>98.44</text:p>
          </table:table-cell>
          <table:table-cell office:value-type="float" office:value="99.58" calcext:value-type="float">
            <text:p>99.58</text:p>
          </table:table-cell>
          <table:table-cell office:value-type="float" office:value="100.98" calcext:value-type="float">
            <text:p>100.98</text:p>
          </table:table-cell>
          <table:table-cell table:number-columns-repeated="16"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3:.R3])" office:value-type="float" office:value="95.4526666666667" calcext:value-type="float">
            <text:p>95.45</text:p>
          </table:table-cell>
          <table:table-cell table:style-name="ce2" table:formula="of:=STDEV([.D3:.R3])" office:value-type="float" office:value="3.53168204900131" calcext:value-type="float">
            <text:p>3.53</text:p>
          </table:table-cell>
          <table:table-cell office:value-type="float" office:value="91.63" calcext:value-type="float">
            <text:p>91.63</text:p>
          </table:table-cell>
          <table:table-cell office:value-type="float" office:value="93.55" calcext:value-type="float">
            <text:p>93.55</text:p>
          </table:table-cell>
          <table:table-cell office:value-type="float" office:value="91.1" calcext:value-type="float">
            <text:p>91.10</text:p>
          </table:table-cell>
          <table:table-cell office:value-type="float" office:value="93.89" calcext:value-type="float">
            <text:p>93.89</text:p>
          </table:table-cell>
          <table:table-cell office:value-type="float" office:value="100.34" calcext:value-type="float">
            <text:p>100.34</text:p>
          </table:table-cell>
          <table:table-cell office:value-type="float" office:value="90.83" calcext:value-type="float">
            <text:p>90.83</text:p>
          </table:table-cell>
          <table:table-cell office:value-type="float" office:value="91.99" calcext:value-type="float">
            <text:p>91.99</text:p>
          </table:table-cell>
          <table:table-cell office:value-type="float" office:value="96.44" calcext:value-type="float">
            <text:p>96.44</text:p>
          </table:table-cell>
          <table:table-cell office:value-type="float" office:value="98.5" calcext:value-type="float">
            <text:p>98.50</text:p>
          </table:table-cell>
          <table:table-cell office:value-type="float" office:value="92.21" calcext:value-type="float">
            <text:p>92.21</text:p>
          </table:table-cell>
          <table:table-cell office:value-type="float" office:value="98.26" calcext:value-type="float">
            <text:p>98.26</text:p>
          </table:table-cell>
          <table:table-cell office:value-type="float" office:value="98.93" calcext:value-type="float">
            <text:p>98.93</text:p>
          </table:table-cell>
          <table:table-cell office:value-type="float" office:value="101.17" calcext:value-type="float">
            <text:p>101.17</text:p>
          </table:table-cell>
          <table:table-cell office:value-type="float" office:value="97.53" calcext:value-type="float">
            <text:p>97.53</text:p>
          </table:table-cell>
          <table:table-cell office:value-type="float" office:value="95.42" calcext:value-type="float">
            <text:p>95.42</text:p>
          </table:table-cell>
          <table:table-cell table:number-columns-repeated="16"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4:.R4])" office:value-type="float" office:value="99.642" calcext:value-type="float">
            <text:p>99.64</text:p>
          </table:table-cell>
          <table:table-cell table:style-name="ce2" table:formula="of:=STDEV([.D4:.R4])" office:value-type="float" office:value="4.58637765562323" calcext:value-type="float">
            <text:p>4.59</text:p>
          </table:table-cell>
          <table:table-cell office:value-type="float" office:value="100.32" calcext:value-type="float">
            <text:p>100.32</text:p>
          </table:table-cell>
          <table:table-cell office:value-type="float" office:value="102.75" calcext:value-type="float">
            <text:p>102.75</text:p>
          </table:table-cell>
          <table:table-cell office:value-type="float" office:value="103.86" calcext:value-type="float">
            <text:p>103.86</text:p>
          </table:table-cell>
          <table:table-cell office:value-type="float" office:value="93.14" calcext:value-type="float">
            <text:p>93.14</text:p>
          </table:table-cell>
          <table:table-cell office:value-type="float" office:value="99.54" calcext:value-type="float">
            <text:p>99.54</text:p>
          </table:table-cell>
          <table:table-cell office:value-type="float" office:value="90.36" calcext:value-type="float">
            <text:p>90.36</text:p>
          </table:table-cell>
          <table:table-cell office:value-type="float" office:value="107.16" calcext:value-type="float">
            <text:p>107.16</text:p>
          </table:table-cell>
          <table:table-cell office:value-type="float" office:value="98.77" calcext:value-type="float">
            <text:p>98.77</text:p>
          </table:table-cell>
          <table:table-cell office:value-type="float" office:value="95.74" calcext:value-type="float">
            <text:p>95.74</text:p>
          </table:table-cell>
          <table:table-cell office:value-type="float" office:value="98.99" calcext:value-type="float">
            <text:p>98.99</text:p>
          </table:table-cell>
          <table:table-cell office:value-type="float" office:value="98.84" calcext:value-type="float">
            <text:p>98.84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0.36" calcext:value-type="float">
            <text:p>100.36</text:p>
          </table:table-cell>
          <table:table-cell office:value-type="float" office:value="103.07" calcext:value-type="float">
            <text:p>103.07</text:p>
          </table:table-cell>
          <table:table-cell office:value-type="float" office:value="95.9" calcext:value-type="float">
            <text:p>95.9</text:p>
          </table:table-cell>
          <table:table-cell table:number-columns-repeated="16"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5:.R5])" office:value-type="float" office:value="104.952" calcext:value-type="float">
            <text:p>104.95</text:p>
          </table:table-cell>
          <table:table-cell table:style-name="ce2" table:formula="of:=STDEV([.D5:.R5])" office:value-type="float" office:value="5.96648041741767" calcext:value-type="float">
            <text:p>5.97</text:p>
          </table:table-cell>
          <table:table-cell office:value-type="float" office:value="105.77" calcext:value-type="float">
            <text:p>105.77</text:p>
          </table:table-cell>
          <table:table-cell office:value-type="float" office:value="114.67" calcext:value-type="float">
            <text:p>114.67</text:p>
          </table:table-cell>
          <table:table-cell office:value-type="float" office:value="112.77" calcext:value-type="float">
            <text:p>112.77</text:p>
          </table:table-cell>
          <table:table-cell office:value-type="float" office:value="93.17" calcext:value-type="float">
            <text:p>93.17</text:p>
          </table:table-cell>
          <table:table-cell office:value-type="float" office:value="102.68" calcext:value-type="float">
            <text:p>102.68</text:p>
          </table:table-cell>
          <table:table-cell office:value-type="float" office:value="105" calcext:value-type="float">
            <text:p>105.00</text:p>
          </table:table-cell>
          <table:table-cell office:value-type="float" office:value="104.24" calcext:value-type="float">
            <text:p>104.24</text:p>
          </table:table-cell>
          <table:table-cell office:value-type="float" office:value="102.97" calcext:value-type="float">
            <text:p>102.97</text:p>
          </table:table-cell>
          <table:table-cell office:value-type="float" office:value="100.31" calcext:value-type="float">
            <text:p>100.31</text:p>
          </table:table-cell>
          <table:table-cell office:value-type="float" office:value="106.18" calcext:value-type="float">
            <text:p>106.18</text:p>
          </table:table-cell>
          <table:table-cell office:value-type="float" office:value="106.4" calcext:value-type="float">
            <text:p>106.4</text:p>
          </table:table-cell>
          <table:table-cell office:value-type="float" office:value="98.79" calcext:value-type="float">
            <text:p>98.79</text:p>
          </table:table-cell>
          <table:table-cell office:value-type="float" office:value="114.35" calcext:value-type="float">
            <text:p>114.35</text:p>
          </table:table-cell>
          <table:table-cell office:value-type="float" office:value="107.85" calcext:value-type="float">
            <text:p>107.85</text:p>
          </table:table-cell>
          <table:table-cell office:value-type="float" office:value="99.13" calcext:value-type="float">
            <text:p>99.13</text:p>
          </table:table-cell>
          <table:table-cell table:number-columns-repeated="16"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6:.R6])" office:value-type="float" office:value="121.605333333333" calcext:value-type="float">
            <text:p>121.61</text:p>
          </table:table-cell>
          <table:table-cell table:style-name="ce2" table:formula="of:=STDEV([.D6:.R6])" office:value-type="float" office:value="4.35875287974286" calcext:value-type="float">
            <text:p>4.36</text:p>
          </table:table-cell>
          <table:table-cell office:value-type="float" office:value="126.04" calcext:value-type="float">
            <text:p>126.04</text:p>
          </table:table-cell>
          <table:table-cell office:value-type="float" office:value="119.41" calcext:value-type="float">
            <text:p>119.41</text:p>
          </table:table-cell>
          <table:table-cell office:value-type="float" office:value="113.75" calcext:value-type="float">
            <text:p>113.75</text:p>
          </table:table-cell>
          <table:table-cell office:value-type="float" office:value="123.51" calcext:value-type="float">
            <text:p>123.51</text:p>
          </table:table-cell>
          <table:table-cell office:value-type="float" office:value="119.02" calcext:value-type="float">
            <text:p>119.02</text:p>
          </table:table-cell>
          <table:table-cell office:value-type="float" office:value="117.67" calcext:value-type="float">
            <text:p>117.67</text:p>
          </table:table-cell>
          <table:table-cell office:value-type="float" office:value="121.22" calcext:value-type="float">
            <text:p>121.22</text:p>
          </table:table-cell>
          <table:table-cell office:value-type="float" office:value="115.36" calcext:value-type="float">
            <text:p>115.36</text:p>
          </table:table-cell>
          <table:table-cell office:value-type="float" office:value="129.99" calcext:value-type="float">
            <text:p>129.99</text:p>
          </table:table-cell>
          <table:table-cell office:value-type="float" office:value="123.16" calcext:value-type="float">
            <text:p>123.16</text:p>
          </table:table-cell>
          <table:table-cell office:value-type="float" office:value="126.93" calcext:value-type="float">
            <text:p>126.93</text:p>
          </table:table-cell>
          <table:table-cell office:value-type="float" office:value="121.36" calcext:value-type="float">
            <text:p>121.36</text:p>
          </table:table-cell>
          <table:table-cell office:value-type="float" office:value="119.9" calcext:value-type="float">
            <text:p>119.9</text:p>
          </table:table-cell>
          <table:table-cell office:value-type="float" office:value="124.88" calcext:value-type="float">
            <text:p>124.88</text:p>
          </table:table-cell>
          <table:table-cell office:value-type="float" office:value="121.88" calcext:value-type="float">
            <text:p>121.88</text:p>
          </table:table-cell>
          <table:table-cell table:number-columns-repeated="16"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7:.R7])" office:value-type="float" office:value="128.072" calcext:value-type="float">
            <text:p>128.07</text:p>
          </table:table-cell>
          <table:table-cell table:style-name="ce2" table:formula="of:=STDEV([.D7:.R7])" office:value-type="float" office:value="1.85253956965644" calcext:value-type="float">
            <text:p>1.85</text:p>
          </table:table-cell>
          <table:table-cell office:value-type="float" office:value="126.76" calcext:value-type="float">
            <text:p>126.76</text:p>
          </table:table-cell>
          <table:table-cell office:value-type="float" office:value="124.83" calcext:value-type="float">
            <text:p>124.83</text:p>
          </table:table-cell>
          <table:table-cell office:value-type="float" office:value="130.09" calcext:value-type="float">
            <text:p>130.09</text:p>
          </table:table-cell>
          <table:table-cell office:value-type="float" office:value="128.45" calcext:value-type="float">
            <text:p>128.45</text:p>
          </table:table-cell>
          <table:table-cell office:value-type="float" office:value="125.37" calcext:value-type="float">
            <text:p>125.37</text:p>
          </table:table-cell>
          <table:table-cell office:value-type="float" office:value="129.65" calcext:value-type="float">
            <text:p>129.65</text:p>
          </table:table-cell>
          <table:table-cell office:value-type="float" office:value="128.69" calcext:value-type="float">
            <text:p>128.69</text:p>
          </table:table-cell>
          <table:table-cell office:value-type="float" office:value="126" calcext:value-type="float">
            <text:p>126.00</text:p>
          </table:table-cell>
          <table:table-cell office:value-type="float" office:value="126.57" calcext:value-type="float">
            <text:p>126.57</text:p>
          </table:table-cell>
          <table:table-cell office:value-type="float" office:value="131.28" calcext:value-type="float">
            <text:p>131.28</text:p>
          </table:table-cell>
          <table:table-cell office:value-type="float" office:value="127.41" calcext:value-type="float">
            <text:p>127.41</text:p>
          </table:table-cell>
          <table:table-cell office:value-type="float" office:value="129.01" calcext:value-type="float">
            <text:p>129.01</text:p>
          </table:table-cell>
          <table:table-cell office:value-type="float" office:value="128.69" calcext:value-type="float">
            <text:p>128.69</text:p>
          </table:table-cell>
          <table:table-cell office:value-type="float" office:value="128.59" calcext:value-type="float">
            <text:p>128.59</text:p>
          </table:table-cell>
          <table:table-cell office:value-type="float" office:value="129.69" calcext:value-type="float">
            <text:p>129.69</text:p>
          </table:table-cell>
          <table:table-cell table:number-columns-repeated="16"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8:.R8])" office:value-type="float" office:value="126.758666666667" calcext:value-type="float">
            <text:p>126.76</text:p>
          </table:table-cell>
          <table:table-cell table:style-name="ce2" table:formula="of:=STDEV([.D8:.R8])" office:value-type="float" office:value="1.83506273410345" calcext:value-type="float">
            <text:p>1.84</text:p>
          </table:table-cell>
          <table:table-cell office:value-type="float" office:value="126.49" calcext:value-type="float">
            <text:p>126.49</text:p>
          </table:table-cell>
          <table:table-cell office:value-type="float" office:value="126.62" calcext:value-type="float">
            <text:p>126.62</text:p>
          </table:table-cell>
          <table:table-cell office:value-type="float" office:value="125.89" calcext:value-type="float">
            <text:p>125.89</text:p>
          </table:table-cell>
          <table:table-cell office:value-type="float" office:value="125.65" calcext:value-type="float">
            <text:p>125.65</text:p>
          </table:table-cell>
          <table:table-cell office:value-type="float" office:value="126.85" calcext:value-type="float">
            <text:p>126.85</text:p>
          </table:table-cell>
          <table:table-cell office:value-type="float" office:value="129" calcext:value-type="float">
            <text:p>129.00</text:p>
          </table:table-cell>
          <table:table-cell office:value-type="float" office:value="128.02" calcext:value-type="float">
            <text:p>128.02</text:p>
          </table:table-cell>
          <table:table-cell office:value-type="float" office:value="129.6" calcext:value-type="float">
            <text:p>129.60</text:p>
          </table:table-cell>
          <table:table-cell office:value-type="float" office:value="124.23" calcext:value-type="float">
            <text:p>124.23</text:p>
          </table:table-cell>
          <table:table-cell office:value-type="float" office:value="128.74" calcext:value-type="float">
            <text:p>128.74</text:p>
          </table:table-cell>
          <table:table-cell office:value-type="float" office:value="129.62" calcext:value-type="float">
            <text:p>129.62</text:p>
          </table:table-cell>
          <table:table-cell office:value-type="float" office:value="124.41" calcext:value-type="float">
            <text:p>124.41</text:p>
          </table:table-cell>
          <table:table-cell office:value-type="float" office:value="125.3" calcext:value-type="float">
            <text:p>125.3</text:p>
          </table:table-cell>
          <table:table-cell office:value-type="float" office:value="124.79" calcext:value-type="float">
            <text:p>124.79</text:p>
          </table:table-cell>
          <table:table-cell office:value-type="float" office:value="126.17" calcext:value-type="float">
            <text:p>126.17</text:p>
          </table:table-cell>
          <table:table-cell table:number-columns-repeated="16"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9:.R9])" office:value-type="float" office:value="204.010666666667" calcext:value-type="float">
            <text:p>204.01</text:p>
          </table:table-cell>
          <table:table-cell table:style-name="ce2" table:formula="of:=STDEV([.D9:.R9])" office:value-type="float" office:value="15.4538767520214" calcext:value-type="float">
            <text:p>15.45</text:p>
          </table:table-cell>
          <table:table-cell office:value-type="float" office:value="208.76" calcext:value-type="float">
            <text:p>208.76</text:p>
          </table:table-cell>
          <table:table-cell office:value-type="float" office:value="228.54" calcext:value-type="float">
            <text:p>228.54</text:p>
          </table:table-cell>
          <table:table-cell office:value-type="float" office:value="222.66" calcext:value-type="float">
            <text:p>222.66</text:p>
          </table:table-cell>
          <table:table-cell office:value-type="float" office:value="211.94" calcext:value-type="float">
            <text:p>211.94</text:p>
          </table:table-cell>
          <table:table-cell office:value-type="float" office:value="171.47" calcext:value-type="float">
            <text:p>171.47</text:p>
          </table:table-cell>
          <table:table-cell office:value-type="float" office:value="201.43" calcext:value-type="float">
            <text:p>201.43</text:p>
          </table:table-cell>
          <table:table-cell office:value-type="float" office:value="220.99" calcext:value-type="float">
            <text:p>220.99</text:p>
          </table:table-cell>
          <table:table-cell office:value-type="float" office:value="194.95" calcext:value-type="float">
            <text:p>194.95</text:p>
          </table:table-cell>
          <table:table-cell office:value-type="float" office:value="200.69" calcext:value-type="float">
            <text:p>200.69</text:p>
          </table:table-cell>
          <table:table-cell office:value-type="float" office:value="219.81" calcext:value-type="float">
            <text:p>219.81</text:p>
          </table:table-cell>
          <table:table-cell office:value-type="float" office:value="197.5" calcext:value-type="float">
            <text:p>197.5</text:p>
          </table:table-cell>
          <table:table-cell office:value-type="float" office:value="190.3" calcext:value-type="float">
            <text:p>190.3</text:p>
          </table:table-cell>
          <table:table-cell office:value-type="float" office:value="209.24" calcext:value-type="float">
            <text:p>209.24</text:p>
          </table:table-cell>
          <table:table-cell office:value-type="float" office:value="188.43" calcext:value-type="float">
            <text:p>188.43</text:p>
          </table:table-cell>
          <table:table-cell office:value-type="float" office:value="193.45" calcext:value-type="float">
            <text:p>193.45</text:p>
          </table:table-cell>
          <table:table-cell table:number-columns-repeated="16"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10:.R10])" office:value-type="float" office:value="334.156666666667" calcext:value-type="float">
            <text:p>334.16</text:p>
          </table:table-cell>
          <table:table-cell table:style-name="ce2" table:formula="of:=STDEV([.D10:.R10])" office:value-type="float" office:value="41.0946746057489" calcext:value-type="float">
            <text:p>41.09</text:p>
          </table:table-cell>
          <table:table-cell office:value-type="float" office:value="276.1" calcext:value-type="float">
            <text:p>276.10</text:p>
          </table:table-cell>
          <table:table-cell office:value-type="float" office:value="380.45" calcext:value-type="float">
            <text:p>380.45</text:p>
          </table:table-cell>
          <table:table-cell office:value-type="float" office:value="364.36" calcext:value-type="float">
            <text:p>364.36</text:p>
          </table:table-cell>
          <table:table-cell office:value-type="float" office:value="294.92" calcext:value-type="float">
            <text:p>294.92</text:p>
          </table:table-cell>
          <table:table-cell office:value-type="float" office:value="359.41" calcext:value-type="float">
            <text:p>359.41</text:p>
          </table:table-cell>
          <table:table-cell office:value-type="float" office:value="322.25" calcext:value-type="float">
            <text:p>322.25</text:p>
          </table:table-cell>
          <table:table-cell office:value-type="float" office:value="308.38" calcext:value-type="float">
            <text:p>308.38</text:p>
          </table:table-cell>
          <table:table-cell office:value-type="float" office:value="346.24" calcext:value-type="float">
            <text:p>346.24</text:p>
          </table:table-cell>
          <table:table-cell office:value-type="float" office:value="307.1" calcext:value-type="float">
            <text:p>307.10</text:p>
          </table:table-cell>
          <table:table-cell office:value-type="float" office:value="341.68" calcext:value-type="float">
            <text:p>341.68</text:p>
          </table:table-cell>
          <table:table-cell office:value-type="float" office:value="304.46" calcext:value-type="float">
            <text:p>304.46</text:p>
          </table:table-cell>
          <table:table-cell office:value-type="float" office:value="296.12" calcext:value-type="float">
            <text:p>296.12</text:p>
          </table:table-cell>
          <table:table-cell office:value-type="float" office:value="346.79" calcext:value-type="float">
            <text:p>346.79</text:p>
          </table:table-cell>
          <table:table-cell office:value-type="float" office:value="437.83" calcext:value-type="float">
            <text:p>437.83</text:p>
          </table:table-cell>
          <table:table-cell office:value-type="float" office:value="326.26" calcext:value-type="float">
            <text:p>326.26</text:p>
          </table:table-cell>
          <table:table-cell table:number-columns-repeated="16"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11:.R11])" office:value-type="float" office:value="564.154" calcext:value-type="float">
            <text:p>564.15</text:p>
          </table:table-cell>
          <table:table-cell table:style-name="ce2" table:formula="of:=STDEV([.D11:.R11])" office:value-type="float" office:value="312.702860871376" calcext:value-type="float">
            <text:p>312.70</text:p>
          </table:table-cell>
          <table:table-cell office:value-type="float" office:value="819.53" calcext:value-type="float">
            <text:p>819.53</text:p>
          </table:table-cell>
          <table:table-cell office:value-type="float" office:value="519.46" calcext:value-type="float">
            <text:p>519.46</text:p>
          </table:table-cell>
          <table:table-cell office:value-type="float" office:value="1177.04" calcext:value-type="float">
            <text:p>1177.04</text:p>
          </table:table-cell>
          <table:table-cell office:value-type="float" office:value="247.18" calcext:value-type="float">
            <text:p>247.18</text:p>
          </table:table-cell>
          <table:table-cell office:value-type="float" office:value="557.88" calcext:value-type="float">
            <text:p>557.88</text:p>
          </table:table-cell>
          <table:table-cell office:value-type="float" office:value="1274.11" calcext:value-type="float">
            <text:p>1274.11</text:p>
          </table:table-cell>
          <table:table-cell office:value-type="float" office:value="623.44" calcext:value-type="float">
            <text:p>623.44</text:p>
          </table:table-cell>
          <table:table-cell office:value-type="float" office:value="442.99" calcext:value-type="float">
            <text:p>442.99</text:p>
          </table:table-cell>
          <table:table-cell office:value-type="float" office:value="341.28" calcext:value-type="float">
            <text:p>341.28</text:p>
          </table:table-cell>
          <table:table-cell office:value-type="float" office:value="279.4" calcext:value-type="float">
            <text:p>279.40</text:p>
          </table:table-cell>
          <table:table-cell office:value-type="float" office:value="220.52" calcext:value-type="float">
            <text:p>220.52</text:p>
          </table:table-cell>
          <table:table-cell office:value-type="float" office:value="431.53" calcext:value-type="float">
            <text:p>431.53</text:p>
          </table:table-cell>
          <table:table-cell office:value-type="float" office:value="457.42" calcext:value-type="float">
            <text:p>457.42</text:p>
          </table:table-cell>
          <table:table-cell office:value-type="float" office:value="425.99" calcext:value-type="float">
            <text:p>425.99</text:p>
          </table:table-cell>
          <table:table-cell office:value-type="float" office:value="644.54" calcext:value-type="float">
            <text:p>644.54</text:p>
          </table:table-cell>
          <table:table-cell table:number-columns-repeated="16"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12:.R12])" office:value-type="float" office:value="254.397333333333" calcext:value-type="float">
            <text:p>254.40</text:p>
          </table:table-cell>
          <table:table-cell table:style-name="ce2" table:formula="of:=STDEV([.D12:.R12])" office:value-type="float" office:value="268.269959994104" calcext:value-type="float">
            <text:p>268.27</text:p>
          </table:table-cell>
          <table:table-cell office:value-type="float" office:value="291.26" calcext:value-type="float">
            <text:p>291.26</text:p>
          </table:table-cell>
          <table:table-cell office:value-type="float" office:value="140.9" calcext:value-type="float">
            <text:p>140.90</text:p>
          </table:table-cell>
          <table:table-cell office:value-type="float" office:value="815.04" calcext:value-type="float">
            <text:p>815.04</text:p>
          </table:table-cell>
          <table:table-cell office:value-type="float" office:value="124.12" calcext:value-type="float">
            <text:p>124.12</text:p>
          </table:table-cell>
          <table:table-cell office:value-type="float" office:value="174.17" calcext:value-type="float">
            <text:p>174.17</text:p>
          </table:table-cell>
          <table:table-cell office:value-type="float" office:value="985.07" calcext:value-type="float">
            <text:p>985.07</text:p>
          </table:table-cell>
          <table:table-cell office:value-type="float" office:value="212.61" calcext:value-type="float">
            <text:p>212.61</text:p>
          </table:table-cell>
          <table:table-cell office:value-type="float" office:value="133.16" calcext:value-type="float">
            <text:p>133.16</text:p>
          </table:table-cell>
          <table:table-cell office:value-type="float" office:value="124.07" calcext:value-type="float">
            <text:p>124.07</text:p>
          </table:table-cell>
          <table:table-cell office:value-type="float" office:value="120.33" calcext:value-type="float">
            <text:p>120.33</text:p>
          </table:table-cell>
          <table:table-cell office:value-type="float" office:value="122.45" calcext:value-type="float">
            <text:p>122.45</text:p>
          </table:table-cell>
          <table:table-cell office:value-type="float" office:value="125.16" calcext:value-type="float">
            <text:p>125.16</text:p>
          </table:table-cell>
          <table:table-cell office:value-type="float" office:value="130.02" calcext:value-type="float">
            <text:p>130.02</text:p>
          </table:table-cell>
          <table:table-cell office:value-type="float" office:value="123.82" calcext:value-type="float">
            <text:p>123.82</text:p>
          </table:table-cell>
          <table:table-cell office:value-type="float" office:value="193.78" calcext:value-type="float">
            <text:p>193.78</text:p>
          </table:table-cell>
          <table:table-cell table:number-columns-repeated="16"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13:.R13])" office:value-type="float" office:value="125.006" calcext:value-type="float">
            <text:p>125.01</text:p>
          </table:table-cell>
          <table:table-cell table:style-name="ce2" table:formula="of:=STDEV([.D13:.R13])" office:value-type="float" office:value="17.9697546688079" calcext:value-type="float">
            <text:p>17.97</text:p>
          </table:table-cell>
          <table:table-cell office:value-type="float" office:value="121.74" calcext:value-type="float">
            <text:p>121.74</text:p>
          </table:table-cell>
          <table:table-cell office:value-type="float" office:value="122.32" calcext:value-type="float">
            <text:p>122.32</text:p>
          </table:table-cell>
          <table:table-cell office:value-type="float" office:value="130.13" calcext:value-type="float">
            <text:p>130.13</text:p>
          </table:table-cell>
          <table:table-cell office:value-type="float" office:value="120.81" calcext:value-type="float">
            <text:p>120.81</text:p>
          </table:table-cell>
          <table:table-cell office:value-type="float" office:value="117.39" calcext:value-type="float">
            <text:p>117.39</text:p>
          </table:table-cell>
          <table:table-cell office:value-type="float" office:value="188.97" calcext:value-type="float">
            <text:p>188.97</text:p>
          </table:table-cell>
          <table:table-cell office:value-type="float" office:value="118.4" calcext:value-type="float">
            <text:p>118.40</text:p>
          </table:table-cell>
          <table:table-cell office:value-type="float" office:value="117.46" calcext:value-type="float">
            <text:p>117.46</text:p>
          </table:table-cell>
          <table:table-cell office:value-type="float" office:value="117.71" calcext:value-type="float">
            <text:p>117.71</text:p>
          </table:table-cell>
          <table:table-cell office:value-type="float" office:value="120.89" calcext:value-type="float">
            <text:p>120.89</text:p>
          </table:table-cell>
          <table:table-cell office:value-type="float" office:value="117.9" calcext:value-type="float">
            <text:p>117.9</text:p>
          </table:table-cell>
          <table:table-cell office:value-type="float" office:value="119.63" calcext:value-type="float">
            <text:p>119.63</text:p>
          </table:table-cell>
          <table:table-cell office:value-type="float" office:value="120.78" calcext:value-type="float">
            <text:p>120.78</text:p>
          </table:table-cell>
          <table:table-cell office:value-type="float" office:value="121.05" calcext:value-type="float">
            <text:p>121.05</text:p>
          </table:table-cell>
          <table:table-cell office:value-type="float" office:value="119.91" calcext:value-type="float">
            <text:p>119.91</text:p>
          </table:table-cell>
          <table:table-cell table:number-columns-repeated="16"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14:.R14])" office:value-type="float" office:value="120.274666666667" calcext:value-type="float">
            <text:p>120.27</text:p>
          </table:table-cell>
          <table:table-cell table:style-name="ce2" table:formula="of:=STDEV([.D14:.R14])" office:value-type="float" office:value="1.25391880955363" calcext:value-type="float">
            <text:p>1.25</text:p>
          </table:table-cell>
          <table:table-cell office:value-type="float" office:value="121.16" calcext:value-type="float">
            <text:p>121.16</text:p>
          </table:table-cell>
          <table:table-cell office:value-type="float" office:value="118.96" calcext:value-type="float">
            <text:p>118.96</text:p>
          </table:table-cell>
          <table:table-cell office:value-type="float" office:value="120.12" calcext:value-type="float">
            <text:p>120.12</text:p>
          </table:table-cell>
          <table:table-cell office:value-type="float" office:value="120.51" calcext:value-type="float">
            <text:p>120.51</text:p>
          </table:table-cell>
          <table:table-cell office:value-type="float" office:value="120.43" calcext:value-type="float">
            <text:p>120.43</text:p>
          </table:table-cell>
          <table:table-cell office:value-type="float" office:value="119.18" calcext:value-type="float">
            <text:p>119.18</text:p>
          </table:table-cell>
          <table:table-cell office:value-type="float" office:value="118" calcext:value-type="float">
            <text:p>118.00</text:p>
          </table:table-cell>
          <table:table-cell office:value-type="float" office:value="123.05" calcext:value-type="float">
            <text:p>123.05</text:p>
          </table:table-cell>
          <table:table-cell office:value-type="float" office:value="121.95" calcext:value-type="float">
            <text:p>121.95</text:p>
          </table:table-cell>
          <table:table-cell office:value-type="float" office:value="119.63" calcext:value-type="float">
            <text:p>119.63</text:p>
          </table:table-cell>
          <table:table-cell office:value-type="float" office:value="119.89" calcext:value-type="float">
            <text:p>119.89</text:p>
          </table:table-cell>
          <table:table-cell office:value-type="float" office:value="119.61" calcext:value-type="float">
            <text:p>119.61</text:p>
          </table:table-cell>
          <table:table-cell office:value-type="float" office:value="119.84" calcext:value-type="float">
            <text:p>119.84</text:p>
          </table:table-cell>
          <table:table-cell office:value-type="float" office:value="121.42" calcext:value-type="float">
            <text:p>121.42</text:p>
          </table:table-cell>
          <table:table-cell office:value-type="float" office:value="120.37" calcext:value-type="float">
            <text:p>120.37</text:p>
          </table:table-cell>
          <table:table-cell table:number-columns-repeated="16"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15:.R15])" office:value-type="float" office:value="118.464" calcext:value-type="float">
            <text:p>118.46</text:p>
          </table:table-cell>
          <table:table-cell table:style-name="ce2" table:formula="of:=STDEV([.D15:.R15])" office:value-type="float" office:value="1.14418280257758" calcext:value-type="float">
            <text:p>1.14</text:p>
          </table:table-cell>
          <table:table-cell office:value-type="float" office:value="119.45" calcext:value-type="float">
            <text:p>119.45</text:p>
          </table:table-cell>
          <table:table-cell office:value-type="float" office:value="119.92" calcext:value-type="float">
            <text:p>119.92</text:p>
          </table:table-cell>
          <table:table-cell office:value-type="float" office:value="118.86" calcext:value-type="float">
            <text:p>118.86</text:p>
          </table:table-cell>
          <table:table-cell office:value-type="float" office:value="117.53" calcext:value-type="float">
            <text:p>117.53</text:p>
          </table:table-cell>
          <table:table-cell office:value-type="float" office:value="117.96" calcext:value-type="float">
            <text:p>117.96</text:p>
          </table:table-cell>
          <table:table-cell office:value-type="float" office:value="117.75" calcext:value-type="float">
            <text:p>117.75</text:p>
          </table:table-cell>
          <table:table-cell office:value-type="float" office:value="119.03" calcext:value-type="float">
            <text:p>119.03</text:p>
          </table:table-cell>
          <table:table-cell office:value-type="float" office:value="116.59" calcext:value-type="float">
            <text:p>116.59</text:p>
          </table:table-cell>
          <table:table-cell office:value-type="float" office:value="119.64" calcext:value-type="float">
            <text:p>119.64</text:p>
          </table:table-cell>
          <table:table-cell office:value-type="float" office:value="117.91" calcext:value-type="float">
            <text:p>117.91</text:p>
          </table:table-cell>
          <table:table-cell office:value-type="float" office:value="118.28" calcext:value-type="float">
            <text:p>118.28</text:p>
          </table:table-cell>
          <table:table-cell office:value-type="float" office:value="117.09" calcext:value-type="float">
            <text:p>117.09</text:p>
          </table:table-cell>
          <table:table-cell office:value-type="float" office:value="118.32" calcext:value-type="float">
            <text:p>118.32</text:p>
          </table:table-cell>
          <table:table-cell office:value-type="float" office:value="117.81" calcext:value-type="float">
            <text:p>117.81</text:p>
          </table:table-cell>
          <table:table-cell office:value-type="float" office:value="120.82" calcext:value-type="float">
            <text:p>120.82</text:p>
          </table:table-cell>
          <table:table-cell table:number-columns-repeated="16"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16:.R16])" office:value-type="float" office:value="121.669333333333" calcext:value-type="float">
            <text:p>121.67</text:p>
          </table:table-cell>
          <table:table-cell table:style-name="ce2" table:formula="of:=STDEV([.D16:.R16])" office:value-type="float" office:value="1.68728211997311" calcext:value-type="float">
            <text:p>1.69</text:p>
          </table:table-cell>
          <table:table-cell office:value-type="float" office:value="120.36" calcext:value-type="float">
            <text:p>120.36</text:p>
          </table:table-cell>
          <table:table-cell office:value-type="float" office:value="120.69" calcext:value-type="float">
            <text:p>120.69</text:p>
          </table:table-cell>
          <table:table-cell office:value-type="float" office:value="118.93" calcext:value-type="float">
            <text:p>118.93</text:p>
          </table:table-cell>
          <table:table-cell office:value-type="float" office:value="121.19" calcext:value-type="float">
            <text:p>121.19</text:p>
          </table:table-cell>
          <table:table-cell office:value-type="float" office:value="119.52" calcext:value-type="float">
            <text:p>119.52</text:p>
          </table:table-cell>
          <table:table-cell office:value-type="float" office:value="122.99" calcext:value-type="float">
            <text:p>122.99</text:p>
          </table:table-cell>
          <table:table-cell office:value-type="float" office:value="124.91" calcext:value-type="float">
            <text:p>124.91</text:p>
          </table:table-cell>
          <table:table-cell office:value-type="float" office:value="121.25" calcext:value-type="float">
            <text:p>121.25</text:p>
          </table:table-cell>
          <table:table-cell office:value-type="float" office:value="121.71" calcext:value-type="float">
            <text:p>121.71</text:p>
          </table:table-cell>
          <table:table-cell office:value-type="float" office:value="122.19" calcext:value-type="float">
            <text:p>122.19</text:p>
          </table:table-cell>
          <table:table-cell office:value-type="float" office:value="122.21" calcext:value-type="float">
            <text:p>122.21</text:p>
          </table:table-cell>
          <table:table-cell office:value-type="float" office:value="123.64" calcext:value-type="float">
            <text:p>123.64</text:p>
          </table:table-cell>
          <table:table-cell office:value-type="float" office:value="121.72" calcext:value-type="float">
            <text:p>121.72</text:p>
          </table:table-cell>
          <table:table-cell office:value-type="float" office:value="119.88" calcext:value-type="float">
            <text:p>119.88</text:p>
          </table:table-cell>
          <table:table-cell office:value-type="float" office:value="123.85" calcext:value-type="float">
            <text:p>123.85</text:p>
          </table:table-cell>
          <table:table-cell table:number-columns-repeated="16"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17:.R17])" office:value-type="float" office:value="125.798" calcext:value-type="float">
            <text:p>125.80</text:p>
          </table:table-cell>
          <table:table-cell table:style-name="ce2" table:formula="of:=STDEV([.D17:.R17])" office:value-type="float" office:value="0.937193378429144" calcext:value-type="float">
            <text:p>0.94</text:p>
          </table:table-cell>
          <table:table-cell office:value-type="float" office:value="125.79" calcext:value-type="float">
            <text:p>125.79</text:p>
          </table:table-cell>
          <table:table-cell office:value-type="float" office:value="124.84" calcext:value-type="float">
            <text:p>124.84</text:p>
          </table:table-cell>
          <table:table-cell office:value-type="float" office:value="125.69" calcext:value-type="float">
            <text:p>125.69</text:p>
          </table:table-cell>
          <table:table-cell office:value-type="float" office:value="125.47" calcext:value-type="float">
            <text:p>125.47</text:p>
          </table:table-cell>
          <table:table-cell office:value-type="float" office:value="125.16" calcext:value-type="float">
            <text:p>125.16</text:p>
          </table:table-cell>
          <table:table-cell office:value-type="float" office:value="126.43" calcext:value-type="float">
            <text:p>126.43</text:p>
          </table:table-cell>
          <table:table-cell office:value-type="float" office:value="123.52" calcext:value-type="float">
            <text:p>123.52</text:p>
          </table:table-cell>
          <table:table-cell office:value-type="float" office:value="125.78" calcext:value-type="float">
            <text:p>125.78</text:p>
          </table:table-cell>
          <table:table-cell office:value-type="float" office:value="125.85" calcext:value-type="float">
            <text:p>125.85</text:p>
          </table:table-cell>
          <table:table-cell office:value-type="float" office:value="127.65" calcext:value-type="float">
            <text:p>127.65</text:p>
          </table:table-cell>
          <table:table-cell office:value-type="float" office:value="126.83" calcext:value-type="float">
            <text:p>126.83</text:p>
          </table:table-cell>
          <table:table-cell office:value-type="float" office:value="126.51" calcext:value-type="float">
            <text:p>126.51</text:p>
          </table:table-cell>
          <table:table-cell office:value-type="float" office:value="125.95" calcext:value-type="float">
            <text:p>125.95</text:p>
          </table:table-cell>
          <table:table-cell office:value-type="float" office:value="126.09" calcext:value-type="float">
            <text:p>126.09</text:p>
          </table:table-cell>
          <table:table-cell office:value-type="float" office:value="125.41" calcext:value-type="float">
            <text:p>125.41</text:p>
          </table:table-cell>
          <table:table-cell table:number-columns-repeated="16"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18:.R18])" office:value-type="float" office:value="164.888" calcext:value-type="float">
            <text:p>164.89</text:p>
          </table:table-cell>
          <table:table-cell table:style-name="ce2" table:formula="of:=STDEV([.D18:.R18])" office:value-type="float" office:value="13.7600816027481" calcext:value-type="float">
            <text:p>13.76</text:p>
          </table:table-cell>
          <table:table-cell office:value-type="float" office:value="162.15" calcext:value-type="float">
            <text:p>162.15</text:p>
          </table:table-cell>
          <table:table-cell office:value-type="float" office:value="173.23" calcext:value-type="float">
            <text:p>173.23</text:p>
          </table:table-cell>
          <table:table-cell office:value-type="float" office:value="177.61" calcext:value-type="float">
            <text:p>177.61</text:p>
          </table:table-cell>
          <table:table-cell office:value-type="float" office:value="140.66" calcext:value-type="float">
            <text:p>140.66</text:p>
          </table:table-cell>
          <table:table-cell office:value-type="float" office:value="196.76" calcext:value-type="float">
            <text:p>196.76</text:p>
          </table:table-cell>
          <table:table-cell office:value-type="float" office:value="179.35" calcext:value-type="float">
            <text:p>179.35</text:p>
          </table:table-cell>
          <table:table-cell office:value-type="float" office:value="164.82" calcext:value-type="float">
            <text:p>164.82</text:p>
          </table:table-cell>
          <table:table-cell office:value-type="float" office:value="172.07" calcext:value-type="float">
            <text:p>172.07</text:p>
          </table:table-cell>
          <table:table-cell office:value-type="float" office:value="158.49" calcext:value-type="float">
            <text:p>158.49</text:p>
          </table:table-cell>
          <table:table-cell office:value-type="float" office:value="155.97" calcext:value-type="float">
            <text:p>155.97</text:p>
          </table:table-cell>
          <table:table-cell office:value-type="float" office:value="149.83" calcext:value-type="float">
            <text:p>149.83</text:p>
          </table:table-cell>
          <table:table-cell office:value-type="float" office:value="170.3" calcext:value-type="float">
            <text:p>170.3</text:p>
          </table:table-cell>
          <table:table-cell office:value-type="float" office:value="156.28" calcext:value-type="float">
            <text:p>156.28</text:p>
          </table:table-cell>
          <table:table-cell office:value-type="float" office:value="157.84" calcext:value-type="float">
            <text:p>157.84</text:p>
          </table:table-cell>
          <table:table-cell office:value-type="float" office:value="157.96" calcext:value-type="float">
            <text:p>157.96</text:p>
          </table:table-cell>
          <table:table-cell table:number-columns-repeated="16"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19:.R19])" office:value-type="float" office:value="201.199333333333" calcext:value-type="float">
            <text:p>201.20</text:p>
          </table:table-cell>
          <table:table-cell table:style-name="ce2" table:formula="of:=STDEV([.D19:.R19])" office:value-type="float" office:value="34.2192578333702" calcext:value-type="float">
            <text:p>34.22</text:p>
          </table:table-cell>
          <table:table-cell office:value-type="float" office:value="139.08" calcext:value-type="float">
            <text:p>139.08</text:p>
          </table:table-cell>
          <table:table-cell office:value-type="float" office:value="190.64" calcext:value-type="float">
            <text:p>190.64</text:p>
          </table:table-cell>
          <table:table-cell office:value-type="float" office:value="235.23" calcext:value-type="float">
            <text:p>235.23</text:p>
          </table:table-cell>
          <table:table-cell office:value-type="float" office:value="204.98" calcext:value-type="float">
            <text:p>204.98</text:p>
          </table:table-cell>
          <table:table-cell office:value-type="float" office:value="225.75" calcext:value-type="float">
            <text:p>225.75</text:p>
          </table:table-cell>
          <table:table-cell office:value-type="float" office:value="229.11" calcext:value-type="float">
            <text:p>229.11</text:p>
          </table:table-cell>
          <table:table-cell office:value-type="float" office:value="153.68" calcext:value-type="float">
            <text:p>153.68</text:p>
          </table:table-cell>
          <table:table-cell office:value-type="float" office:value="226.92" calcext:value-type="float">
            <text:p>226.92</text:p>
          </table:table-cell>
          <table:table-cell office:value-type="float" office:value="198.9" calcext:value-type="float">
            <text:p>198.90</text:p>
          </table:table-cell>
          <table:table-cell office:value-type="float" office:value="172.76" calcext:value-type="float">
            <text:p>172.76</text:p>
          </table:table-cell>
          <table:table-cell office:value-type="float" office:value="182.56" calcext:value-type="float">
            <text:p>182.56</text:p>
          </table:table-cell>
          <table:table-cell office:value-type="float" office:value="241.28" calcext:value-type="float">
            <text:p>241.28</text:p>
          </table:table-cell>
          <table:table-cell office:value-type="float" office:value="178.51" calcext:value-type="float">
            <text:p>178.51</text:p>
          </table:table-cell>
          <table:table-cell office:value-type="float" office:value="180.49" calcext:value-type="float">
            <text:p>180.49</text:p>
          </table:table-cell>
          <table:table-cell office:value-type="float" office:value="258.1" calcext:value-type="float">
            <text:p>258.1</text:p>
          </table:table-cell>
          <table:table-cell table:number-columns-repeated="16"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20:.R20])" office:value-type="float" office:value="211.737333333333" calcext:value-type="float">
            <text:p>211.74</text:p>
          </table:table-cell>
          <table:table-cell table:style-name="ce2" table:formula="of:=STDEV([.D20:.R20])" office:value-type="float" office:value="45.9519700287573" calcext:value-type="float">
            <text:p>45.95</text:p>
          </table:table-cell>
          <table:table-cell office:value-type="float" office:value="135.26" calcext:value-type="float">
            <text:p>135.26</text:p>
          </table:table-cell>
          <table:table-cell office:value-type="float" office:value="163.29" calcext:value-type="float">
            <text:p>163.29</text:p>
          </table:table-cell>
          <table:table-cell office:value-type="float" office:value="212.83" calcext:value-type="float">
            <text:p>212.83</text:p>
          </table:table-cell>
          <table:table-cell office:value-type="float" office:value="217.88" calcext:value-type="float">
            <text:p>217.88</text:p>
          </table:table-cell>
          <table:table-cell office:value-type="float" office:value="217.19" calcext:value-type="float">
            <text:p>217.19</text:p>
          </table:table-cell>
          <table:table-cell office:value-type="float" office:value="269.8" calcext:value-type="float">
            <text:p>269.80</text:p>
          </table:table-cell>
          <table:table-cell office:value-type="float" office:value="147.18" calcext:value-type="float">
            <text:p>147.18</text:p>
          </table:table-cell>
          <table:table-cell office:value-type="float" office:value="311.28" calcext:value-type="float">
            <text:p>311.28</text:p>
          </table:table-cell>
          <table:table-cell office:value-type="float" office:value="216.46" calcext:value-type="float">
            <text:p>216.46</text:p>
          </table:table-cell>
          <table:table-cell office:value-type="float" office:value="196.69" calcext:value-type="float">
            <text:p>196.69</text:p>
          </table:table-cell>
          <table:table-cell office:value-type="float" office:value="258.48" calcext:value-type="float">
            <text:p>258.48</text:p>
          </table:table-cell>
          <table:table-cell office:value-type="float" office:value="230.45" calcext:value-type="float">
            <text:p>230.45</text:p>
          </table:table-cell>
          <table:table-cell office:value-type="float" office:value="182.57" calcext:value-type="float">
            <text:p>182.57</text:p>
          </table:table-cell>
          <table:table-cell office:value-type="float" office:value="218.16" calcext:value-type="float">
            <text:p>218.16</text:p>
          </table:table-cell>
          <table:table-cell office:value-type="float" office:value="198.54" calcext:value-type="float">
            <text:p>198.54</text:p>
          </table:table-cell>
          <table:table-cell table:number-columns-repeated="16"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21:.R21])" office:value-type="float" office:value="111.821333333333" calcext:value-type="float">
            <text:p>111.82</text:p>
          </table:table-cell>
          <table:table-cell table:style-name="ce2" table:formula="of:=STDEV([.D21:.R21])" office:value-type="float" office:value="10.9155595803596" calcext:value-type="float">
            <text:p>10.92</text:p>
          </table:table-cell>
          <table:table-cell office:value-type="float" office:value="109.28" calcext:value-type="float">
            <text:p>109.28</text:p>
          </table:table-cell>
          <table:table-cell office:value-type="float" office:value="107.11" calcext:value-type="float">
            <text:p>107.11</text:p>
          </table:table-cell>
          <table:table-cell office:value-type="float" office:value="106.08" calcext:value-type="float">
            <text:p>106.08</text:p>
          </table:table-cell>
          <table:table-cell office:value-type="float" office:value="110.28" calcext:value-type="float">
            <text:p>110.28</text:p>
          </table:table-cell>
          <table:table-cell office:value-type="float" office:value="109.88" calcext:value-type="float">
            <text:p>109.88</text:p>
          </table:table-cell>
          <table:table-cell office:value-type="float" office:value="111.36" calcext:value-type="float">
            <text:p>111.3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50.33" calcext:value-type="float">
            <text:p>150.33</text:p>
          </table:table-cell>
          <table:table-cell office:value-type="float" office:value="107.82" calcext:value-type="float">
            <text:p>107.82</text:p>
          </table:table-cell>
          <table:table-cell office:value-type="float" office:value="111.31" calcext:value-type="float">
            <text:p>111.31</text:p>
          </table:table-cell>
          <table:table-cell office:value-type="float" office:value="114.58" calcext:value-type="float">
            <text:p>114.58</text:p>
          </table:table-cell>
          <table:table-cell office:value-type="float" office:value="110.01" calcext:value-type="float">
            <text:p>110.01</text:p>
          </table:table-cell>
          <table:table-cell office:value-type="float" office:value="105.63" calcext:value-type="float">
            <text:p>105.63</text:p>
          </table:table-cell>
          <table:table-cell office:value-type="float" office:value="109.42" calcext:value-type="float">
            <text:p>109.42</text:p>
          </table:table-cell>
          <table:table-cell office:value-type="float" office:value="108.02" calcext:value-type="float">
            <text:p>108.02</text:p>
          </table:table-cell>
          <table:table-cell table:number-columns-repeated="16"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22:.R22])" office:value-type="float" office:value="114.104" calcext:value-type="float">
            <text:p>114.10</text:p>
          </table:table-cell>
          <table:table-cell table:style-name="ce2" table:formula="of:=STDEV([.D22:.R22])" office:value-type="float" office:value="1.42346558992983" calcext:value-type="float">
            <text:p>1.42</text:p>
          </table:table-cell>
          <table:table-cell office:value-type="float" office:value="112.02" calcext:value-type="float">
            <text:p>112.02</text:p>
          </table:table-cell>
          <table:table-cell office:value-type="float" office:value="115.96" calcext:value-type="float">
            <text:p>115.96</text:p>
          </table:table-cell>
          <table:table-cell office:value-type="float" office:value="113.26" calcext:value-type="float">
            <text:p>113.26</text:p>
          </table:table-cell>
          <table:table-cell office:value-type="float" office:value="116.56" calcext:value-type="float">
            <text:p>116.56</text:p>
          </table:table-cell>
          <table:table-cell office:value-type="float" office:value="113.96" calcext:value-type="float">
            <text:p>113.96</text:p>
          </table:table-cell>
          <table:table-cell office:value-type="float" office:value="114.35" calcext:value-type="float">
            <text:p>114.35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4.2" calcext:value-type="float">
            <text:p>114.20</text:p>
          </table:table-cell>
          <table:table-cell office:value-type="float" office:value="114.29" calcext:value-type="float">
            <text:p>114.29</text:p>
          </table:table-cell>
          <table:table-cell office:value-type="float" office:value="114.01" calcext:value-type="float">
            <text:p>114.01</text:p>
          </table:table-cell>
          <table:table-cell office:value-type="float" office:value="112.4" calcext:value-type="float">
            <text:p>112.4</text:p>
          </table:table-cell>
          <table:table-cell office:value-type="float" office:value="113.91" calcext:value-type="float">
            <text:p>113.91</text:p>
          </table:table-cell>
          <table:table-cell office:value-type="float" office:value="115.16" calcext:value-type="float">
            <text:p>115.16</text:p>
          </table:table-cell>
          <table:table-cell office:value-type="float" office:value="112.66" calcext:value-type="float">
            <text:p>112.66</text:p>
          </table:table-cell>
          <table:table-cell office:value-type="float" office:value="116.33" calcext:value-type="float">
            <text:p>116.33</text:p>
          </table:table-cell>
          <table:table-cell table:number-columns-repeated="16"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23:.R23])" office:value-type="float" office:value="101.863333333333" calcext:value-type="float">
            <text:p>101.86</text:p>
          </table:table-cell>
          <table:table-cell table:style-name="ce2" table:formula="of:=STDEV([.D23:.R23])" office:value-type="float" office:value="1.99131925641078" calcext:value-type="float">
            <text:p>1.99</text:p>
          </table:table-cell>
          <table:table-cell office:value-type="float" office:value="102.85" calcext:value-type="float">
            <text:p>102.85</text:p>
          </table:table-cell>
          <table:table-cell office:value-type="float" office:value="102.57" calcext:value-type="float">
            <text:p>102.57</text:p>
          </table:table-cell>
          <table:table-cell office:value-type="float" office:value="100.34" calcext:value-type="float">
            <text:p>100.34</text:p>
          </table:table-cell>
          <table:table-cell office:value-type="float" office:value="97.68" calcext:value-type="float">
            <text:p>97.68</text:p>
          </table:table-cell>
          <table:table-cell office:value-type="float" office:value="103.52" calcext:value-type="float">
            <text:p>103.52</text:p>
          </table:table-cell>
          <table:table-cell office:value-type="float" office:value="102.7" calcext:value-type="float">
            <text:p>102.70</text:p>
          </table:table-cell>
          <table:table-cell office:value-type="float" office:value="98.71" calcext:value-type="float">
            <text:p>98.71</text:p>
          </table:table-cell>
          <table:table-cell office:value-type="float" office:value="103.44" calcext:value-type="float">
            <text:p>103.44</text:p>
          </table:table-cell>
          <table:table-cell office:value-type="float" office:value="103.73" calcext:value-type="float">
            <text:p>103.73</text:p>
          </table:table-cell>
          <table:table-cell office:value-type="float" office:value="101.99" calcext:value-type="float">
            <text:p>101.99</text:p>
          </table:table-cell>
          <table:table-cell office:value-type="float" office:value="100.22" calcext:value-type="float">
            <text:p>100.22</text:p>
          </table:table-cell>
          <table:table-cell office:value-type="float" office:value="104.14" calcext:value-type="float">
            <text:p>104.14</text:p>
          </table:table-cell>
          <table:table-cell office:value-type="float" office:value="100.41" calcext:value-type="float">
            <text:p>100.41</text:p>
          </table:table-cell>
          <table:table-cell office:value-type="float" office:value="101.6" calcext:value-type="float">
            <text:p>101.6</text:p>
          </table:table-cell>
          <table:table-cell office:value-type="float" office:value="104.05" calcext:value-type="float">
            <text:p>104.05</text:p>
          </table:table-cell>
          <table:table-cell table:number-columns-repeated="16"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24:.R24])" office:value-type="float" office:value="99.1453333333334" calcext:value-type="float">
            <text:p>99.15</text:p>
          </table:table-cell>
          <table:table-cell table:style-name="ce2" table:formula="of:=STDEV([.D24:.R24])" office:value-type="float" office:value="1.80248584962413" calcext:value-type="float">
            <text:p>1.80</text:p>
          </table:table-cell>
          <table:table-cell office:value-type="float" office:value="95.92" calcext:value-type="float">
            <text:p>95.92</text:p>
          </table:table-cell>
          <table:table-cell office:value-type="float" office:value="100.02" calcext:value-type="float">
            <text:p>100.02</text:p>
          </table:table-cell>
          <table:table-cell office:value-type="float" office:value="99.41" calcext:value-type="float">
            <text:p>99.41</text:p>
          </table:table-cell>
          <table:table-cell office:value-type="float" office:value="99.54" calcext:value-type="float">
            <text:p>99.54</text:p>
          </table:table-cell>
          <table:table-cell office:value-type="float" office:value="100.62" calcext:value-type="float">
            <text:p>100.62</text:p>
          </table:table-cell>
          <table:table-cell office:value-type="float" office:value="99.51" calcext:value-type="float">
            <text:p>99.51</text:p>
          </table:table-cell>
          <table:table-cell office:value-type="float" office:value="97.94" calcext:value-type="float">
            <text:p>97.94</text:p>
          </table:table-cell>
          <table:table-cell office:value-type="float" office:value="97.29" calcext:value-type="float">
            <text:p>97.29</text:p>
          </table:table-cell>
          <table:table-cell office:value-type="float" office:value="97.58" calcext:value-type="float">
            <text:p>97.58</text:p>
          </table:table-cell>
          <table:table-cell office:value-type="float" office:value="101.46" calcext:value-type="float">
            <text:p>101.46</text:p>
          </table:table-cell>
          <table:table-cell office:value-type="float" office:value="98.44" calcext:value-type="float">
            <text:p>98.44</text:p>
          </table:table-cell>
          <table:table-cell office:value-type="float" office:value="102.55" calcext:value-type="float">
            <text:p>102.55</text:p>
          </table:table-cell>
          <table:table-cell office:value-type="float" office:value="98.44" calcext:value-type="float">
            <text:p>98.44</text:p>
          </table:table-cell>
          <table:table-cell office:value-type="float" office:value="101.03" calcext:value-type="float">
            <text:p>101.03</text:p>
          </table:table-cell>
          <table:table-cell office:value-type="float" office:value="97.43" calcext:value-type="float">
            <text:p>97.43</text:p>
          </table:table-cell>
          <table:table-cell table:number-columns-repeated="16"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25:.R25])" office:value-type="float" office:value="88.098" calcext:value-type="float">
            <text:p>88.10</text:p>
          </table:table-cell>
          <table:table-cell table:style-name="ce2" table:formula="of:=STDEV([.D25:.R25])" office:value-type="float" office:value="1.71052706998248" calcext:value-type="float">
            <text:p>1.71</text:p>
          </table:table-cell>
          <table:table-cell office:value-type="float" office:value="87.35" calcext:value-type="float">
            <text:p>87.35</text:p>
          </table:table-cell>
          <table:table-cell office:value-type="float" office:value="86.6" calcext:value-type="float">
            <text:p>86.60</text:p>
          </table:table-cell>
          <table:table-cell office:value-type="float" office:value="89.16" calcext:value-type="float">
            <text:p>89.16</text:p>
          </table:table-cell>
          <table:table-cell office:value-type="float" office:value="87.31" calcext:value-type="float">
            <text:p>87.31</text:p>
          </table:table-cell>
          <table:table-cell office:value-type="float" office:value="87.79" calcext:value-type="float">
            <text:p>87.79</text:p>
          </table:table-cell>
          <table:table-cell office:value-type="float" office:value="87.08" calcext:value-type="float">
            <text:p>87.08</text:p>
          </table:table-cell>
          <table:table-cell office:value-type="float" office:value="85.3" calcext:value-type="float">
            <text:p>85.30</text:p>
          </table:table-cell>
          <table:table-cell office:value-type="float" office:value="91.37" calcext:value-type="float">
            <text:p>91.37</text:p>
          </table:table-cell>
          <table:table-cell office:value-type="float" office:value="88.19" calcext:value-type="float">
            <text:p>88.19</text:p>
          </table:table-cell>
          <table:table-cell office:value-type="float" office:value="89.74" calcext:value-type="float">
            <text:p>89.74</text:p>
          </table:table-cell>
          <table:table-cell office:value-type="float" office:value="89.24" calcext:value-type="float">
            <text:p>89.24</text:p>
          </table:table-cell>
          <table:table-cell office:value-type="float" office:value="89.66" calcext:value-type="float">
            <text:p>89.66</text:p>
          </table:table-cell>
          <table:table-cell office:value-type="float" office:value="89.77" calcext:value-type="float">
            <text:p>89.77</text:p>
          </table:table-cell>
          <table:table-cell office:value-type="float" office:value="85.43" calcext:value-type="float">
            <text:p>85.43</text:p>
          </table:table-cell>
          <table:table-cell office:value-type="float" office:value="87.48" calcext:value-type="float">
            <text:p>87.48</text:p>
          </table:table-cell>
          <table:table-cell table:number-columns-repeated="16"/>
        </table:table-row>
        <table:table-row table:style-name="ro1" table:number-rows-repeated="71">
          <table:table-cell/>
          <table:table-cell table:style-name="ce2" table:number-columns-repeated="2"/>
          <table:table-cell table:number-columns-repeated="31"/>
        </table:table-row>
        <table:table-row table:style-name="ro1" table:number-rows-repeated="1048479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10p_scenario3_no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3"/>
        <table:table-column table:style-name="co2" table:number-columns-repeated="20" table:default-cell-style-name="ce4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3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R2])" office:value-type="float" office:value="98.8666666666667" calcext:value-type="float">
            <text:p>98.87</text:p>
          </table:table-cell>
          <table:table-cell table:style-name="ce2" table:formula="of:=STDEV([.D2:.R2])" office:value-type="float" office:value="2.88950976234147" calcext:value-type="float">
            <text:p>2.89</text:p>
          </table:table-cell>
          <table:table-cell office:value-type="float" office:value="100.97" calcext:value-type="float">
            <text:p>100.97</text:p>
          </table:table-cell>
          <table:table-cell office:value-type="float" office:value="99.88" calcext:value-type="float">
            <text:p>99.88</text:p>
          </table:table-cell>
          <table:table-cell office:value-type="float" office:value="99.48" calcext:value-type="float">
            <text:p>99.48</text:p>
          </table:table-cell>
          <table:table-cell office:value-type="float" office:value="97.66" calcext:value-type="float">
            <text:p>97.66</text:p>
          </table:table-cell>
          <table:table-cell office:value-type="float" office:value="99.38" calcext:value-type="float">
            <text:p>99.38</text:p>
          </table:table-cell>
          <table:table-cell office:value-type="float" office:value="97.7" calcext:value-type="float">
            <text:p>97.70</text:p>
          </table:table-cell>
          <table:table-cell office:value-type="float" office:value="99.68" calcext:value-type="float">
            <text:p>99.68</text:p>
          </table:table-cell>
          <table:table-cell office:value-type="float" office:value="94.4" calcext:value-type="float">
            <text:p>94.40</text:p>
          </table:table-cell>
          <table:table-cell office:value-type="float" office:value="93.04" calcext:value-type="float">
            <text:p>93.04</text:p>
          </table:table-cell>
          <table:table-cell office:value-type="float" office:value="99.9" calcext:value-type="float">
            <text:p>99.90</text:p>
          </table:table-cell>
          <table:table-cell office:value-type="float" office:value="98.3" calcext:value-type="float">
            <text:p>98.3</text:p>
          </table:table-cell>
          <table:table-cell office:value-type="float" office:value="103.47" calcext:value-type="float">
            <text:p>103.47</text:p>
          </table:table-cell>
          <table:table-cell office:value-type="float" office:value="103.42" calcext:value-type="float">
            <text:p>103.42</text:p>
          </table:table-cell>
          <table:table-cell office:value-type="float" office:value="99.87" calcext:value-type="float">
            <text:p>99.87</text:p>
          </table:table-cell>
          <table:table-cell office:value-type="float" office:value="95.85" calcext:value-type="float">
            <text:p>95.85</text:p>
          </table:table-cell>
          <table:table-cell table:number-columns-repeated="16"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3:.R3])" office:value-type="float" office:value="100.384666666667" calcext:value-type="float">
            <text:p>100.38</text:p>
          </table:table-cell>
          <table:table-cell table:style-name="ce2" table:formula="of:=STDEV([.D3:.R3])" office:value-type="float" office:value="4.33174967398801" calcext:value-type="float">
            <text:p>4.33</text:p>
          </table:table-cell>
          <table:table-cell office:value-type="float" office:value="104.59" calcext:value-type="float">
            <text:p>104.59</text:p>
          </table:table-cell>
          <table:table-cell office:value-type="float" office:value="95.96" calcext:value-type="float">
            <text:p>95.96</text:p>
          </table:table-cell>
          <table:table-cell office:value-type="float" office:value="93.91" calcext:value-type="float">
            <text:p>93.91</text:p>
          </table:table-cell>
          <table:table-cell office:value-type="float" office:value="103.26" calcext:value-type="float">
            <text:p>103.26</text:p>
          </table:table-cell>
          <table:table-cell office:value-type="float" office:value="106.17" calcext:value-type="float">
            <text:p>106.17</text:p>
          </table:table-cell>
          <table:table-cell office:value-type="float" office:value="95.35" calcext:value-type="float">
            <text:p>95.35</text:p>
          </table:table-cell>
          <table:table-cell office:value-type="float" office:value="99.44" calcext:value-type="float">
            <text:p>99.44</text:p>
          </table:table-cell>
          <table:table-cell office:value-type="float" office:value="102.46" calcext:value-type="float">
            <text:p>102.46</text:p>
          </table:table-cell>
          <table:table-cell office:value-type="float" office:value="102.2" calcext:value-type="float">
            <text:p>102.20</text:p>
          </table:table-cell>
          <table:table-cell office:value-type="float" office:value="105.3" calcext:value-type="float">
            <text:p>105.30</text:p>
          </table:table-cell>
          <table:table-cell office:value-type="float" office:value="104.9" calcext:value-type="float">
            <text:p>104.9</text:p>
          </table:table-cell>
          <table:table-cell office:value-type="float" office:value="100.06" calcext:value-type="float">
            <text:p>100.06</text:p>
          </table:table-cell>
          <table:table-cell office:value-type="float" office:value="100.03" calcext:value-type="float">
            <text:p>100.03</text:p>
          </table:table-cell>
          <table:table-cell office:value-type="float" office:value="99.67" calcext:value-type="float">
            <text:p>99.67</text:p>
          </table:table-cell>
          <table:table-cell office:value-type="float" office:value="92.47" calcext:value-type="float">
            <text:p>92.47</text:p>
          </table:table-cell>
          <table:table-cell table:number-columns-repeated="16"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4:.R4])" office:value-type="float" office:value="95.5613333333333" calcext:value-type="float">
            <text:p>95.56</text:p>
          </table:table-cell>
          <table:table-cell table:style-name="ce2" table:formula="of:=STDEV([.D4:.R4])" office:value-type="float" office:value="5.52566979348809" calcext:value-type="float">
            <text:p>5.53</text:p>
          </table:table-cell>
          <table:table-cell office:value-type="float" office:value="90.38" calcext:value-type="float">
            <text:p>90.38</text:p>
          </table:table-cell>
          <table:table-cell office:value-type="float" office:value="109.23" calcext:value-type="float">
            <text:p>109.23</text:p>
          </table:table-cell>
          <table:table-cell office:value-type="float" office:value="99.93" calcext:value-type="float">
            <text:p>99.93</text:p>
          </table:table-cell>
          <table:table-cell office:value-type="float" office:value="86.63" calcext:value-type="float">
            <text:p>86.63</text:p>
          </table:table-cell>
          <table:table-cell office:value-type="float" office:value="88.52" calcext:value-type="float">
            <text:p>88.52</text:p>
          </table:table-cell>
          <table:table-cell office:value-type="float" office:value="100.22" calcext:value-type="float">
            <text:p>100.22</text:p>
          </table:table-cell>
          <table:table-cell office:value-type="float" office:value="95.16" calcext:value-type="float">
            <text:p>95.16</text:p>
          </table:table-cell>
          <table:table-cell office:value-type="float" office:value="95.07" calcext:value-type="float">
            <text:p>95.07</text:p>
          </table:table-cell>
          <table:table-cell office:value-type="float" office:value="99.25" calcext:value-type="float">
            <text:p>99.25</text:p>
          </table:table-cell>
          <table:table-cell office:value-type="float" office:value="90.87" calcext:value-type="float">
            <text:p>90.87</text:p>
          </table:table-cell>
          <table:table-cell office:value-type="float" office:value="97.88" calcext:value-type="float">
            <text:p>97.88</text:p>
          </table:table-cell>
          <table:table-cell office:value-type="float" office:value="95.38" calcext:value-type="float">
            <text:p>95.38</text:p>
          </table:table-cell>
          <table:table-cell office:value-type="float" office:value="94.09" calcext:value-type="float">
            <text:p>94.09</text:p>
          </table:table-cell>
          <table:table-cell office:value-type="float" office:value="95.35" calcext:value-type="float">
            <text:p>95.35</text:p>
          </table:table-cell>
          <table:table-cell office:value-type="float" office:value="95.46" calcext:value-type="float">
            <text:p>95.46</text:p>
          </table:table-cell>
          <table:table-cell table:number-columns-repeated="16"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5:.R5])" office:value-type="float" office:value="102.386" calcext:value-type="float">
            <text:p>102.39</text:p>
          </table:table-cell>
          <table:table-cell table:style-name="ce2" table:formula="of:=STDEV([.D5:.R5])" office:value-type="float" office:value="5.70326823597037" calcext:value-type="float">
            <text:p>5.70</text:p>
          </table:table-cell>
          <table:table-cell office:value-type="float" office:value="105.34" calcext:value-type="float">
            <text:p>105.34</text:p>
          </table:table-cell>
          <table:table-cell office:value-type="float" office:value="100.14" calcext:value-type="float">
            <text:p>100.14</text:p>
          </table:table-cell>
          <table:table-cell office:value-type="float" office:value="107.76" calcext:value-type="float">
            <text:p>107.76</text:p>
          </table:table-cell>
          <table:table-cell office:value-type="float" office:value="109.91" calcext:value-type="float">
            <text:p>109.91</text:p>
          </table:table-cell>
          <table:table-cell office:value-type="float" office:value="98.56" calcext:value-type="float">
            <text:p>98.56</text:p>
          </table:table-cell>
          <table:table-cell office:value-type="float" office:value="96.71" calcext:value-type="float">
            <text:p>96.71</text:p>
          </table:table-cell>
          <table:table-cell office:value-type="float" office:value="102.89" calcext:value-type="float">
            <text:p>102.89</text:p>
          </table:table-cell>
          <table:table-cell office:value-type="float" office:value="98.04" calcext:value-type="float">
            <text:p>98.04</text:p>
          </table:table-cell>
          <table:table-cell office:value-type="float" office:value="115.07" calcext:value-type="float">
            <text:p>115.07</text:p>
          </table:table-cell>
          <table:table-cell office:value-type="float" office:value="104.24" calcext:value-type="float">
            <text:p>104.24</text:p>
          </table:table-cell>
          <table:table-cell office:value-type="float" office:value="104.77" calcext:value-type="float">
            <text:p>104.77</text:p>
          </table:table-cell>
          <table:table-cell office:value-type="float" office:value="97.74" calcext:value-type="float">
            <text:p>97.74</text:p>
          </table:table-cell>
          <table:table-cell office:value-type="float" office:value="97.73" calcext:value-type="float">
            <text:p>97.73</text:p>
          </table:table-cell>
          <table:table-cell office:value-type="float" office:value="93.66" calcext:value-type="float">
            <text:p>93.66</text:p>
          </table:table-cell>
          <table:table-cell office:value-type="float" office:value="103.23" calcext:value-type="float">
            <text:p>103.23</text:p>
          </table:table-cell>
          <table:table-cell table:number-columns-repeated="16"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6:.R6])" office:value-type="float" office:value="121.548" calcext:value-type="float">
            <text:p>121.55</text:p>
          </table:table-cell>
          <table:table-cell table:style-name="ce2" table:formula="of:=STDEV([.D6:.R6])" office:value-type="float" office:value="2.19331516854542" calcext:value-type="float">
            <text:p>2.19</text:p>
          </table:table-cell>
          <table:table-cell office:value-type="float" office:value="125.19" calcext:value-type="float">
            <text:p>125.19</text:p>
          </table:table-cell>
          <table:table-cell office:value-type="float" office:value="125.57" calcext:value-type="float">
            <text:p>125.57</text:p>
          </table:table-cell>
          <table:table-cell office:value-type="float" office:value="119.03" calcext:value-type="float">
            <text:p>119.03</text:p>
          </table:table-cell>
          <table:table-cell office:value-type="float" office:value="119.2" calcext:value-type="float">
            <text:p>119.20</text:p>
          </table:table-cell>
          <table:table-cell office:value-type="float" office:value="120.48" calcext:value-type="float">
            <text:p>120.48</text:p>
          </table:table-cell>
          <table:table-cell office:value-type="float" office:value="122.81" calcext:value-type="float">
            <text:p>122.81</text:p>
          </table:table-cell>
          <table:table-cell office:value-type="float" office:value="120.77" calcext:value-type="float">
            <text:p>120.77</text:p>
          </table:table-cell>
          <table:table-cell office:value-type="float" office:value="122.39" calcext:value-type="float">
            <text:p>122.39</text:p>
          </table:table-cell>
          <table:table-cell office:value-type="float" office:value="123.03" calcext:value-type="float">
            <text:p>123.03</text:p>
          </table:table-cell>
          <table:table-cell office:value-type="float" office:value="121.22" calcext:value-type="float">
            <text:p>121.22</text:p>
          </table:table-cell>
          <table:table-cell office:value-type="float" office:value="120.87" calcext:value-type="float">
            <text:p>120.87</text:p>
          </table:table-cell>
          <table:table-cell office:value-type="float" office:value="120.08" calcext:value-type="float">
            <text:p>120.08</text:p>
          </table:table-cell>
          <table:table-cell office:value-type="float" office:value="124.04" calcext:value-type="float">
            <text:p>124.04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77" calcext:value-type="float">
            <text:p>118.77</text:p>
          </table:table-cell>
          <table:table-cell table:number-columns-repeated="16"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7:.R7])" office:value-type="float" office:value="129.098" calcext:value-type="float">
            <text:p>129.10</text:p>
          </table:table-cell>
          <table:table-cell table:style-name="ce2" table:formula="of:=STDEV([.D7:.R7])" office:value-type="float" office:value="2.15030296868671" calcext:value-type="float">
            <text:p>2.15</text:p>
          </table:table-cell>
          <table:table-cell office:value-type="float" office:value="129.9" calcext:value-type="float">
            <text:p>129.90</text:p>
          </table:table-cell>
          <table:table-cell office:value-type="float" office:value="125.42" calcext:value-type="float">
            <text:p>125.42</text:p>
          </table:table-cell>
          <table:table-cell office:value-type="float" office:value="128.43" calcext:value-type="float">
            <text:p>128.43</text:p>
          </table:table-cell>
          <table:table-cell office:value-type="float" office:value="130.49" calcext:value-type="float">
            <text:p>130.49</text:p>
          </table:table-cell>
          <table:table-cell office:value-type="float" office:value="130.71" calcext:value-type="float">
            <text:p>130.71</text:p>
          </table:table-cell>
          <table:table-cell office:value-type="float" office:value="128.69" calcext:value-type="float">
            <text:p>128.69</text:p>
          </table:table-cell>
          <table:table-cell office:value-type="float" office:value="130.24" calcext:value-type="float">
            <text:p>130.24</text:p>
          </table:table-cell>
          <table:table-cell office:value-type="float" office:value="133.4" calcext:value-type="float">
            <text:p>133.40</text:p>
          </table:table-cell>
          <table:table-cell office:value-type="float" office:value="128.81" calcext:value-type="float">
            <text:p>128.81</text:p>
          </table:table-cell>
          <table:table-cell office:value-type="float" office:value="127.06" calcext:value-type="float">
            <text:p>127.06</text:p>
          </table:table-cell>
          <table:table-cell office:value-type="float" office:value="129.73" calcext:value-type="float">
            <text:p>129.73</text:p>
          </table:table-cell>
          <table:table-cell office:value-type="float" office:value="125.87" calcext:value-type="float">
            <text:p>125.87</text:p>
          </table:table-cell>
          <table:table-cell office:value-type="float" office:value="128.16" calcext:value-type="float">
            <text:p>128.16</text:p>
          </table:table-cell>
          <table:table-cell office:value-type="float" office:value="127.69" calcext:value-type="float">
            <text:p>127.69</text:p>
          </table:table-cell>
          <table:table-cell office:value-type="float" office:value="131.87" calcext:value-type="float">
            <text:p>131.87</text:p>
          </table:table-cell>
          <table:table-cell table:number-columns-repeated="16"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8:.R8])" office:value-type="float" office:value="126.988666666667" calcext:value-type="float">
            <text:p>126.99</text:p>
          </table:table-cell>
          <table:table-cell table:style-name="ce2" table:formula="of:=STDEV([.D8:.R8])" office:value-type="float" office:value="1.28626184107651" calcext:value-type="float">
            <text:p>1.29</text:p>
          </table:table-cell>
          <table:table-cell office:value-type="float" office:value="124.58" calcext:value-type="float">
            <text:p>124.58</text:p>
          </table:table-cell>
          <table:table-cell office:value-type="float" office:value="126.9" calcext:value-type="float">
            <text:p>126.90</text:p>
          </table:table-cell>
          <table:table-cell office:value-type="float" office:value="127.63" calcext:value-type="float">
            <text:p>127.63</text:p>
          </table:table-cell>
          <table:table-cell office:value-type="float" office:value="128.08" calcext:value-type="float">
            <text:p>128.08</text:p>
          </table:table-cell>
          <table:table-cell office:value-type="float" office:value="126.7" calcext:value-type="float">
            <text:p>126.70</text:p>
          </table:table-cell>
          <table:table-cell office:value-type="float" office:value="128.14" calcext:value-type="float">
            <text:p>128.14</text:p>
          </table:table-cell>
          <table:table-cell office:value-type="float" office:value="128.07" calcext:value-type="float">
            <text:p>128.07</text:p>
          </table:table-cell>
          <table:table-cell office:value-type="float" office:value="124.18" calcext:value-type="float">
            <text:p>124.18</text:p>
          </table:table-cell>
          <table:table-cell office:value-type="float" office:value="128.18" calcext:value-type="float">
            <text:p>128.18</text:p>
          </table:table-cell>
          <table:table-cell office:value-type="float" office:value="126.59" calcext:value-type="float">
            <text:p>126.59</text:p>
          </table:table-cell>
          <table:table-cell office:value-type="float" office:value="128.43" calcext:value-type="float">
            <text:p>128.43</text:p>
          </table:table-cell>
          <table:table-cell office:value-type="float" office:value="127.54" calcext:value-type="float">
            <text:p>127.54</text:p>
          </table:table-cell>
          <table:table-cell office:value-type="float" office:value="125.87" calcext:value-type="float">
            <text:p>125.87</text:p>
          </table:table-cell>
          <table:table-cell office:value-type="float" office:value="127.16" calcext:value-type="float">
            <text:p>127.16</text:p>
          </table:table-cell>
          <table:table-cell office:value-type="float" office:value="126.78" calcext:value-type="float">
            <text:p>126.78</text:p>
          </table:table-cell>
          <table:table-cell table:number-columns-repeated="16"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9:.R9])" office:value-type="float" office:value="199.297333333333" calcext:value-type="float">
            <text:p>199.30</text:p>
          </table:table-cell>
          <table:table-cell table:style-name="ce2" table:formula="of:=STDEV([.D9:.R9])" office:value-type="float" office:value="9.97682347576957" calcext:value-type="float">
            <text:p>9.98</text:p>
          </table:table-cell>
          <table:table-cell office:value-type="float" office:value="212.57" calcext:value-type="float">
            <text:p>212.57</text:p>
          </table:table-cell>
          <table:table-cell office:value-type="float" office:value="186.2" calcext:value-type="float">
            <text:p>186.20</text:p>
          </table:table-cell>
          <table:table-cell office:value-type="float" office:value="200.71" calcext:value-type="float">
            <text:p>200.71</text:p>
          </table:table-cell>
          <table:table-cell office:value-type="float" office:value="210.97" calcext:value-type="float">
            <text:p>210.97</text:p>
          </table:table-cell>
          <table:table-cell office:value-type="float" office:value="198.89" calcext:value-type="float">
            <text:p>198.89</text:p>
          </table:table-cell>
          <table:table-cell office:value-type="float" office:value="187.92" calcext:value-type="float">
            <text:p>187.92</text:p>
          </table:table-cell>
          <table:table-cell office:value-type="float" office:value="190.43" calcext:value-type="float">
            <text:p>190.43</text:p>
          </table:table-cell>
          <table:table-cell office:value-type="float" office:value="197.54" calcext:value-type="float">
            <text:p>197.54</text:p>
          </table:table-cell>
          <table:table-cell office:value-type="float" office:value="181.29" calcext:value-type="float">
            <text:p>181.29</text:p>
          </table:table-cell>
          <table:table-cell office:value-type="float" office:value="195.5" calcext:value-type="float">
            <text:p>195.50</text:p>
          </table:table-cell>
          <table:table-cell office:value-type="float" office:value="204.11" calcext:value-type="float">
            <text:p>204.11</text:p>
          </table:table-cell>
          <table:table-cell office:value-type="float" office:value="201.84" calcext:value-type="float">
            <text:p>201.84</text:p>
          </table:table-cell>
          <table:table-cell office:value-type="float" office:value="210.11" calcext:value-type="float">
            <text:p>210.11</text:p>
          </table:table-cell>
          <table:table-cell office:value-type="float" office:value="213.73" calcext:value-type="float">
            <text:p>213.73</text:p>
          </table:table-cell>
          <table:table-cell office:value-type="float" office:value="197.65" calcext:value-type="float">
            <text:p>197.65</text:p>
          </table:table-cell>
          <table:table-cell table:number-columns-repeated="16"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10:.R10])" office:value-type="float" office:value="283.326" calcext:value-type="float">
            <text:p>283.33</text:p>
          </table:table-cell>
          <table:table-cell table:style-name="ce2" table:formula="of:=STDEV([.D10:.R10])" office:value-type="float" office:value="24.9203817329166" calcext:value-type="float">
            <text:p>24.92</text:p>
          </table:table-cell>
          <table:table-cell office:value-type="float" office:value="343.2" calcext:value-type="float">
            <text:p>343.20</text:p>
          </table:table-cell>
          <table:table-cell office:value-type="float" office:value="242.55" calcext:value-type="float">
            <text:p>242.55</text:p>
          </table:table-cell>
          <table:table-cell office:value-type="float" office:value="298.28" calcext:value-type="float">
            <text:p>298.28</text:p>
          </table:table-cell>
          <table:table-cell office:value-type="float" office:value="283.93" calcext:value-type="float">
            <text:p>283.93</text:p>
          </table:table-cell>
          <table:table-cell office:value-type="float" office:value="293.96" calcext:value-type="float">
            <text:p>293.96</text:p>
          </table:table-cell>
          <table:table-cell office:value-type="float" office:value="287.87" calcext:value-type="float">
            <text:p>287.87</text:p>
          </table:table-cell>
          <table:table-cell office:value-type="float" office:value="276.72" calcext:value-type="float">
            <text:p>276.72</text:p>
          </table:table-cell>
          <table:table-cell office:value-type="float" office:value="268.77" calcext:value-type="float">
            <text:p>268.77</text:p>
          </table:table-cell>
          <table:table-cell office:value-type="float" office:value="271.14" calcext:value-type="float">
            <text:p>271.14</text:p>
          </table:table-cell>
          <table:table-cell office:value-type="float" office:value="265.63" calcext:value-type="float">
            <text:p>265.63</text:p>
          </table:table-cell>
          <table:table-cell office:value-type="float" office:value="278.85" calcext:value-type="float">
            <text:p>278.85</text:p>
          </table:table-cell>
          <table:table-cell office:value-type="float" office:value="280.41" calcext:value-type="float">
            <text:p>280.41</text:p>
          </table:table-cell>
          <table:table-cell office:value-type="float" office:value="308.87" calcext:value-type="float">
            <text:p>308.87</text:p>
          </table:table-cell>
          <table:table-cell office:value-type="float" office:value="302.67" calcext:value-type="float">
            <text:p>302.67</text:p>
          </table:table-cell>
          <table:table-cell office:value-type="float" office:value="247.04" calcext:value-type="float">
            <text:p>247.04</text:p>
          </table:table-cell>
          <table:table-cell table:number-columns-repeated="16"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11:.R11])" office:value-type="float" office:value="168.519333333333" calcext:value-type="float">
            <text:p>168.52</text:p>
          </table:table-cell>
          <table:table-cell table:style-name="ce2" table:formula="of:=STDEV([.D11:.R11])" office:value-type="float" office:value="23.4998548526419" calcext:value-type="float">
            <text:p>23.50</text:p>
          </table:table-cell>
          <table:table-cell office:value-type="float" office:value="214.11" calcext:value-type="float">
            <text:p>214.11</text:p>
          </table:table-cell>
          <table:table-cell office:value-type="float" office:value="132.97" calcext:value-type="float">
            <text:p>132.97</text:p>
          </table:table-cell>
          <table:table-cell office:value-type="float" office:value="198.11" calcext:value-type="float">
            <text:p>198.11</text:p>
          </table:table-cell>
          <table:table-cell office:value-type="float" office:value="156.89" calcext:value-type="float">
            <text:p>156.89</text:p>
          </table:table-cell>
          <table:table-cell office:value-type="float" office:value="181.3" calcext:value-type="float">
            <text:p>181.30</text:p>
          </table:table-cell>
          <table:table-cell office:value-type="float" office:value="187.56" calcext:value-type="float">
            <text:p>187.56</text:p>
          </table:table-cell>
          <table:table-cell office:value-type="float" office:value="171.15" calcext:value-type="float">
            <text:p>171.15</text:p>
          </table:table-cell>
          <table:table-cell office:value-type="float" office:value="157.16" calcext:value-type="float">
            <text:p>157.16</text:p>
          </table:table-cell>
          <table:table-cell office:value-type="float" office:value="152.35" calcext:value-type="float">
            <text:p>152.35</text:p>
          </table:table-cell>
          <table:table-cell office:value-type="float" office:value="165.45" calcext:value-type="float">
            <text:p>165.45</text:p>
          </table:table-cell>
          <table:table-cell office:value-type="float" office:value="144.67" calcext:value-type="float">
            <text:p>144.67</text:p>
          </table:table-cell>
          <table:table-cell office:value-type="float" office:value="168.98" calcext:value-type="float">
            <text:p>168.98</text:p>
          </table:table-cell>
          <table:table-cell office:value-type="float" office:value="174.83" calcext:value-type="float">
            <text:p>174.83</text:p>
          </table:table-cell>
          <table:table-cell office:value-type="float" office:value="190.52" calcext:value-type="float">
            <text:p>190.52</text:p>
          </table:table-cell>
          <table:table-cell office:value-type="float" office:value="131.74" calcext:value-type="float">
            <text:p>131.74</text:p>
          </table:table-cell>
          <table:table-cell table:number-columns-repeated="16"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12:.R12])" office:value-type="float" office:value="123.532666666667" calcext:value-type="float">
            <text:p>123.53</text:p>
          </table:table-cell>
          <table:table-cell table:style-name="ce2" table:formula="of:=STDEV([.D12:.R12])" office:value-type="float" office:value="1.09443701552551" calcext:value-type="float">
            <text:p>1.09</text:p>
          </table:table-cell>
          <table:table-cell office:value-type="float" office:value="122.43" calcext:value-type="float">
            <text:p>122.43</text:p>
          </table:table-cell>
          <table:table-cell office:value-type="float" office:value="122.23" calcext:value-type="float">
            <text:p>122.23</text:p>
          </table:table-cell>
          <table:table-cell office:value-type="float" office:value="125.38" calcext:value-type="float">
            <text:p>125.38</text:p>
          </table:table-cell>
          <table:table-cell office:value-type="float" office:value="124.59" calcext:value-type="float">
            <text:p>124.59</text:p>
          </table:table-cell>
          <table:table-cell office:value-type="float" office:value="122.5" calcext:value-type="float">
            <text:p>122.50</text:p>
          </table:table-cell>
          <table:table-cell office:value-type="float" office:value="124.71" calcext:value-type="float">
            <text:p>124.71</text:p>
          </table:table-cell>
          <table:table-cell office:value-type="float" office:value="123.25" calcext:value-type="float">
            <text:p>123.25</text:p>
          </table:table-cell>
          <table:table-cell office:value-type="float" office:value="124.59" calcext:value-type="float">
            <text:p>124.59</text:p>
          </table:table-cell>
          <table:table-cell office:value-type="float" office:value="123" calcext:value-type="float">
            <text:p>123.00</text:p>
          </table:table-cell>
          <table:table-cell office:value-type="float" office:value="123.55" calcext:value-type="float">
            <text:p>123.55</text:p>
          </table:table-cell>
          <table:table-cell office:value-type="float" office:value="123.61" calcext:value-type="float">
            <text:p>123.61</text:p>
          </table:table-cell>
          <table:table-cell office:value-type="float" office:value="123.63" calcext:value-type="float">
            <text:p>123.63</text:p>
          </table:table-cell>
          <table:table-cell office:value-type="float" office:value="123.84" calcext:value-type="float">
            <text:p>123.84</text:p>
          </table:table-cell>
          <table:table-cell office:value-type="float" office:value="124.31" calcext:value-type="float">
            <text:p>124.31</text:p>
          </table:table-cell>
          <table:table-cell office:value-type="float" office:value="121.37" calcext:value-type="float">
            <text:p>121.37</text:p>
          </table:table-cell>
          <table:table-cell table:number-columns-repeated="16"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13:.R13])" office:value-type="float" office:value="120.402666666667" calcext:value-type="float">
            <text:p>120.40</text:p>
          </table:table-cell>
          <table:table-cell table:style-name="ce2" table:formula="of:=STDEV([.D13:.R13])" office:value-type="float" office:value="1.28783021655289" calcext:value-type="float">
            <text:p>1.29</text:p>
          </table:table-cell>
          <table:table-cell office:value-type="float" office:value="119.95" calcext:value-type="float">
            <text:p>119.95</text:p>
          </table:table-cell>
          <table:table-cell office:value-type="float" office:value="120.65" calcext:value-type="float">
            <text:p>120.65</text:p>
          </table:table-cell>
          <table:table-cell office:value-type="float" office:value="120.9" calcext:value-type="float">
            <text:p>120.90</text:p>
          </table:table-cell>
          <table:table-cell office:value-type="float" office:value="119.67" calcext:value-type="float">
            <text:p>119.67</text:p>
          </table:table-cell>
          <table:table-cell office:value-type="float" office:value="120.99" calcext:value-type="float">
            <text:p>120.99</text:p>
          </table:table-cell>
          <table:table-cell office:value-type="float" office:value="118.99" calcext:value-type="float">
            <text:p>118.99</text:p>
          </table:table-cell>
          <table:table-cell office:value-type="float" office:value="121.73" calcext:value-type="float">
            <text:p>121.73</text:p>
          </table:table-cell>
          <table:table-cell office:value-type="float" office:value="119.86" calcext:value-type="float">
            <text:p>119.86</text:p>
          </table:table-cell>
          <table:table-cell office:value-type="float" office:value="120.72" calcext:value-type="float">
            <text:p>120.72</text:p>
          </table:table-cell>
          <table:table-cell office:value-type="float" office:value="118.84" calcext:value-type="float">
            <text:p>118.84</text:p>
          </table:table-cell>
          <table:table-cell office:value-type="float" office:value="120.43" calcext:value-type="float">
            <text:p>120.43</text:p>
          </table:table-cell>
          <table:table-cell office:value-type="float" office:value="119.54" calcext:value-type="float">
            <text:p>119.54</text:p>
          </table:table-cell>
          <table:table-cell office:value-type="float" office:value="123.11" calcext:value-type="float">
            <text:p>123.11</text:p>
          </table:table-cell>
          <table:table-cell office:value-type="float" office:value="122.22" calcext:value-type="float">
            <text:p>122.22</text:p>
          </table:table-cell>
          <table:table-cell office:value-type="float" office:value="118.44" calcext:value-type="float">
            <text:p>118.44</text:p>
          </table:table-cell>
          <table:table-cell table:number-columns-repeated="16"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14:.R14])" office:value-type="float" office:value="120.614666666667" calcext:value-type="float">
            <text:p>120.61</text:p>
          </table:table-cell>
          <table:table-cell table:style-name="ce2" table:formula="of:=STDEV([.D14:.R14])" office:value-type="float" office:value="1.21834118295954" calcext:value-type="float">
            <text:p>1.22</text:p>
          </table:table-cell>
          <table:table-cell office:value-type="float" office:value="121.73" calcext:value-type="float">
            <text:p>121.73</text:p>
          </table:table-cell>
          <table:table-cell office:value-type="float" office:value="121.4" calcext:value-type="float">
            <text:p>121.40</text:p>
          </table:table-cell>
          <table:table-cell office:value-type="float" office:value="121.84" calcext:value-type="float">
            <text:p>121.84</text:p>
          </table:table-cell>
          <table:table-cell office:value-type="float" office:value="119.66" calcext:value-type="float">
            <text:p>119.66</text:p>
          </table:table-cell>
          <table:table-cell office:value-type="float" office:value="118.45" calcext:value-type="float">
            <text:p>118.45</text:p>
          </table:table-cell>
          <table:table-cell office:value-type="float" office:value="119.59" calcext:value-type="float">
            <text:p>119.59</text:p>
          </table:table-cell>
          <table:table-cell office:value-type="float" office:value="120.31" calcext:value-type="float">
            <text:p>120.31</text:p>
          </table:table-cell>
          <table:table-cell office:value-type="float" office:value="119.96" calcext:value-type="float">
            <text:p>119.96</text:p>
          </table:table-cell>
          <table:table-cell office:value-type="float" office:value="120.22" calcext:value-type="float">
            <text:p>120.22</text:p>
          </table:table-cell>
          <table:table-cell office:value-type="float" office:value="121.21" calcext:value-type="float">
            <text:p>121.21</text:p>
          </table:table-cell>
          <table:table-cell office:value-type="float" office:value="123.43" calcext:value-type="float">
            <text:p>123.43</text:p>
          </table:table-cell>
          <table:table-cell office:value-type="float" office:value="120.65" calcext:value-type="float">
            <text:p>120.65</text:p>
          </table:table-cell>
          <table:table-cell office:value-type="float" office:value="119.83" calcext:value-type="float">
            <text:p>119.83</text:p>
          </table:table-cell>
          <table:table-cell office:value-type="float" office:value="121.23" calcext:value-type="float">
            <text:p>121.23</text:p>
          </table:table-cell>
          <table:table-cell office:value-type="float" office:value="119.71" calcext:value-type="float">
            <text:p>119.71</text:p>
          </table:table-cell>
          <table:table-cell table:number-columns-repeated="16"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15:.R15])" office:value-type="float" office:value="117.849333333333" calcext:value-type="float">
            <text:p>117.85</text:p>
          </table:table-cell>
          <table:table-cell table:style-name="ce2" table:formula="of:=STDEV([.D15:.R15])" office:value-type="float" office:value="1.23310564178805" calcext:value-type="float">
            <text:p>1.23</text:p>
          </table:table-cell>
          <table:table-cell office:value-type="float" office:value="117.19" calcext:value-type="float">
            <text:p>117.19</text:p>
          </table:table-cell>
          <table:table-cell office:value-type="float" office:value="119.31" calcext:value-type="float">
            <text:p>119.31</text:p>
          </table:table-cell>
          <table:table-cell office:value-type="float" office:value="115.81" calcext:value-type="float">
            <text:p>115.81</text:p>
          </table:table-cell>
          <table:table-cell office:value-type="float" office:value="118.12" calcext:value-type="float">
            <text:p>118.12</text:p>
          </table:table-cell>
          <table:table-cell office:value-type="float" office:value="118.32" calcext:value-type="float">
            <text:p>118.32</text:p>
          </table:table-cell>
          <table:table-cell office:value-type="float" office:value="116.71" calcext:value-type="float">
            <text:p>116.71</text:p>
          </table:table-cell>
          <table:table-cell office:value-type="float" office:value="117.97" calcext:value-type="float">
            <text:p>117.97</text:p>
          </table:table-cell>
          <table:table-cell office:value-type="float" office:value="117.9" calcext:value-type="float">
            <text:p>117.90</text:p>
          </table:table-cell>
          <table:table-cell office:value-type="float" office:value="118.44" calcext:value-type="float">
            <text:p>118.44</text:p>
          </table:table-cell>
          <table:table-cell office:value-type="float" office:value="119.82" calcext:value-type="float">
            <text:p>119.82</text:p>
          </table:table-cell>
          <table:table-cell office:value-type="float" office:value="117.4" calcext:value-type="float">
            <text:p>117.4</text:p>
          </table:table-cell>
          <table:table-cell office:value-type="float" office:value="119.21" calcext:value-type="float">
            <text:p>119.21</text:p>
          </table:table-cell>
          <table:table-cell office:value-type="float" office:value="117.6" calcext:value-type="float">
            <text:p>117.6</text:p>
          </table:table-cell>
          <table:table-cell office:value-type="float" office:value="115.38" calcext:value-type="float">
            <text:p>115.38</text:p>
          </table:table-cell>
          <table:table-cell office:value-type="float" office:value="118.56" calcext:value-type="float">
            <text:p>118.56</text:p>
          </table:table-cell>
          <table:table-cell table:number-columns-repeated="16"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16:.R16])" office:value-type="float" office:value="122.02" calcext:value-type="float">
            <text:p>122.02</text:p>
          </table:table-cell>
          <table:table-cell table:style-name="ce2" table:formula="of:=STDEV([.D16:.R16])" office:value-type="float" office:value="1.42766042381033" calcext:value-type="float">
            <text:p>1.43</text:p>
          </table:table-cell>
          <table:table-cell office:value-type="float" office:value="121.58" calcext:value-type="float">
            <text:p>121.58</text:p>
          </table:table-cell>
          <table:table-cell office:value-type="float" office:value="123.85" calcext:value-type="float">
            <text:p>123.85</text:p>
          </table:table-cell>
          <table:table-cell office:value-type="float" office:value="122.14" calcext:value-type="float">
            <text:p>122.14</text:p>
          </table:table-cell>
          <table:table-cell office:value-type="float" office:value="120.86" calcext:value-type="float">
            <text:p>120.86</text:p>
          </table:table-cell>
          <table:table-cell office:value-type="float" office:value="122.52" calcext:value-type="float">
            <text:p>122.52</text:p>
          </table:table-cell>
          <table:table-cell office:value-type="float" office:value="123.87" calcext:value-type="float">
            <text:p>123.87</text:p>
          </table:table-cell>
          <table:table-cell office:value-type="float" office:value="125.45" calcext:value-type="float">
            <text:p>125.45</text:p>
          </table:table-cell>
          <table:table-cell office:value-type="float" office:value="121.58" calcext:value-type="float">
            <text:p>121.58</text:p>
          </table:table-cell>
          <table:table-cell office:value-type="float" office:value="121.84" calcext:value-type="float">
            <text:p>121.84</text:p>
          </table:table-cell>
          <table:table-cell office:value-type="float" office:value="121.25" calcext:value-type="float">
            <text:p>121.25</text:p>
          </table:table-cell>
          <table:table-cell office:value-type="float" office:value="121.83" calcext:value-type="float">
            <text:p>121.83</text:p>
          </table:table-cell>
          <table:table-cell office:value-type="float" office:value="120.07" calcext:value-type="float">
            <text:p>120.07</text:p>
          </table:table-cell>
          <table:table-cell office:value-type="float" office:value="120.38" calcext:value-type="float">
            <text:p>120.38</text:p>
          </table:table-cell>
          <table:table-cell office:value-type="float" office:value="121.98" calcext:value-type="float">
            <text:p>121.98</text:p>
          </table:table-cell>
          <table:table-cell office:value-type="float" office:value="121.1" calcext:value-type="float">
            <text:p>121.1</text:p>
          </table:table-cell>
          <table:table-cell table:number-columns-repeated="16"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17:.R17])" office:value-type="float" office:value="126.039333333333" calcext:value-type="float">
            <text:p>126.04</text:p>
          </table:table-cell>
          <table:table-cell table:style-name="ce2" table:formula="of:=STDEV([.D17:.R17])" office:value-type="float" office:value="1.40664985320577" calcext:value-type="float">
            <text:p>1.41</text:p>
          </table:table-cell>
          <table:table-cell office:value-type="float" office:value="127.5" calcext:value-type="float">
            <text:p>127.50</text:p>
          </table:table-cell>
          <table:table-cell office:value-type="float" office:value="126.47" calcext:value-type="float">
            <text:p>126.47</text:p>
          </table:table-cell>
          <table:table-cell office:value-type="float" office:value="126.51" calcext:value-type="float">
            <text:p>126.51</text:p>
          </table:table-cell>
          <table:table-cell office:value-type="float" office:value="126.22" calcext:value-type="float">
            <text:p>126.22</text:p>
          </table:table-cell>
          <table:table-cell office:value-type="float" office:value="123.89" calcext:value-type="float">
            <text:p>123.89</text:p>
          </table:table-cell>
          <table:table-cell office:value-type="float" office:value="124.27" calcext:value-type="float">
            <text:p>124.27</text:p>
          </table:table-cell>
          <table:table-cell office:value-type="float" office:value="124.51" calcext:value-type="float">
            <text:p>124.51</text:p>
          </table:table-cell>
          <table:table-cell office:value-type="float" office:value="124.39" calcext:value-type="float">
            <text:p>124.39</text:p>
          </table:table-cell>
          <table:table-cell office:value-type="float" office:value="127.47" calcext:value-type="float">
            <text:p>127.47</text:p>
          </table:table-cell>
          <table:table-cell office:value-type="float" office:value="126.48" calcext:value-type="float">
            <text:p>126.48</text:p>
          </table:table-cell>
          <table:table-cell office:value-type="float" office:value="127.99" calcext:value-type="float">
            <text:p>127.99</text:p>
          </table:table-cell>
          <table:table-cell office:value-type="float" office:value="127.14" calcext:value-type="float">
            <text:p>127.14</text:p>
          </table:table-cell>
          <table:table-cell office:value-type="float" office:value="126.52" calcext:value-type="float">
            <text:p>126.52</text:p>
          </table:table-cell>
          <table:table-cell office:value-type="float" office:value="124.12" calcext:value-type="float">
            <text:p>124.12</text:p>
          </table:table-cell>
          <table:table-cell office:value-type="float" office:value="127.11" calcext:value-type="float">
            <text:p>127.11</text:p>
          </table:table-cell>
          <table:table-cell table:number-columns-repeated="16"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18:.R18])" office:value-type="float" office:value="162.949333333333" calcext:value-type="float">
            <text:p>162.95</text:p>
          </table:table-cell>
          <table:table-cell table:style-name="ce2" table:formula="of:=STDEV([.D18:.R18])" office:value-type="float" office:value="16.3247255355036" calcext:value-type="float">
            <text:p>16.32</text:p>
          </table:table-cell>
          <table:table-cell office:value-type="float" office:value="145.21" calcext:value-type="float">
            <text:p>145.21</text:p>
          </table:table-cell>
          <table:table-cell office:value-type="float" office:value="160.37" calcext:value-type="float">
            <text:p>160.37</text:p>
          </table:table-cell>
          <table:table-cell office:value-type="float" office:value="141.12" calcext:value-type="float">
            <text:p>141.12</text:p>
          </table:table-cell>
          <table:table-cell office:value-type="float" office:value="178.51" calcext:value-type="float">
            <text:p>178.51</text:p>
          </table:table-cell>
          <table:table-cell office:value-type="float" office:value="166.01" calcext:value-type="float">
            <text:p>166.01</text:p>
          </table:table-cell>
          <table:table-cell office:value-type="float" office:value="162.61" calcext:value-type="float">
            <text:p>162.61</text:p>
          </table:table-cell>
          <table:table-cell office:value-type="float" office:value="177.25" calcext:value-type="float">
            <text:p>177.25</text:p>
          </table:table-cell>
          <table:table-cell office:value-type="float" office:value="137.81" calcext:value-type="float">
            <text:p>137.81</text:p>
          </table:table-cell>
          <table:table-cell office:value-type="float" office:value="183.13" calcext:value-type="float">
            <text:p>183.13</text:p>
          </table:table-cell>
          <table:table-cell office:value-type="float" office:value="151.42" calcext:value-type="float">
            <text:p>151.42</text:p>
          </table:table-cell>
          <table:table-cell office:value-type="float" office:value="155.44" calcext:value-type="float">
            <text:p>155.44</text:p>
          </table:table-cell>
          <table:table-cell office:value-type="float" office:value="172.53" calcext:value-type="float">
            <text:p>172.53</text:p>
          </table:table-cell>
          <table:table-cell office:value-type="float" office:value="147.28" calcext:value-type="float">
            <text:p>147.28</text:p>
          </table:table-cell>
          <table:table-cell office:value-type="float" office:value="190.68" calcext:value-type="float">
            <text:p>190.68</text:p>
          </table:table-cell>
          <table:table-cell office:value-type="float" office:value="174.87" calcext:value-type="float">
            <text:p>174.87</text:p>
          </table:table-cell>
          <table:table-cell table:number-columns-repeated="16"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19:.R19])" office:value-type="float" office:value="209.734666666667" calcext:value-type="float">
            <text:p>209.73</text:p>
          </table:table-cell>
          <table:table-cell table:style-name="ce2" table:formula="of:=STDEV([.D19:.R19])" office:value-type="float" office:value="40.2559406204612" calcext:value-type="float">
            <text:p>40.26</text:p>
          </table:table-cell>
          <table:table-cell office:value-type="float" office:value="182.83" calcext:value-type="float">
            <text:p>182.83</text:p>
          </table:table-cell>
          <table:table-cell office:value-type="float" office:value="181.13" calcext:value-type="float">
            <text:p>181.13</text:p>
          </table:table-cell>
          <table:table-cell office:value-type="float" office:value="150.83" calcext:value-type="float">
            <text:p>150.83</text:p>
          </table:table-cell>
          <table:table-cell office:value-type="float" office:value="304.21" calcext:value-type="float">
            <text:p>304.21</text:p>
          </table:table-cell>
          <table:table-cell office:value-type="float" office:value="195.85" calcext:value-type="float">
            <text:p>195.85</text:p>
          </table:table-cell>
          <table:table-cell office:value-type="float" office:value="214.46" calcext:value-type="float">
            <text:p>214.46</text:p>
          </table:table-cell>
          <table:table-cell office:value-type="float" office:value="215.28" calcext:value-type="float">
            <text:p>215.28</text:p>
          </table:table-cell>
          <table:table-cell office:value-type="float" office:value="190" calcext:value-type="float">
            <text:p>190.00</text:p>
          </table:table-cell>
          <table:table-cell office:value-type="float" office:value="254.58" calcext:value-type="float">
            <text:p>254.58</text:p>
          </table:table-cell>
          <table:table-cell office:value-type="float" office:value="185.07" calcext:value-type="float">
            <text:p>185.07</text:p>
          </table:table-cell>
          <table:table-cell office:value-type="float" office:value="244.7" calcext:value-type="float">
            <text:p>244.7</text:p>
          </table:table-cell>
          <table:table-cell office:value-type="float" office:value="206.6" calcext:value-type="float">
            <text:p>206.6</text:p>
          </table:table-cell>
          <table:table-cell office:value-type="float" office:value="166.2" calcext:value-type="float">
            <text:p>166.2</text:p>
          </table:table-cell>
          <table:table-cell office:value-type="float" office:value="256.82" calcext:value-type="float">
            <text:p>256.82</text:p>
          </table:table-cell>
          <table:table-cell office:value-type="float" office:value="197.46" calcext:value-type="float">
            <text:p>197.46</text:p>
          </table:table-cell>
          <table:table-cell table:number-columns-repeated="16"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20:.R20])" office:value-type="float" office:value="205.852" calcext:value-type="float">
            <text:p>205.85</text:p>
          </table:table-cell>
          <table:table-cell table:style-name="ce2" table:formula="of:=STDEV([.D20:.R20])" office:value-type="float" office:value="49.037761863399" calcext:value-type="float">
            <text:p>49.04</text:p>
          </table:table-cell>
          <table:table-cell office:value-type="float" office:value="199.36" calcext:value-type="float">
            <text:p>199.36</text:p>
          </table:table-cell>
          <table:table-cell office:value-type="float" office:value="214.98" calcext:value-type="float">
            <text:p>214.98</text:p>
          </table:table-cell>
          <table:table-cell office:value-type="float" office:value="129.36" calcext:value-type="float">
            <text:p>129.36</text:p>
          </table:table-cell>
          <table:table-cell office:value-type="float" office:value="302.69" calcext:value-type="float">
            <text:p>302.69</text:p>
          </table:table-cell>
          <table:table-cell office:value-type="float" office:value="190.1" calcext:value-type="float">
            <text:p>190.10</text:p>
          </table:table-cell>
          <table:table-cell office:value-type="float" office:value="205.44" calcext:value-type="float">
            <text:p>205.44</text:p>
          </table:table-cell>
          <table:table-cell office:value-type="float" office:value="196.03" calcext:value-type="float">
            <text:p>196.03</text:p>
          </table:table-cell>
          <table:table-cell office:value-type="float" office:value="287.28" calcext:value-type="float">
            <text:p>287.28</text:p>
          </table:table-cell>
          <table:table-cell office:value-type="float" office:value="227.96" calcext:value-type="float">
            <text:p>227.96</text:p>
          </table:table-cell>
          <table:table-cell office:value-type="float" office:value="146.15" calcext:value-type="float">
            <text:p>146.15</text:p>
          </table:table-cell>
          <table:table-cell office:value-type="float" office:value="236.75" calcext:value-type="float">
            <text:p>236.75</text:p>
          </table:table-cell>
          <table:table-cell office:value-type="float" office:value="178.29" calcext:value-type="float">
            <text:p>178.29</text:p>
          </table:table-cell>
          <table:table-cell office:value-type="float" office:value="136.2" calcext:value-type="float">
            <text:p>136.2</text:p>
          </table:table-cell>
          <table:table-cell office:value-type="float" office:value="204.58" calcext:value-type="float">
            <text:p>204.58</text:p>
          </table:table-cell>
          <table:table-cell office:value-type="float" office:value="232.61" calcext:value-type="float">
            <text:p>232.61</text:p>
          </table:table-cell>
          <table:table-cell table:number-columns-repeated="16"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21:.R21])" office:value-type="float" office:value="110.958666666667" calcext:value-type="float">
            <text:p>110.96</text:p>
          </table:table-cell>
          <table:table-cell table:style-name="ce2" table:formula="of:=STDEV([.D21:.R21])" office:value-type="float" office:value="4.97137788698848" calcext:value-type="float">
            <text:p>4.97</text:p>
          </table:table-cell>
          <table:table-cell office:value-type="float" office:value="113.08" calcext:value-type="float">
            <text:p>113.08</text:p>
          </table:table-cell>
          <table:table-cell office:value-type="float" office:value="110.37" calcext:value-type="float">
            <text:p>110.37</text:p>
          </table:table-cell>
          <table:table-cell office:value-type="float" office:value="107.44" calcext:value-type="float">
            <text:p>107.44</text:p>
          </table:table-cell>
          <table:table-cell office:value-type="float" office:value="122.69" calcext:value-type="float">
            <text:p>122.69</text:p>
          </table:table-cell>
          <table:table-cell office:value-type="float" office:value="108.08" calcext:value-type="float">
            <text:p>108.08</text:p>
          </table:table-cell>
          <table:table-cell office:value-type="float" office:value="106.53" calcext:value-type="float">
            <text:p>106.53</text:p>
          </table:table-cell>
          <table:table-cell office:value-type="float" office:value="109.09" calcext:value-type="float">
            <text:p>109.09</text:p>
          </table:table-cell>
          <table:table-cell office:value-type="float" office:value="113.41" calcext:value-type="float">
            <text:p>113.41</text:p>
          </table:table-cell>
          <table:table-cell office:value-type="float" office:value="109.14" calcext:value-type="float">
            <text:p>109.14</text:p>
          </table:table-cell>
          <table:table-cell office:value-type="float" office:value="109.86" calcext:value-type="float">
            <text:p>109.86</text:p>
          </table:table-cell>
          <table:table-cell office:value-type="float" office:value="107.35" calcext:value-type="float">
            <text:p>107.35</text:p>
          </table:table-cell>
          <table:table-cell office:value-type="float" office:value="110.05" calcext:value-type="float">
            <text:p>110.05</text:p>
          </table:table-cell>
          <table:table-cell office:value-type="float" office:value="106.67" calcext:value-type="float">
            <text:p>106.67</text:p>
          </table:table-cell>
          <table:table-cell office:value-type="float" office:value="109.02" calcext:value-type="float">
            <text:p>109.02</text:p>
          </table:table-cell>
          <table:table-cell office:value-type="float" office:value="121.6" calcext:value-type="float">
            <text:p>121.6</text:p>
          </table:table-cell>
          <table:table-cell table:number-columns-repeated="16"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22:.R22])" office:value-type="float" office:value="113.768666666667" calcext:value-type="float">
            <text:p>113.77</text:p>
          </table:table-cell>
          <table:table-cell table:style-name="ce2" table:formula="of:=STDEV([.D22:.R22])" office:value-type="float" office:value="1.2481292668096" calcext:value-type="float">
            <text:p>1.25</text:p>
          </table:table-cell>
          <table:table-cell office:value-type="float" office:value="114.28" calcext:value-type="float">
            <text:p>114.28</text:p>
          </table:table-cell>
          <table:table-cell office:value-type="float" office:value="111.88" calcext:value-type="float">
            <text:p>111.88</text:p>
          </table:table-cell>
          <table:table-cell office:value-type="float" office:value="112.79" calcext:value-type="float">
            <text:p>112.79</text:p>
          </table:table-cell>
          <table:table-cell office:value-type="float" office:value="112.1" calcext:value-type="float">
            <text:p>112.10</text:p>
          </table:table-cell>
          <table:table-cell office:value-type="float" office:value="114.69" calcext:value-type="float">
            <text:p>114.69</text:p>
          </table:table-cell>
          <table:table-cell office:value-type="float" office:value="113.56" calcext:value-type="float">
            <text:p>113.56</text:p>
          </table:table-cell>
          <table:table-cell office:value-type="float" office:value="114.13" calcext:value-type="float">
            <text:p>114.13</text:p>
          </table:table-cell>
          <table:table-cell office:value-type="float" office:value="112.96" calcext:value-type="float">
            <text:p>112.96</text:p>
          </table:table-cell>
          <table:table-cell office:value-type="float" office:value="115.01" calcext:value-type="float">
            <text:p>115.01</text:p>
          </table:table-cell>
          <table:table-cell office:value-type="float" office:value="114.58" calcext:value-type="float">
            <text:p>114.58</text:p>
          </table:table-cell>
          <table:table-cell office:value-type="float" office:value="115.29" calcext:value-type="float">
            <text:p>115.29</text:p>
          </table:table-cell>
          <table:table-cell office:value-type="float" office:value="115" calcext:value-type="float">
            <text:p>115</text:p>
          </table:table-cell>
          <table:table-cell office:value-type="float" office:value="111.7" calcext:value-type="float">
            <text:p>111.7</text:p>
          </table:table-cell>
          <table:table-cell office:value-type="float" office:value="115.21" calcext:value-type="float">
            <text:p>115.21</text:p>
          </table:table-cell>
          <table:table-cell office:value-type="float" office:value="113.35" calcext:value-type="float">
            <text:p>113.35</text:p>
          </table:table-cell>
          <table:table-cell table:number-columns-repeated="16"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23:.R23])" office:value-type="float" office:value="101.775333333333" calcext:value-type="float">
            <text:p>101.78</text:p>
          </table:table-cell>
          <table:table-cell table:style-name="ce2" table:formula="of:=STDEV([.D23:.R23])" office:value-type="float" office:value="2.69671457959672" calcext:value-type="float">
            <text:p>2.70</text:p>
          </table:table-cell>
          <table:table-cell office:value-type="float" office:value="101.95" calcext:value-type="float">
            <text:p>101.95</text:p>
          </table:table-cell>
          <table:table-cell office:value-type="float" office:value="104.15" calcext:value-type="float">
            <text:p>104.15</text:p>
          </table:table-cell>
          <table:table-cell office:value-type="float" office:value="98.22" calcext:value-type="float">
            <text:p>98.22</text:p>
          </table:table-cell>
          <table:table-cell office:value-type="float" office:value="105.48" calcext:value-type="float">
            <text:p>105.48</text:p>
          </table:table-cell>
          <table:table-cell office:value-type="float" office:value="101.17" calcext:value-type="float">
            <text:p>101.17</text:p>
          </table:table-cell>
          <table:table-cell office:value-type="float" office:value="100.36" calcext:value-type="float">
            <text:p>100.36</text:p>
          </table:table-cell>
          <table:table-cell office:value-type="float" office:value="104.57" calcext:value-type="float">
            <text:p>104.57</text:p>
          </table:table-cell>
          <table:table-cell office:value-type="float" office:value="105.06" calcext:value-type="float">
            <text:p>105.06</text:p>
          </table:table-cell>
          <table:table-cell office:value-type="float" office:value="104.57" calcext:value-type="float">
            <text:p>104.57</text:p>
          </table:table-cell>
          <table:table-cell office:value-type="float" office:value="102.69" calcext:value-type="float">
            <text:p>102.69</text:p>
          </table:table-cell>
          <table:table-cell office:value-type="float" office:value="97.38" calcext:value-type="float">
            <text:p>97.38</text:p>
          </table:table-cell>
          <table:table-cell office:value-type="float" office:value="99.03" calcext:value-type="float">
            <text:p>99.03</text:p>
          </table:table-cell>
          <table:table-cell office:value-type="float" office:value="101.07" calcext:value-type="float">
            <text:p>101.07</text:p>
          </table:table-cell>
          <table:table-cell office:value-type="float" office:value="98.3" calcext:value-type="float">
            <text:p>98.3</text:p>
          </table:table-cell>
          <table:table-cell office:value-type="float" office:value="102.63" calcext:value-type="float">
            <text:p>102.63</text:p>
          </table:table-cell>
          <table:table-cell table:number-columns-repeated="16"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24:.R24])" office:value-type="float" office:value="100.389333333333" calcext:value-type="float">
            <text:p>100.39</text:p>
          </table:table-cell>
          <table:table-cell table:style-name="ce2" table:formula="of:=STDEV([.D24:.R24])" office:value-type="float" office:value="2.38998346278399" calcext:value-type="float">
            <text:p>2.39</text:p>
          </table:table-cell>
          <table:table-cell office:value-type="float" office:value="99.42" calcext:value-type="float">
            <text:p>99.42</text:p>
          </table:table-cell>
          <table:table-cell office:value-type="float" office:value="100.05" calcext:value-type="float">
            <text:p>100.05</text:p>
          </table:table-cell>
          <table:table-cell office:value-type="float" office:value="103.54" calcext:value-type="float">
            <text:p>103.54</text:p>
          </table:table-cell>
          <table:table-cell office:value-type="float" office:value="100.94" calcext:value-type="float">
            <text:p>100.94</text:p>
          </table:table-cell>
          <table:table-cell office:value-type="float" office:value="96.66" calcext:value-type="float">
            <text:p>96.66</text:p>
          </table:table-cell>
          <table:table-cell office:value-type="float" office:value="102.46" calcext:value-type="float">
            <text:p>102.46</text:p>
          </table:table-cell>
          <table:table-cell office:value-type="float" office:value="100.94" calcext:value-type="float">
            <text:p>100.94</text:p>
          </table:table-cell>
          <table:table-cell office:value-type="float" office:value="98.78" calcext:value-type="float">
            <text:p>98.78</text:p>
          </table:table-cell>
          <table:table-cell office:value-type="float" office:value="100.14" calcext:value-type="float">
            <text:p>100.14</text:p>
          </table:table-cell>
          <table:table-cell office:value-type="float" office:value="100.43" calcext:value-type="float">
            <text:p>100.43</text:p>
          </table:table-cell>
          <table:table-cell office:value-type="float" office:value="96.6" calcext:value-type="float">
            <text:p>96.6</text:p>
          </table:table-cell>
          <table:table-cell office:value-type="float" office:value="98.37" calcext:value-type="float">
            <text:p>98.37</text:p>
          </table:table-cell>
          <table:table-cell office:value-type="float" office:value="102.94" calcext:value-type="float">
            <text:p>102.94</text:p>
          </table:table-cell>
          <table:table-cell office:value-type="float" office:value="99.51" calcext:value-type="float">
            <text:p>99.51</text:p>
          </table:table-cell>
          <table:table-cell office:value-type="float" office:value="105.06" calcext:value-type="float">
            <text:p>105.06</text:p>
          </table:table-cell>
          <table:table-cell table:number-columns-repeated="16"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25:.R25])" office:value-type="float" office:value="89.472" calcext:value-type="float">
            <text:p>89.47</text:p>
          </table:table-cell>
          <table:table-cell table:style-name="ce2" table:formula="of:=STDEV([.D25:.R25])" office:value-type="float" office:value="1.92540607961764" calcext:value-type="float">
            <text:p>1.93</text:p>
          </table:table-cell>
          <table:table-cell office:value-type="float" office:value="89.97" calcext:value-type="float">
            <text:p>89.97</text:p>
          </table:table-cell>
          <table:table-cell office:value-type="float" office:value="89.07" calcext:value-type="float">
            <text:p>89.07</text:p>
          </table:table-cell>
          <table:table-cell office:value-type="float" office:value="92.19" calcext:value-type="float">
            <text:p>92.19</text:p>
          </table:table-cell>
          <table:table-cell office:value-type="float" office:value="88.55" calcext:value-type="float">
            <text:p>88.55</text:p>
          </table:table-cell>
          <table:table-cell office:value-type="float" office:value="87.92" calcext:value-type="float">
            <text:p>87.92</text:p>
          </table:table-cell>
          <table:table-cell office:value-type="float" office:value="89.77" calcext:value-type="float">
            <text:p>89.77</text:p>
          </table:table-cell>
          <table:table-cell office:value-type="float" office:value="92.75" calcext:value-type="float">
            <text:p>92.75</text:p>
          </table:table-cell>
          <table:table-cell office:value-type="float" office:value="88.83" calcext:value-type="float">
            <text:p>88.83</text:p>
          </table:table-cell>
          <table:table-cell office:value-type="float" office:value="88.44" calcext:value-type="float">
            <text:p>88.44</text:p>
          </table:table-cell>
          <table:table-cell office:value-type="float" office:value="88.92" calcext:value-type="float">
            <text:p>88.92</text:p>
          </table:table-cell>
          <table:table-cell office:value-type="float" office:value="89.52" calcext:value-type="float">
            <text:p>89.52</text:p>
          </table:table-cell>
          <table:table-cell office:value-type="float" office:value="88.62" calcext:value-type="float">
            <text:p>88.62</text:p>
          </table:table-cell>
          <table:table-cell office:value-type="float" office:value="90.82" calcext:value-type="float">
            <text:p>90.82</text:p>
          </table:table-cell>
          <table:table-cell office:value-type="float" office:value="84.95" calcext:value-type="float">
            <text:p>84.95</text:p>
          </table:table-cell>
          <table:table-cell office:value-type="float" office:value="91.76" calcext:value-type="float">
            <text:p>91.76</text:p>
          </table:table-cell>
          <table:table-cell table:number-columns-repeated="16"/>
        </table:table-row>
        <table:table-row table:style-name="ro1" table:number-rows-repeated="71">
          <table:table-cell/>
          <table:table-cell table:style-name="ce2" table:number-columns-repeated="2"/>
          <table:table-cell table:number-columns-repeated="31"/>
        </table:table-row>
        <table:table-row table:style-name="ro1" table:number-rows-repeated="1048479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10p_scenario2+3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3"/>
        <table:table-column table:style-name="co2" table:number-columns-repeated="20" table:default-cell-style-name="ce4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3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R2])" office:value-type="float" office:value="100.154" calcext:value-type="float">
            <text:p>100.15</text:p>
          </table:table-cell>
          <table:table-cell table:style-name="ce2" table:formula="of:=STDEV([.D2:.R2])" office:value-type="float" office:value="2.40979113894407" calcext:value-type="float">
            <text:p>2.41</text:p>
          </table:table-cell>
          <table:table-cell office:value-type="float" office:value="95.1" calcext:value-type="float">
            <text:p>95.10</text:p>
          </table:table-cell>
          <table:table-cell office:value-type="float" office:value="100.21" calcext:value-type="float">
            <text:p>100.21</text:p>
          </table:table-cell>
          <table:table-cell office:value-type="float" office:value="101.71" calcext:value-type="float">
            <text:p>101.71</text:p>
          </table:table-cell>
          <table:table-cell office:value-type="float" office:value="98.22" calcext:value-type="float">
            <text:p>98.22</text:p>
          </table:table-cell>
          <table:table-cell office:value-type="float" office:value="99.42" calcext:value-type="float">
            <text:p>99.42</text:p>
          </table:table-cell>
          <table:table-cell office:value-type="float" office:value="99.73" calcext:value-type="float">
            <text:p>99.73</text:p>
          </table:table-cell>
          <table:table-cell office:value-type="float" office:value="100.05" calcext:value-type="float">
            <text:p>100.05</text:p>
          </table:table-cell>
          <table:table-cell office:value-type="float" office:value="104.09" calcext:value-type="float">
            <text:p>104.09</text:p>
          </table:table-cell>
          <table:table-cell office:value-type="float" office:value="102.09" calcext:value-type="float">
            <text:p>102.09</text:p>
          </table:table-cell>
          <table:table-cell office:value-type="float" office:value="100.92" calcext:value-type="float">
            <text:p>100.92</text:p>
          </table:table-cell>
          <table:table-cell table:number-columns-repeated="21"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3:.R3])" office:value-type="float" office:value="100.442" calcext:value-type="float">
            <text:p>100.44</text:p>
          </table:table-cell>
          <table:table-cell table:style-name="ce2" table:formula="of:=STDEV([.D3:.R3])" office:value-type="float" office:value="3.00056957556024" calcext:value-type="float">
            <text:p>3.00</text:p>
          </table:table-cell>
          <table:table-cell office:value-type="float" office:value="104.12" calcext:value-type="float">
            <text:p>104.12</text:p>
          </table:table-cell>
          <table:table-cell office:value-type="float" office:value="99.46" calcext:value-type="float">
            <text:p>99.46</text:p>
          </table:table-cell>
          <table:table-cell office:value-type="float" office:value="104.39" calcext:value-type="float">
            <text:p>104.39</text:p>
          </table:table-cell>
          <table:table-cell office:value-type="float" office:value="96.43" calcext:value-type="float">
            <text:p>96.43</text:p>
          </table:table-cell>
          <table:table-cell office:value-type="float" office:value="105.12" calcext:value-type="float">
            <text:p>105.12</text:p>
          </table:table-cell>
          <table:table-cell office:value-type="float" office:value="98.72" calcext:value-type="float">
            <text:p>98.72</text:p>
          </table:table-cell>
          <table:table-cell office:value-type="float" office:value="99.35" calcext:value-type="float">
            <text:p>99.35</text:p>
          </table:table-cell>
          <table:table-cell office:value-type="float" office:value="100.01" calcext:value-type="float">
            <text:p>100.01</text:p>
          </table:table-cell>
          <table:table-cell office:value-type="float" office:value="97.98" calcext:value-type="float">
            <text:p>97.98</text:p>
          </table:table-cell>
          <table:table-cell office:value-type="float" office:value="98.84" calcext:value-type="float">
            <text:p>98.84</text:p>
          </table:table-cell>
          <table:table-cell table:number-columns-repeated="21"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4:.R4])" office:value-type="float" office:value="97.478" calcext:value-type="float">
            <text:p>97.48</text:p>
          </table:table-cell>
          <table:table-cell table:style-name="ce2" table:formula="of:=STDEV([.D4:.R4])" office:value-type="float" office:value="3.97494598146384" calcext:value-type="float">
            <text:p>3.97</text:p>
          </table:table-cell>
          <table:table-cell office:value-type="float" office:value="92.76" calcext:value-type="float">
            <text:p>92.76</text:p>
          </table:table-cell>
          <table:table-cell office:value-type="float" office:value="101.29" calcext:value-type="float">
            <text:p>101.29</text:p>
          </table:table-cell>
          <table:table-cell office:value-type="float" office:value="96.29" calcext:value-type="float">
            <text:p>96.29</text:p>
          </table:table-cell>
          <table:table-cell office:value-type="float" office:value="98.95" calcext:value-type="float">
            <text:p>98.95</text:p>
          </table:table-cell>
          <table:table-cell office:value-type="float" office:value="101.53" calcext:value-type="float">
            <text:p>101.53</text:p>
          </table:table-cell>
          <table:table-cell office:value-type="float" office:value="100.58" calcext:value-type="float">
            <text:p>100.58</text:p>
          </table:table-cell>
          <table:table-cell office:value-type="float" office:value="97.09" calcext:value-type="float">
            <text:p>97.09</text:p>
          </table:table-cell>
          <table:table-cell office:value-type="float" office:value="91.72" calcext:value-type="float">
            <text:p>91.72</text:p>
          </table:table-cell>
          <table:table-cell office:value-type="float" office:value="92.68" calcext:value-type="float">
            <text:p>92.68</text:p>
          </table:table-cell>
          <table:table-cell office:value-type="float" office:value="101.89" calcext:value-type="float">
            <text:p>101.89</text:p>
          </table:table-cell>
          <table:table-cell table:number-columns-repeated="21"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5:.R5])" office:value-type="float" office:value="103.89" calcext:value-type="float">
            <text:p>103.89</text:p>
          </table:table-cell>
          <table:table-cell table:style-name="ce2" table:formula="of:=STDEV([.D5:.R5])" office:value-type="float" office:value="5.76915168036958" calcext:value-type="float">
            <text:p>5.77</text:p>
          </table:table-cell>
          <table:table-cell office:value-type="float" office:value="109.31" calcext:value-type="float">
            <text:p>109.31</text:p>
          </table:table-cell>
          <table:table-cell office:value-type="float" office:value="98.17" calcext:value-type="float">
            <text:p>98.17</text:p>
          </table:table-cell>
          <table:table-cell office:value-type="float" office:value="96.41" calcext:value-type="float">
            <text:p>96.41</text:p>
          </table:table-cell>
          <table:table-cell office:value-type="float" office:value="103.08" calcext:value-type="float">
            <text:p>103.08</text:p>
          </table:table-cell>
          <table:table-cell office:value-type="float" office:value="110.02" calcext:value-type="float">
            <text:p>110.02</text:p>
          </table:table-cell>
          <table:table-cell office:value-type="float" office:value="108.65" calcext:value-type="float">
            <text:p>108.65</text:p>
          </table:table-cell>
          <table:table-cell office:value-type="float" office:value="97.19" calcext:value-type="float">
            <text:p>97.19</text:p>
          </table:table-cell>
          <table:table-cell office:value-type="float" office:value="103.08" calcext:value-type="float">
            <text:p>103.08</text:p>
          </table:table-cell>
          <table:table-cell office:value-type="float" office:value="112.04" calcext:value-type="float">
            <text:p>112.04</text:p>
          </table:table-cell>
          <table:table-cell office:value-type="float" office:value="100.95" calcext:value-type="float">
            <text:p>100.95</text:p>
          </table:table-cell>
          <table:table-cell table:number-columns-repeated="21"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6:.R6])" office:value-type="float" office:value="116.844" calcext:value-type="float">
            <text:p>116.84</text:p>
          </table:table-cell>
          <table:table-cell table:style-name="ce2" table:formula="of:=STDEV([.D6:.R6])" office:value-type="float" office:value="3.00800118203286" calcext:value-type="float">
            <text:p>3.01</text:p>
          </table:table-cell>
          <table:table-cell office:value-type="float" office:value="111.26" calcext:value-type="float">
            <text:p>111.26</text:p>
          </table:table-cell>
          <table:table-cell office:value-type="float" office:value="116.71" calcext:value-type="float">
            <text:p>116.71</text:p>
          </table:table-cell>
          <table:table-cell office:value-type="float" office:value="116.93" calcext:value-type="float">
            <text:p>116.93</text:p>
          </table:table-cell>
          <table:table-cell office:value-type="float" office:value="123.16" calcext:value-type="float">
            <text:p>123.16</text:p>
          </table:table-cell>
          <table:table-cell office:value-type="float" office:value="114.73" calcext:value-type="float">
            <text:p>114.73</text:p>
          </table:table-cell>
          <table:table-cell office:value-type="float" office:value="116.4" calcext:value-type="float">
            <text:p>116.40</text:p>
          </table:table-cell>
          <table:table-cell office:value-type="float" office:value="115.84" calcext:value-type="float">
            <text:p>115.84</text:p>
          </table:table-cell>
          <table:table-cell office:value-type="float" office:value="116.76" calcext:value-type="float">
            <text:p>116.76</text:p>
          </table:table-cell>
          <table:table-cell office:value-type="float" office:value="117.96" calcext:value-type="float">
            <text:p>117.96</text:p>
          </table:table-cell>
          <table:table-cell office:value-type="float" office:value="118.69" calcext:value-type="float">
            <text:p>118.69</text:p>
          </table:table-cell>
          <table:table-cell table:number-columns-repeated="21"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7:.R7])" office:value-type="float" office:value="125.951" calcext:value-type="float">
            <text:p>125.95</text:p>
          </table:table-cell>
          <table:table-cell table:style-name="ce2" table:formula="of:=STDEV([.D7:.R7])" office:value-type="float" office:value="2.36455986038276" calcext:value-type="float">
            <text:p>2.36</text:p>
          </table:table-cell>
          <table:table-cell office:value-type="float" office:value="125.17" calcext:value-type="float">
            <text:p>125.17</text:p>
          </table:table-cell>
          <table:table-cell office:value-type="float" office:value="126.56" calcext:value-type="float">
            <text:p>126.56</text:p>
          </table:table-cell>
          <table:table-cell office:value-type="float" office:value="123.47" calcext:value-type="float">
            <text:p>123.47</text:p>
          </table:table-cell>
          <table:table-cell office:value-type="float" office:value="123.79" calcext:value-type="float">
            <text:p>123.79</text:p>
          </table:table-cell>
          <table:table-cell office:value-type="float" office:value="127.82" calcext:value-type="float">
            <text:p>127.82</text:p>
          </table:table-cell>
          <table:table-cell office:value-type="float" office:value="131.15" calcext:value-type="float">
            <text:p>131.15</text:p>
          </table:table-cell>
          <table:table-cell office:value-type="float" office:value="124" calcext:value-type="float">
            <text:p>124.00</text:p>
          </table:table-cell>
          <table:table-cell office:value-type="float" office:value="124.71" calcext:value-type="float">
            <text:p>124.71</text:p>
          </table:table-cell>
          <table:table-cell office:value-type="float" office:value="125.37" calcext:value-type="float">
            <text:p>125.37</text:p>
          </table:table-cell>
          <table:table-cell office:value-type="float" office:value="127.47" calcext:value-type="float">
            <text:p>127.47</text:p>
          </table:table-cell>
          <table:table-cell table:number-columns-repeated="21"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8:.R8])" office:value-type="float" office:value="123.442" calcext:value-type="float">
            <text:p>123.44</text:p>
          </table:table-cell>
          <table:table-cell table:style-name="ce2" table:formula="of:=STDEV([.D8:.R8])" office:value-type="float" office:value="1.41636310473143" calcext:value-type="float">
            <text:p>1.42</text:p>
          </table:table-cell>
          <table:table-cell office:value-type="float" office:value="123.88" calcext:value-type="float">
            <text:p>123.88</text:p>
          </table:table-cell>
          <table:table-cell office:value-type="float" office:value="121.83" calcext:value-type="float">
            <text:p>121.83</text:p>
          </table:table-cell>
          <table:table-cell office:value-type="float" office:value="124.22" calcext:value-type="float">
            <text:p>124.22</text:p>
          </table:table-cell>
          <table:table-cell office:value-type="float" office:value="121.8" calcext:value-type="float">
            <text:p>121.80</text:p>
          </table:table-cell>
          <table:table-cell office:value-type="float" office:value="121.42" calcext:value-type="float">
            <text:p>121.42</text:p>
          </table:table-cell>
          <table:table-cell office:value-type="float" office:value="123.82" calcext:value-type="float">
            <text:p>123.82</text:p>
          </table:table-cell>
          <table:table-cell office:value-type="float" office:value="123.83" calcext:value-type="float">
            <text:p>123.83</text:p>
          </table:table-cell>
          <table:table-cell office:value-type="float" office:value="123.93" calcext:value-type="float">
            <text:p>123.93</text:p>
          </table:table-cell>
          <table:table-cell office:value-type="float" office:value="123.54" calcext:value-type="float">
            <text:p>123.54</text:p>
          </table:table-cell>
          <table:table-cell office:value-type="float" office:value="126.15" calcext:value-type="float">
            <text:p>126.15</text:p>
          </table:table-cell>
          <table:table-cell table:number-columns-repeated="21"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9:.R9])" office:value-type="float" office:value="189.867" calcext:value-type="float">
            <text:p>189.87</text:p>
          </table:table-cell>
          <table:table-cell table:style-name="ce2" table:formula="of:=STDEV([.D9:.R9])" office:value-type="float" office:value="16.977923606849" calcext:value-type="float">
            <text:p>16.98</text:p>
          </table:table-cell>
          <table:table-cell office:value-type="float" office:value="183.46" calcext:value-type="float">
            <text:p>183.46</text:p>
          </table:table-cell>
          <table:table-cell office:value-type="float" office:value="177.96" calcext:value-type="float">
            <text:p>177.96</text:p>
          </table:table-cell>
          <table:table-cell office:value-type="float" office:value="177.01" calcext:value-type="float">
            <text:p>177.01</text:p>
          </table:table-cell>
          <table:table-cell office:value-type="float" office:value="186.96" calcext:value-type="float">
            <text:p>186.96</text:p>
          </table:table-cell>
          <table:table-cell office:value-type="float" office:value="191.06" calcext:value-type="float">
            <text:p>191.06</text:p>
          </table:table-cell>
          <table:table-cell office:value-type="float" office:value="181.17" calcext:value-type="float">
            <text:p>181.17</text:p>
          </table:table-cell>
          <table:table-cell office:value-type="float" office:value="215.84" calcext:value-type="float">
            <text:p>215.84</text:p>
          </table:table-cell>
          <table:table-cell office:value-type="float" office:value="172.21" calcext:value-type="float">
            <text:p>172.21</text:p>
          </table:table-cell>
          <table:table-cell office:value-type="float" office:value="188.88" calcext:value-type="float">
            <text:p>188.88</text:p>
          </table:table-cell>
          <table:table-cell office:value-type="float" office:value="224.12" calcext:value-type="float">
            <text:p>224.12</text:p>
          </table:table-cell>
          <table:table-cell table:number-columns-repeated="21"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10:.R10])" office:value-type="float" office:value="277.317" calcext:value-type="float">
            <text:p>277.32</text:p>
          </table:table-cell>
          <table:table-cell table:style-name="ce2" table:formula="of:=STDEV([.D10:.R10])" office:value-type="float" office:value="28.2267324239511" calcext:value-type="float">
            <text:p>28.23</text:p>
          </table:table-cell>
          <table:table-cell office:value-type="float" office:value="262.28" calcext:value-type="float">
            <text:p>262.28</text:p>
          </table:table-cell>
          <table:table-cell office:value-type="float" office:value="249.97" calcext:value-type="float">
            <text:p>249.97</text:p>
          </table:table-cell>
          <table:table-cell office:value-type="float" office:value="240.35" calcext:value-type="float">
            <text:p>240.35</text:p>
          </table:table-cell>
          <table:table-cell office:value-type="float" office:value="270.19" calcext:value-type="float">
            <text:p>270.19</text:p>
          </table:table-cell>
          <table:table-cell office:value-type="float" office:value="293.87" calcext:value-type="float">
            <text:p>293.87</text:p>
          </table:table-cell>
          <table:table-cell office:value-type="float" office:value="277.73" calcext:value-type="float">
            <text:p>277.73</text:p>
          </table:table-cell>
          <table:table-cell office:value-type="float" office:value="315.91" calcext:value-type="float">
            <text:p>315.91</text:p>
          </table:table-cell>
          <table:table-cell office:value-type="float" office:value="258.51" calcext:value-type="float">
            <text:p>258.51</text:p>
          </table:table-cell>
          <table:table-cell office:value-type="float" office:value="275.48" calcext:value-type="float">
            <text:p>275.48</text:p>
          </table:table-cell>
          <table:table-cell office:value-type="float" office:value="328.88" calcext:value-type="float">
            <text:p>328.88</text:p>
          </table:table-cell>
          <table:table-cell table:number-columns-repeated="21"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11:.R11])" office:value-type="float" office:value="166.636" calcext:value-type="float">
            <text:p>166.64</text:p>
          </table:table-cell>
          <table:table-cell table:style-name="ce2" table:formula="of:=STDEV([.D11:.R11])" office:value-type="float" office:value="27.1841964710708" calcext:value-type="float">
            <text:p>27.18</text:p>
          </table:table-cell>
          <table:table-cell office:value-type="float" office:value="155.17" calcext:value-type="float">
            <text:p>155.17</text:p>
          </table:table-cell>
          <table:table-cell office:value-type="float" office:value="141.68" calcext:value-type="float">
            <text:p>141.68</text:p>
          </table:table-cell>
          <table:table-cell office:value-type="float" office:value="131.17" calcext:value-type="float">
            <text:p>131.17</text:p>
          </table:table-cell>
          <table:table-cell office:value-type="float" office:value="161.79" calcext:value-type="float">
            <text:p>161.79</text:p>
          </table:table-cell>
          <table:table-cell office:value-type="float" office:value="194.55" calcext:value-type="float">
            <text:p>194.55</text:p>
          </table:table-cell>
          <table:table-cell office:value-type="float" office:value="166.46" calcext:value-type="float">
            <text:p>166.46</text:p>
          </table:table-cell>
          <table:table-cell office:value-type="float" office:value="173.04" calcext:value-type="float">
            <text:p>173.04</text:p>
          </table:table-cell>
          <table:table-cell office:value-type="float" office:value="159" calcext:value-type="float">
            <text:p>159.00</text:p>
          </table:table-cell>
          <table:table-cell office:value-type="float" office:value="156.57" calcext:value-type="float">
            <text:p>156.57</text:p>
          </table:table-cell>
          <table:table-cell office:value-type="float" office:value="226.93" calcext:value-type="float">
            <text:p>226.93</text:p>
          </table:table-cell>
          <table:table-cell table:number-columns-repeated="21"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12:.R12])" office:value-type="float" office:value="120.595" calcext:value-type="float">
            <text:p>120.60</text:p>
          </table:table-cell>
          <table:table-cell table:style-name="ce2" table:formula="of:=STDEV([.D12:.R12])" office:value-type="float" office:value="1.55191816794572" calcext:value-type="float">
            <text:p>1.55</text:p>
          </table:table-cell>
          <table:table-cell office:value-type="float" office:value="121.63" calcext:value-type="float">
            <text:p>121.63</text:p>
          </table:table-cell>
          <table:table-cell office:value-type="float" office:value="120.19" calcext:value-type="float">
            <text:p>120.19</text:p>
          </table:table-cell>
          <table:table-cell table:number-columns-repeated="2" office:value-type="float" office:value="120.12" calcext:value-type="float">
            <text:p>120.12</text:p>
          </table:table-cell>
          <table:table-cell office:value-type="float" office:value="118.47" calcext:value-type="float">
            <text:p>118.47</text:p>
          </table:table-cell>
          <table:table-cell office:value-type="float" office:value="123.25" calcext:value-type="float">
            <text:p>123.25</text:p>
          </table:table-cell>
          <table:table-cell office:value-type="float" office:value="118.81" calcext:value-type="float">
            <text:p>118.81</text:p>
          </table:table-cell>
          <table:table-cell office:value-type="float" office:value="120.7" calcext:value-type="float">
            <text:p>120.70</text:p>
          </table:table-cell>
          <table:table-cell office:value-type="float" office:value="119.89" calcext:value-type="float">
            <text:p>119.89</text:p>
          </table:table-cell>
          <table:table-cell office:value-type="float" office:value="122.77" calcext:value-type="float">
            <text:p>122.77</text:p>
          </table:table-cell>
          <table:table-cell table:number-columns-repeated="21"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13:.R13])" office:value-type="float" office:value="115.695" calcext:value-type="float">
            <text:p>115.70</text:p>
          </table:table-cell>
          <table:table-cell table:style-name="ce2" table:formula="of:=STDEV([.D13:.R13])" office:value-type="float" office:value="1.14053837190065" calcext:value-type="float">
            <text:p>1.14</text:p>
          </table:table-cell>
          <table:table-cell office:value-type="float" office:value="116.08" calcext:value-type="float">
            <text:p>116.08</text:p>
          </table:table-cell>
          <table:table-cell office:value-type="float" office:value="115.29" calcext:value-type="float">
            <text:p>115.29</text:p>
          </table:table-cell>
          <table:table-cell office:value-type="float" office:value="116.24" calcext:value-type="float">
            <text:p>116.24</text:p>
          </table:table-cell>
          <table:table-cell office:value-type="float" office:value="115.6" calcext:value-type="float">
            <text:p>115.60</text:p>
          </table:table-cell>
          <table:table-cell office:value-type="float" office:value="116.52" calcext:value-type="float">
            <text:p>116.52</text:p>
          </table:table-cell>
          <table:table-cell office:value-type="float" office:value="116.95" calcext:value-type="float">
            <text:p>116.95</text:p>
          </table:table-cell>
          <table:table-cell office:value-type="float" office:value="115.5" calcext:value-type="float">
            <text:p>115.50</text:p>
          </table:table-cell>
          <table:table-cell office:value-type="float" office:value="117.07" calcext:value-type="float">
            <text:p>117.07</text:p>
          </table:table-cell>
          <table:table-cell office:value-type="float" office:value="113.63" calcext:value-type="float">
            <text:p>113.63</text:p>
          </table:table-cell>
          <table:table-cell office:value-type="float" office:value="114.07" calcext:value-type="float">
            <text:p>114.07</text:p>
          </table:table-cell>
          <table:table-cell table:number-columns-repeated="21"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14:.R14])" office:value-type="float" office:value="115.589" calcext:value-type="float">
            <text:p>115.59</text:p>
          </table:table-cell>
          <table:table-cell table:style-name="ce2" table:formula="of:=STDEV([.D14:.R14])" office:value-type="float" office:value="1.80797892072274" calcext:value-type="float">
            <text:p>1.81</text:p>
          </table:table-cell>
          <table:table-cell office:value-type="float" office:value="115.95" calcext:value-type="float">
            <text:p>115.95</text:p>
          </table:table-cell>
          <table:table-cell office:value-type="float" office:value="112.18" calcext:value-type="float">
            <text:p>112.18</text:p>
          </table:table-cell>
          <table:table-cell office:value-type="float" office:value="115.59" calcext:value-type="float">
            <text:p>115.59</text:p>
          </table:table-cell>
          <table:table-cell office:value-type="float" office:value="117.92" calcext:value-type="float">
            <text:p>117.92</text:p>
          </table:table-cell>
          <table:table-cell office:value-type="float" office:value="112.8" calcext:value-type="float">
            <text:p>112.80</text:p>
          </table:table-cell>
          <table:table-cell office:value-type="float" office:value="116.43" calcext:value-type="float">
            <text:p>116.43</text:p>
          </table:table-cell>
          <table:table-cell office:value-type="float" office:value="115.19" calcext:value-type="float">
            <text:p>115.19</text:p>
          </table:table-cell>
          <table:table-cell office:value-type="float" office:value="116.45" calcext:value-type="float">
            <text:p>116.45</text:p>
          </table:table-cell>
          <table:table-cell office:value-type="float" office:value="116.23" calcext:value-type="float">
            <text:p>116.23</text:p>
          </table:table-cell>
          <table:table-cell office:value-type="float" office:value="117.15" calcext:value-type="float">
            <text:p>117.15</text:p>
          </table:table-cell>
          <table:table-cell table:number-columns-repeated="21"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15:.R15])" office:value-type="float" office:value="120.119" calcext:value-type="float">
            <text:p>120.12</text:p>
          </table:table-cell>
          <table:table-cell table:style-name="ce2" table:formula="of:=STDEV([.D15:.R15])" office:value-type="float" office:value="1.94280696130338" calcext:value-type="float">
            <text:p>1.94</text:p>
          </table:table-cell>
          <table:table-cell office:value-type="float" office:value="117.94" calcext:value-type="float">
            <text:p>117.94</text:p>
          </table:table-cell>
          <table:table-cell office:value-type="float" office:value="118.43" calcext:value-type="float">
            <text:p>118.43</text:p>
          </table:table-cell>
          <table:table-cell office:value-type="float" office:value="117.62" calcext:value-type="float">
            <text:p>117.62</text:p>
          </table:table-cell>
          <table:table-cell office:value-type="float" office:value="120.93" calcext:value-type="float">
            <text:p>120.93</text:p>
          </table:table-cell>
          <table:table-cell office:value-type="float" office:value="121.8" calcext:value-type="float">
            <text:p>121.80</text:p>
          </table:table-cell>
          <table:table-cell office:value-type="float" office:value="121.82" calcext:value-type="float">
            <text:p>121.82</text:p>
          </table:table-cell>
          <table:table-cell office:value-type="float" office:value="120.81" calcext:value-type="float">
            <text:p>120.81</text:p>
          </table:table-cell>
          <table:table-cell office:value-type="float" office:value="123.47" calcext:value-type="float">
            <text:p>123.47</text:p>
          </table:table-cell>
          <table:table-cell office:value-type="float" office:value="119.57" calcext:value-type="float">
            <text:p>119.57</text:p>
          </table:table-cell>
          <table:table-cell office:value-type="float" office:value="118.8" calcext:value-type="float">
            <text:p>118.80</text:p>
          </table:table-cell>
          <table:table-cell table:number-columns-repeated="21"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16:.R16])" office:value-type="float" office:value="118.836" calcext:value-type="float">
            <text:p>118.84</text:p>
          </table:table-cell>
          <table:table-cell table:style-name="ce2" table:formula="of:=STDEV([.D16:.R16])" office:value-type="float" office:value="1.12903301792089" calcext:value-type="float">
            <text:p>1.13</text:p>
          </table:table-cell>
          <table:table-cell office:value-type="float" office:value="120.73" calcext:value-type="float">
            <text:p>120.73</text:p>
          </table:table-cell>
          <table:table-cell office:value-type="float" office:value="118.85" calcext:value-type="float">
            <text:p>118.85</text:p>
          </table:table-cell>
          <table:table-cell office:value-type="float" office:value="117.7" calcext:value-type="float">
            <text:p>117.70</text:p>
          </table:table-cell>
          <table:table-cell office:value-type="float" office:value="119.66" calcext:value-type="float">
            <text:p>119.66</text:p>
          </table:table-cell>
          <table:table-cell office:value-type="float" office:value="117.85" calcext:value-type="float">
            <text:p>117.85</text:p>
          </table:table-cell>
          <table:table-cell office:value-type="float" office:value="116.84" calcext:value-type="float">
            <text:p>116.84</text:p>
          </table:table-cell>
          <table:table-cell office:value-type="float" office:value="118.92" calcext:value-type="float">
            <text:p>118.92</text:p>
          </table:table-cell>
          <table:table-cell office:value-type="float" office:value="119.27" calcext:value-type="float">
            <text:p>119.27</text:p>
          </table:table-cell>
          <table:table-cell office:value-type="float" office:value="118.83" calcext:value-type="float">
            <text:p>118.83</text:p>
          </table:table-cell>
          <table:table-cell office:value-type="float" office:value="119.71" calcext:value-type="float">
            <text:p>119.71</text:p>
          </table:table-cell>
          <table:table-cell table:number-columns-repeated="21"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17:.R17])" office:value-type="float" office:value="121.135" calcext:value-type="float">
            <text:p>121.14</text:p>
          </table:table-cell>
          <table:table-cell table:style-name="ce2" table:formula="of:=STDEV([.D17:.R17])" office:value-type="float" office:value="1.29829161250896" calcext:value-type="float">
            <text:p>1.30</text:p>
          </table:table-cell>
          <table:table-cell office:value-type="float" office:value="121.21" calcext:value-type="float">
            <text:p>121.21</text:p>
          </table:table-cell>
          <table:table-cell office:value-type="float" office:value="119.44" calcext:value-type="float">
            <text:p>119.44</text:p>
          </table:table-cell>
          <table:table-cell office:value-type="float" office:value="122.26" calcext:value-type="float">
            <text:p>122.26</text:p>
          </table:table-cell>
          <table:table-cell office:value-type="float" office:value="120.89" calcext:value-type="float">
            <text:p>120.89</text:p>
          </table:table-cell>
          <table:table-cell office:value-type="float" office:value="122.67" calcext:value-type="float">
            <text:p>122.67</text:p>
          </table:table-cell>
          <table:table-cell office:value-type="float" office:value="122.32" calcext:value-type="float">
            <text:p>122.32</text:p>
          </table:table-cell>
          <table:table-cell office:value-type="float" office:value="121.55" calcext:value-type="float">
            <text:p>121.55</text:p>
          </table:table-cell>
          <table:table-cell office:value-type="float" office:value="120.31" calcext:value-type="float">
            <text:p>120.31</text:p>
          </table:table-cell>
          <table:table-cell office:value-type="float" office:value="118.75" calcext:value-type="float">
            <text:p>118.75</text:p>
          </table:table-cell>
          <table:table-cell office:value-type="float" office:value="121.95" calcext:value-type="float">
            <text:p>121.95</text:p>
          </table:table-cell>
          <table:table-cell table:number-columns-repeated="21"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18:.R18])" office:value-type="float" office:value="161.383" calcext:value-type="float">
            <text:p>161.38</text:p>
          </table:table-cell>
          <table:table-cell table:style-name="ce2" table:formula="of:=STDEV([.D18:.R18])" office:value-type="float" office:value="23.9065769890491" calcext:value-type="float">
            <text:p>23.91</text:p>
          </table:table-cell>
          <table:table-cell office:value-type="float" office:value="157.03" calcext:value-type="float">
            <text:p>157.03</text:p>
          </table:table-cell>
          <table:table-cell office:value-type="float" office:value="196.33" calcext:value-type="float">
            <text:p>196.33</text:p>
          </table:table-cell>
          <table:table-cell office:value-type="float" office:value="139.65" calcext:value-type="float">
            <text:p>139.65</text:p>
          </table:table-cell>
          <table:table-cell office:value-type="float" office:value="133.78" calcext:value-type="float">
            <text:p>133.78</text:p>
          </table:table-cell>
          <table:table-cell office:value-type="float" office:value="136.92" calcext:value-type="float">
            <text:p>136.92</text:p>
          </table:table-cell>
          <table:table-cell office:value-type="float" office:value="187.49" calcext:value-type="float">
            <text:p>187.49</text:p>
          </table:table-cell>
          <table:table-cell office:value-type="float" office:value="161.64" calcext:value-type="float">
            <text:p>161.64</text:p>
          </table:table-cell>
          <table:table-cell office:value-type="float" office:value="137.63" calcext:value-type="float">
            <text:p>137.63</text:p>
          </table:table-cell>
          <table:table-cell office:value-type="float" office:value="182.39" calcext:value-type="float">
            <text:p>182.39</text:p>
          </table:table-cell>
          <table:table-cell office:value-type="float" office:value="180.97" calcext:value-type="float">
            <text:p>180.97</text:p>
          </table:table-cell>
          <table:table-cell table:number-columns-repeated="21"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19:.R19])" office:value-type="float" office:value="190.267" calcext:value-type="float">
            <text:p>190.27</text:p>
          </table:table-cell>
          <table:table-cell table:style-name="ce2" table:formula="of:=STDEV([.D19:.R19])" office:value-type="float" office:value="36.501353414786" calcext:value-type="float">
            <text:p>36.50</text:p>
          </table:table-cell>
          <table:table-cell office:value-type="float" office:value="168.43" calcext:value-type="float">
            <text:p>168.43</text:p>
          </table:table-cell>
          <table:table-cell office:value-type="float" office:value="218.72" calcext:value-type="float">
            <text:p>218.72</text:p>
          </table:table-cell>
          <table:table-cell office:value-type="float" office:value="135.43" calcext:value-type="float">
            <text:p>135.43</text:p>
          </table:table-cell>
          <table:table-cell office:value-type="float" office:value="158.72" calcext:value-type="float">
            <text:p>158.72</text:p>
          </table:table-cell>
          <table:table-cell office:value-type="float" office:value="159.32" calcext:value-type="float">
            <text:p>159.32</text:p>
          </table:table-cell>
          <table:table-cell office:value-type="float" office:value="238.64" calcext:value-type="float">
            <text:p>238.64</text:p>
          </table:table-cell>
          <table:table-cell office:value-type="float" office:value="214.94" calcext:value-type="float">
            <text:p>214.94</text:p>
          </table:table-cell>
          <table:table-cell office:value-type="float" office:value="169.45" calcext:value-type="float">
            <text:p>169.45</text:p>
          </table:table-cell>
          <table:table-cell office:value-type="float" office:value="237.57" calcext:value-type="float">
            <text:p>237.57</text:p>
          </table:table-cell>
          <table:table-cell office:value-type="float" office:value="201.45" calcext:value-type="float">
            <text:p>201.45</text:p>
          </table:table-cell>
          <table:table-cell table:number-columns-repeated="21"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20:.R20])" office:value-type="float" office:value="175.789" calcext:value-type="float">
            <text:p>175.79</text:p>
          </table:table-cell>
          <table:table-cell table:style-name="ce2" table:formula="of:=STDEV([.D20:.R20])" office:value-type="float" office:value="40.2970190378064" calcext:value-type="float">
            <text:p>40.30</text:p>
          </table:table-cell>
          <table:table-cell office:value-type="float" office:value="140.78" calcext:value-type="float">
            <text:p>140.78</text:p>
          </table:table-cell>
          <table:table-cell office:value-type="float" office:value="261.07" calcext:value-type="float">
            <text:p>261.07</text:p>
          </table:table-cell>
          <table:table-cell office:value-type="float" office:value="137.67" calcext:value-type="float">
            <text:p>137.67</text:p>
          </table:table-cell>
          <table:table-cell office:value-type="float" office:value="181.59" calcext:value-type="float">
            <text:p>181.59</text:p>
          </table:table-cell>
          <table:table-cell office:value-type="float" office:value="132.5" calcext:value-type="float">
            <text:p>132.50</text:p>
          </table:table-cell>
          <table:table-cell office:value-type="float" office:value="224.58" calcext:value-type="float">
            <text:p>224.58</text:p>
          </table:table-cell>
          <table:table-cell office:value-type="float" office:value="173.26" calcext:value-type="float">
            <text:p>173.26</text:p>
          </table:table-cell>
          <table:table-cell office:value-type="float" office:value="157.7" calcext:value-type="float">
            <text:p>157.70</text:p>
          </table:table-cell>
          <table:table-cell office:value-type="float" office:value="170.05" calcext:value-type="float">
            <text:p>170.05</text:p>
          </table:table-cell>
          <table:table-cell office:value-type="float" office:value="178.69" calcext:value-type="float">
            <text:p>178.69</text:p>
          </table:table-cell>
          <table:table-cell table:number-columns-repeated="21"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21:.R21])" office:value-type="float" office:value="105.417" calcext:value-type="float">
            <text:p>105.42</text:p>
          </table:table-cell>
          <table:table-cell table:style-name="ce2" table:formula="of:=STDEV([.D21:.R21])" office:value-type="float" office:value="4.02689030835899" calcext:value-type="float">
            <text:p>4.03</text:p>
          </table:table-cell>
          <table:table-cell office:value-type="float" office:value="104.82" calcext:value-type="float">
            <text:p>104.82</text:p>
          </table:table-cell>
          <table:table-cell office:value-type="float" office:value="115.18" calcext:value-type="float">
            <text:p>115.18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6.83" calcext:value-type="float">
            <text:p>106.83</text:p>
          </table:table-cell>
          <table:table-cell office:value-type="float" office:value="105.02" calcext:value-type="float">
            <text:p>105.02</text:p>
          </table:table-cell>
          <table:table-cell office:value-type="float" office:value="108.4" calcext:value-type="float">
            <text:p>108.40</text:p>
          </table:table-cell>
          <table:table-cell office:value-type="float" office:value="104.58" calcext:value-type="float">
            <text:p>104.58</text:p>
          </table:table-cell>
          <table:table-cell office:value-type="float" office:value="101.89" calcext:value-type="float">
            <text:p>101.89</text:p>
          </table:table-cell>
          <table:table-cell office:value-type="float" office:value="102.39" calcext:value-type="float">
            <text:p>102.39</text:p>
          </table:table-cell>
          <table:table-cell office:value-type="float" office:value="102.88" calcext:value-type="float">
            <text:p>102.88</text:p>
          </table:table-cell>
          <table:table-cell table:number-columns-repeated="21"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22:.R22])" office:value-type="float" office:value="109.45" calcext:value-type="float">
            <text:p>109.45</text:p>
          </table:table-cell>
          <table:table-cell table:style-name="ce2" table:formula="of:=STDEV([.D22:.R22])" office:value-type="float" office:value="1.57666314305456" calcext:value-type="float">
            <text:p>1.58</text:p>
          </table:table-cell>
          <table:table-cell office:value-type="float" office:value="111.1" calcext:value-type="float">
            <text:p>111.10</text:p>
          </table:table-cell>
          <table:table-cell office:value-type="float" office:value="110.21" calcext:value-type="float">
            <text:p>110.21</text:p>
          </table:table-cell>
          <table:table-cell office:value-type="float" office:value="108.71" calcext:value-type="float">
            <text:p>108.71</text:p>
          </table:table-cell>
          <table:table-cell office:value-type="float" office:value="106.63" calcext:value-type="float">
            <text:p>106.63</text:p>
          </table:table-cell>
          <table:table-cell office:value-type="float" office:value="112.5" calcext:value-type="float">
            <text:p>112.50</text:p>
          </table:table-cell>
          <table:table-cell office:value-type="float" office:value="108.88" calcext:value-type="float">
            <text:p>108.88</text:p>
          </table:table-cell>
          <table:table-cell office:value-type="float" office:value="109.59" calcext:value-type="float">
            <text:p>109.59</text:p>
          </table:table-cell>
          <table:table-cell office:value-type="float" office:value="108.63" calcext:value-type="float">
            <text:p>108.63</text:p>
          </table:table-cell>
          <table:table-cell office:value-type="float" office:value="108.98" calcext:value-type="float">
            <text:p>108.98</text:p>
          </table:table-cell>
          <table:table-cell office:value-type="float" office:value="109.27" calcext:value-type="float">
            <text:p>109.27</text:p>
          </table:table-cell>
          <table:table-cell table:number-columns-repeated="21"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23:.R23])" office:value-type="float" office:value="99.432" calcext:value-type="float">
            <text:p>99.43</text:p>
          </table:table-cell>
          <table:table-cell table:style-name="ce2" table:formula="of:=STDEV([.D23:.R23])" office:value-type="float" office:value="1.59954021171363" calcext:value-type="float">
            <text:p>1.60</text:p>
          </table:table-cell>
          <table:table-cell office:value-type="float" office:value="99.37" calcext:value-type="float">
            <text:p>99.37</text:p>
          </table:table-cell>
          <table:table-cell office:value-type="float" office:value="99.15" calcext:value-type="float">
            <text:p>99.15</text:p>
          </table:table-cell>
          <table:table-cell office:value-type="float" office:value="98.53" calcext:value-type="float">
            <text:p>98.53</text:p>
          </table:table-cell>
          <table:table-cell office:value-type="float" office:value="98.18" calcext:value-type="float">
            <text:p>98.18</text:p>
          </table:table-cell>
          <table:table-cell office:value-type="float" office:value="100.18" calcext:value-type="float">
            <text:p>100.18</text:p>
          </table:table-cell>
          <table:table-cell office:value-type="float" office:value="102.97" calcext:value-type="float">
            <text:p>102.97</text:p>
          </table:table-cell>
          <table:table-cell office:value-type="float" office:value="100.61" calcext:value-type="float">
            <text:p>100.61</text:p>
          </table:table-cell>
          <table:table-cell office:value-type="float" office:value="98.72" calcext:value-type="float">
            <text:p>98.72</text:p>
          </table:table-cell>
          <table:table-cell office:value-type="float" office:value="99.54" calcext:value-type="float">
            <text:p>99.54</text:p>
          </table:table-cell>
          <table:table-cell office:value-type="float" office:value="97.07" calcext:value-type="float">
            <text:p>97.07</text:p>
          </table:table-cell>
          <table:table-cell table:number-columns-repeated="21"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24:.R24])" office:value-type="float" office:value="99.043" calcext:value-type="float">
            <text:p>99.04</text:p>
          </table:table-cell>
          <table:table-cell table:style-name="ce2" table:formula="of:=STDEV([.D24:.R24])" office:value-type="float" office:value="2.91491585546555" calcext:value-type="float">
            <text:p>2.91</text:p>
          </table:table-cell>
          <table:table-cell office:value-type="float" office:value="97.45" calcext:value-type="float">
            <text:p>97.45</text:p>
          </table:table-cell>
          <table:table-cell office:value-type="float" office:value="100.73" calcext:value-type="float">
            <text:p>100.73</text:p>
          </table:table-cell>
          <table:table-cell office:value-type="float" office:value="95.04" calcext:value-type="float">
            <text:p>95.04</text:p>
          </table:table-cell>
          <table:table-cell office:value-type="float" office:value="97.37" calcext:value-type="float">
            <text:p>97.37</text:p>
          </table:table-cell>
          <table:table-cell office:value-type="float" office:value="101.32" calcext:value-type="float">
            <text:p>101.32</text:p>
          </table:table-cell>
          <table:table-cell office:value-type="float" office:value="97.32" calcext:value-type="float">
            <text:p>97.32</text:p>
          </table:table-cell>
          <table:table-cell office:value-type="float" office:value="99" calcext:value-type="float">
            <text:p>99.00</text:p>
          </table:table-cell>
          <table:table-cell office:value-type="float" office:value="102.84" calcext:value-type="float">
            <text:p>102.84</text:p>
          </table:table-cell>
          <table:table-cell office:value-type="float" office:value="95.88" calcext:value-type="float">
            <text:p>95.88</text:p>
          </table:table-cell>
          <table:table-cell office:value-type="float" office:value="103.48" calcext:value-type="float">
            <text:p>103.48</text:p>
          </table:table-cell>
          <table:table-cell table:number-columns-repeated="21"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25:.R25])" office:value-type="float" office:value="87.035" calcext:value-type="float">
            <text:p>87.04</text:p>
          </table:table-cell>
          <table:table-cell table:style-name="ce2" table:formula="of:=STDEV([.D25:.R25])" office:value-type="float" office:value="1.98737263742862" calcext:value-type="float">
            <text:p>1.99</text:p>
          </table:table-cell>
          <table:table-cell office:value-type="float" office:value="85.31" calcext:value-type="float">
            <text:p>85.31</text:p>
          </table:table-cell>
          <table:table-cell office:value-type="float" office:value="87.23" calcext:value-type="float">
            <text:p>87.23</text:p>
          </table:table-cell>
          <table:table-cell office:value-type="float" office:value="87.55" calcext:value-type="float">
            <text:p>87.55</text:p>
          </table:table-cell>
          <table:table-cell office:value-type="float" office:value="84.54" calcext:value-type="float">
            <text:p>84.54</text:p>
          </table:table-cell>
          <table:table-cell office:value-type="float" office:value="88.27" calcext:value-type="float">
            <text:p>88.27</text:p>
          </table:table-cell>
          <table:table-cell office:value-type="float" office:value="83.25" calcext:value-type="float">
            <text:p>83.25</text:p>
          </table:table-cell>
          <table:table-cell office:value-type="float" office:value="88.65" calcext:value-type="float">
            <text:p>88.65</text:p>
          </table:table-cell>
          <table:table-cell office:value-type="float" office:value="88.16" calcext:value-type="float">
            <text:p>88.16</text:p>
          </table:table-cell>
          <table:table-cell office:value-type="float" office:value="89.33" calcext:value-type="float">
            <text:p>89.33</text:p>
          </table:table-cell>
          <table:table-cell office:value-type="float" office:value="88.06" calcext:value-type="float">
            <text:p>88.06</text:p>
          </table:table-cell>
          <table:table-cell table:number-columns-repeated="21"/>
        </table:table-row>
        <table:table-row table:style-name="ro1" table:number-rows-repeated="71">
          <table:table-cell/>
          <table:table-cell table:style-name="ce2" table:number-columns-repeated="2"/>
          <table:table-cell table:number-columns-repeated="31"/>
        </table:table-row>
        <table:table-row table:style-name="ro1" table:number-rows-repeated="1048479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graphe_scenario1" table:style-name="ta1">
        <table:shapes>
          <draw:frame draw:z-index="0" draw:style-name="gr1" draw:text-style-name="P1" svg:width="160mm" svg:height="120mm" svg:x="0mm" svg:y="0mm">
            <loext:p draw:notify-on-update-of-ranges="10p_scenario3_no.A2:10p_scenario3_no.A96 10p_scenario1_no.B2:10p_scenario1_no.B25 10p_scenario1_no.C2:10p_scenario1_no.C96 10p_scenario1_no.C2:10p_scenario1_no.C96 10p_scenario3_no.B2:10p_scenario3_no.B25 10p_scenario3_no.C2:10p_scenario3_no.C96 10p_scenario3_no.C2:10p_scenario3_no.C96 '10p_scenario2+3'.B2:'10p_scenario2+3'.B25 '10p_scenario2+3'.C2:'10p_scenario2+3'.C96 '10p_scenario2+3'.C2:'10p_scenario2+3'.C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 style:data-style-name="N2" text:time-value="16:13:53.103368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09:16:15.109272964</meta:creation-date>
    <dc:date>2018-11-30T17:21:30.794146045</dc:date>
    <meta:editing-duration>PT2H48M42S</meta:editing-duration>
    <meta:editing-cycles>18</meta:editing-cycles>
    <meta:generator>LibreOffice/5.1.6.2$Linux_X86_64 LibreOffice_project/10m0$Build-2</meta:generator>
    <meta:document-statistic meta:table-count="4" meta:cell-count="11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10p_scenario1_no.C2:10p_scenario1_no.C96" chart:error-lower-range="10p_scenario1_no.C2:10p_scenario1_no.C96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10p_scenario1_no.C2:10p_scenario1_no.C96" chart:error-lower-range="10p_scenario1_no.C2:10p_scenario1_no.C96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2">
      <style:chart-properties chart:link-data-style-to-source="true" chart:error-category="cell-range" chart:error-upper-range="10p_scenario3_no.C2:10p_scenario3_no.C96" chart:error-lower-range="10p_scenario3_no.C2:10p_scenario3_no.C96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10p_scenario3_no.C2:10p_scenario3_no.C96" chart:error-lower-range="10p_scenario3_no.C2:10p_scenario3_no.C96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2">
      <style:chart-properties chart:link-data-style-to-source="true" chart:error-category="cell-range" chart:error-upper-range="'10p_scenario2+3'.C2:'10p_scenario2+3'.C96" chart:error-lower-range="'10p_scenario2+3'.C2:'10p_scenario2+3'.C96"/>
      <style:graphic-properties draw:stroke="none" draw:fill-color="#ffd32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'10p_scenario2+3'.C2:'10p_scenario2+3'.C96" chart:error-lower-range="'10p_scenario2+3'.C2:'10p_scenario2+3'.C96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bar" chart:style-name="ch1">
        <chart:title svg:x="3.95cm" svg:y="0.677cm" chart:style-name="ch2">
          <text:p>Temps moyen des trajets sur le réseau</text:p>
        </chart:title>
        <chart:subtitle svg:x="1.527cm" svg:y="1.421cm" chart:style-name="ch3">
          <text:p>Avec diminution du temps de contrôle entrée E, 15 simulations par scénario</text:p>
        </chart:subtitle>
        <chart:legend svg:x="8.949cm" svg:y="2.236cm" style:legend-expansion="custom" chartooo:width="6.732cm" chartooo:height="3.529cm" style:legend-expansion-aspect-ratio="1.90762255596486" chart:style-name="ch4"/>
        <chart:plot-area chart:style-name="ch5" table:cell-range-address="10p_scenario3_no.A2:10p_scenario3_no.A96 10p_scenario1_no.B2:10p_scenario1_no.B25 10p_scenario3_no.B2:10p_scenario3_no.B25 '10p_scenario2+3'.B2:'10p_scenario2+3'.B25" chart:data-source-has-labels="both" svg:x="1.314cm" svg:y="2.318cm" svg:width="14.367cm" svg:height="8.479cm">
          <chartooo:coordinate-region svg:x="2.729cm" svg:y="2.318cm" svg:width="12.952cm" svg:height="7.084cm"/>
          <chart:axis chart:dimension="x" chart:name="primary-x" chart:style-name="ch6" chartooo:axis-type="auto">
            <chartooo:date-scale/>
            <chart:title svg:x="7.913cm" svg:y="10.64cm" chart:style-name="ch7">
              <text:p>Heures</text:p>
            </chart:title>
            <chart:categories table:cell-range-address="10p_scenario3_no.A2:10p_scenario3_no.A96"/>
          </chart:axis>
          <chart:axis chart:dimension="y" chart:name="primary-y" chart:style-name="ch8">
            <chart:title svg:x="0.752cm" svg:y="7.52cm" chart:style-name="ch9">
              <text:p>Durée (secondes)</text:p>
            </chart:title>
            <chart:grid chart:style-name="ch10" chart:class="major"/>
          </chart:axis>
          <chart:series chart:style-name="ch11" chart:values-cell-range-address="10p_scenario1_no.B2:10p_scenario1_no.B25" loext:label-string="&quot;Temps de contrôle de 8s&quot;" chart:class="chart:bar">
            <chart:error-indicator chart:style-name="ch12" chart:dimension="y"/>
            <chart:data-point chart:repeated="24"/>
          </chart:series>
          <chart:series chart:style-name="ch13" chart:values-cell-range-address="10p_scenario3_no.B2:10p_scenario3_no.B25" loext:label-string="&quot;Temps de contrôle de 4s&quot;" chart:class="chart:bar">
            <chart:error-indicator chart:style-name="ch14" chart:dimension="y"/>
            <chart:data-point chart:repeated="24"/>
          </chart:series>
          <chart:series chart:style-name="ch15" chart:values-cell-range-address="'10p_scenario2+3'.B2:'10p_scenario2+3'.B25" loext:label-string="&quot;Temps de contrôle de 4s dans le scénario 2&quot;" chart:class="chart:bar">
            <chart:error-indicator chart:style-name="ch16" chart:dimension="y"/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de contrôle de 8s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Temps de contrôle de 4s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Temps de contrôle de 4s dans le scénario 2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10p_scenario3_no.A2:10p_scenario3_no.A96</svg:desc>
                </draw:g>
              </table:table-cell>
              <table:table-cell office:value-type="float" office:value="99.6693333333333">
                <text:p>99.6693333333333</text:p>
                <draw:g>
                  <svg:desc>10p_scenario1_no.B2:10p_scenario1_no.B25</svg:desc>
                </draw:g>
              </table:table-cell>
              <table:table-cell office:value-type="float" office:value="3.23232659830272">
                <text:p>3.23232659830272</text:p>
                <draw:g>
                  <svg:desc>10p_scenario1_no.C2:10p_scenario1_no.C96</svg:desc>
                </draw:g>
              </table:table-cell>
              <table:table-cell office:value-type="float" office:value="3.23232659830272">
                <text:p>3.23232659830272</text:p>
                <draw:g>
                  <svg:desc>10p_scenario1_no.C2:10p_scenario1_no.C96</svg:desc>
                </draw:g>
              </table:table-cell>
              <table:table-cell office:value-type="float" office:value="98.8666666666667">
                <text:p>98.8666666666667</text:p>
                <draw:g>
                  <svg:desc>10p_scenario3_no.B2:10p_scenario3_no.B25</svg:desc>
                </draw:g>
              </table:table-cell>
              <table:table-cell office:value-type="float" office:value="2.88950976234147">
                <text:p>2.88950976234147</text:p>
                <draw:g>
                  <svg:desc>10p_scenario3_no.C2:10p_scenario3_no.C96</svg:desc>
                </draw:g>
              </table:table-cell>
              <table:table-cell office:value-type="float" office:value="2.88950976234147">
                <text:p>2.88950976234147</text:p>
                <draw:g>
                  <svg:desc>10p_scenario3_no.C2:10p_scenario3_no.C96</svg:desc>
                </draw:g>
              </table:table-cell>
              <table:table-cell office:value-type="float" office:value="100.154">
                <text:p>100.154</text:p>
                <draw:g>
                  <svg:desc>'10p_scenario2+3'.B2:'10p_scenario2+3'.B25</svg:desc>
                </draw:g>
              </table:table-cell>
              <table:table-cell office:value-type="float" office:value="2.40979113894407">
                <text:p>2.40979113894407</text:p>
                <draw:g>
                  <svg:desc>'10p_scenario2+3'.C2:'10p_scenario2+3'.C96</svg:desc>
                </draw:g>
              </table:table-cell>
              <table:table-cell office:value-type="float" office:value="2.40979113894407">
                <text:p>2.40979113894407</text:p>
                <draw:g>
                  <svg:desc>'10p_scenario2+3'.C2:'10p_scenario2+3'.C96</svg:desc>
                </draw:g>
              </table:table-cell>
            </table:table-row>
            <table:table-row>
              <table:table-cell office:value-type="float" office:value="0.0416666666666667">
                <text:p>0.0416666666666667</text:p>
              </table:table-cell>
              <table:table-cell office:value-type="float" office:value="95.4526666666667">
                <text:p>95.4526666666667</text:p>
              </table:table-cell>
              <table:table-cell office:value-type="float" office:value="3.53168204900131">
                <text:p>3.53168204900131</text:p>
              </table:table-cell>
              <table:table-cell office:value-type="float" office:value="3.53168204900131">
                <text:p>3.53168204900131</text:p>
              </table:table-cell>
              <table:table-cell office:value-type="float" office:value="100.384666666667">
                <text:p>100.384666666667</text:p>
              </table:table-cell>
              <table:table-cell office:value-type="float" office:value="4.33174967398801">
                <text:p>4.33174967398801</text:p>
              </table:table-cell>
              <table:table-cell office:value-type="float" office:value="4.33174967398801">
                <text:p>4.33174967398801</text:p>
              </table:table-cell>
              <table:table-cell office:value-type="float" office:value="100.442">
                <text:p>100.442</text:p>
              </table:table-cell>
              <table:table-cell office:value-type="float" office:value="3.00056957556024">
                <text:p>3.00056957556024</text:p>
              </table:table-cell>
              <table:table-cell office:value-type="float" office:value="3.00056957556024">
                <text:p>3.00056957556024</text:p>
              </table:table-cell>
            </table:table-row>
            <table:table-row>
              <table:table-cell office:value-type="float" office:value="0.0833333333333333">
                <text:p>0.0833333333333333</text:p>
              </table:table-cell>
              <table:table-cell office:value-type="float" office:value="99.642">
                <text:p>99.642</text:p>
              </table:table-cell>
              <table:table-cell office:value-type="float" office:value="4.58637765562323">
                <text:p>4.58637765562323</text:p>
              </table:table-cell>
              <table:table-cell office:value-type="float" office:value="4.58637765562323">
                <text:p>4.58637765562323</text:p>
              </table:table-cell>
              <table:table-cell office:value-type="float" office:value="95.5613333333333">
                <text:p>95.5613333333333</text:p>
              </table:table-cell>
              <table:table-cell office:value-type="float" office:value="5.52566979348809">
                <text:p>5.52566979348809</text:p>
              </table:table-cell>
              <table:table-cell office:value-type="float" office:value="5.52566979348809">
                <text:p>5.52566979348809</text:p>
              </table:table-cell>
              <table:table-cell office:value-type="float" office:value="97.478">
                <text:p>97.478</text:p>
              </table:table-cell>
              <table:table-cell office:value-type="float" office:value="3.97494598146384">
                <text:p>3.97494598146384</text:p>
              </table:table-cell>
              <table:table-cell office:value-type="float" office:value="3.97494598146384">
                <text:p>3.97494598146384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04.952">
                <text:p>104.952</text:p>
              </table:table-cell>
              <table:table-cell office:value-type="float" office:value="5.96648041741767">
                <text:p>5.96648041741767</text:p>
              </table:table-cell>
              <table:table-cell office:value-type="float" office:value="5.96648041741767">
                <text:p>5.96648041741767</text:p>
              </table:table-cell>
              <table:table-cell office:value-type="float" office:value="102.386">
                <text:p>102.386</text:p>
              </table:table-cell>
              <table:table-cell office:value-type="float" office:value="5.70326823597037">
                <text:p>5.70326823597037</text:p>
              </table:table-cell>
              <table:table-cell office:value-type="float" office:value="5.70326823597037">
                <text:p>5.70326823597037</text:p>
              </table:table-cell>
              <table:table-cell office:value-type="float" office:value="103.89">
                <text:p>103.89</text:p>
              </table:table-cell>
              <table:table-cell office:value-type="float" office:value="5.76915168036958">
                <text:p>5.76915168036958</text:p>
              </table:table-cell>
              <table:table-cell office:value-type="float" office:value="5.76915168036958">
                <text:p>5.76915168036958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121.605333333333">
                <text:p>121.605333333333</text:p>
              </table:table-cell>
              <table:table-cell office:value-type="float" office:value="4.35875287974286">
                <text:p>4.35875287974286</text:p>
              </table:table-cell>
              <table:table-cell office:value-type="float" office:value="4.35875287974286">
                <text:p>4.35875287974286</text:p>
              </table:table-cell>
              <table:table-cell office:value-type="float" office:value="121.548">
                <text:p>121.548</text:p>
              </table:table-cell>
              <table:table-cell office:value-type="float" office:value="2.19331516854542">
                <text:p>2.19331516854542</text:p>
              </table:table-cell>
              <table:table-cell office:value-type="float" office:value="2.19331516854542">
                <text:p>2.19331516854542</text:p>
              </table:table-cell>
              <table:table-cell office:value-type="float" office:value="116.844">
                <text:p>116.844</text:p>
              </table:table-cell>
              <table:table-cell office:value-type="float" office:value="3.00800118203286">
                <text:p>3.00800118203286</text:p>
              </table:table-cell>
              <table:table-cell office:value-type="float" office:value="3.00800118203286">
                <text:p>3.00800118203286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128.072">
                <text:p>128.072</text:p>
              </table:table-cell>
              <table:table-cell office:value-type="float" office:value="1.85253956965644">
                <text:p>1.85253956965644</text:p>
              </table:table-cell>
              <table:table-cell office:value-type="float" office:value="1.85253956965644">
                <text:p>1.85253956965644</text:p>
              </table:table-cell>
              <table:table-cell office:value-type="float" office:value="129.098">
                <text:p>129.098</text:p>
              </table:table-cell>
              <table:table-cell office:value-type="float" office:value="2.15030296868671">
                <text:p>2.15030296868671</text:p>
              </table:table-cell>
              <table:table-cell office:value-type="float" office:value="2.15030296868671">
                <text:p>2.15030296868671</text:p>
              </table:table-cell>
              <table:table-cell office:value-type="float" office:value="125.951">
                <text:p>125.951</text:p>
              </table:table-cell>
              <table:table-cell office:value-type="float" office:value="2.36455986038276">
                <text:p>2.36455986038276</text:p>
              </table:table-cell>
              <table:table-cell office:value-type="float" office:value="2.36455986038276">
                <text:p>2.3645598603827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26.758666666667">
                <text:p>126.758666666667</text:p>
              </table:table-cell>
              <table:table-cell office:value-type="float" office:value="1.83506273410345">
                <text:p>1.83506273410345</text:p>
              </table:table-cell>
              <table:table-cell office:value-type="float" office:value="1.83506273410345">
                <text:p>1.83506273410345</text:p>
              </table:table-cell>
              <table:table-cell office:value-type="float" office:value="126.988666666667">
                <text:p>126.988666666667</text:p>
              </table:table-cell>
              <table:table-cell office:value-type="float" office:value="1.28626184107651">
                <text:p>1.28626184107651</text:p>
              </table:table-cell>
              <table:table-cell office:value-type="float" office:value="1.28626184107651">
                <text:p>1.28626184107651</text:p>
              </table:table-cell>
              <table:table-cell office:value-type="float" office:value="123.442">
                <text:p>123.442</text:p>
              </table:table-cell>
              <table:table-cell office:value-type="float" office:value="1.41636310473143">
                <text:p>1.41636310473143</text:p>
              </table:table-cell>
              <table:table-cell office:value-type="float" office:value="1.41636310473143">
                <text:p>1.41636310473143</text:p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204.010666666667">
                <text:p>204.010666666667</text:p>
              </table:table-cell>
              <table:table-cell office:value-type="float" office:value="15.4538767520214">
                <text:p>15.4538767520214</text:p>
              </table:table-cell>
              <table:table-cell office:value-type="float" office:value="15.4538767520214">
                <text:p>15.4538767520214</text:p>
              </table:table-cell>
              <table:table-cell office:value-type="float" office:value="199.297333333333">
                <text:p>199.297333333333</text:p>
              </table:table-cell>
              <table:table-cell office:value-type="float" office:value="9.97682347576957">
                <text:p>9.97682347576957</text:p>
              </table:table-cell>
              <table:table-cell office:value-type="float" office:value="9.97682347576957">
                <text:p>9.97682347576957</text:p>
              </table:table-cell>
              <table:table-cell office:value-type="float" office:value="189.867">
                <text:p>189.867</text:p>
              </table:table-cell>
              <table:table-cell office:value-type="float" office:value="16.977923606849">
                <text:p>16.977923606849</text:p>
              </table:table-cell>
              <table:table-cell office:value-type="float" office:value="16.977923606849">
                <text:p>16.977923606849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334.156666666667">
                <text:p>334.156666666667</text:p>
              </table:table-cell>
              <table:table-cell office:value-type="float" office:value="41.0946746057489">
                <text:p>41.0946746057489</text:p>
              </table:table-cell>
              <table:table-cell office:value-type="float" office:value="41.0946746057489">
                <text:p>41.0946746057489</text:p>
              </table:table-cell>
              <table:table-cell office:value-type="float" office:value="283.326">
                <text:p>283.326</text:p>
              </table:table-cell>
              <table:table-cell office:value-type="float" office:value="24.9203817329166">
                <text:p>24.9203817329166</text:p>
              </table:table-cell>
              <table:table-cell office:value-type="float" office:value="24.9203817329166">
                <text:p>24.9203817329166</text:p>
              </table:table-cell>
              <table:table-cell office:value-type="float" office:value="277.317">
                <text:p>277.317</text:p>
              </table:table-cell>
              <table:table-cell office:value-type="float" office:value="28.2267324239511">
                <text:p>28.2267324239511</text:p>
              </table:table-cell>
              <table:table-cell office:value-type="float" office:value="28.2267324239511">
                <text:p>28.2267324239511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564.154">
                <text:p>564.154</text:p>
              </table:table-cell>
              <table:table-cell office:value-type="float" office:value="312.702860871376">
                <text:p>312.702860871376</text:p>
              </table:table-cell>
              <table:table-cell office:value-type="float" office:value="312.702860871376">
                <text:p>312.702860871376</text:p>
              </table:table-cell>
              <table:table-cell office:value-type="float" office:value="168.519333333333">
                <text:p>168.519333333333</text:p>
              </table:table-cell>
              <table:table-cell office:value-type="float" office:value="23.4998548526419">
                <text:p>23.4998548526419</text:p>
              </table:table-cell>
              <table:table-cell office:value-type="float" office:value="23.4998548526419">
                <text:p>23.4998548526419</text:p>
              </table:table-cell>
              <table:table-cell office:value-type="float" office:value="166.636">
                <text:p>166.636</text:p>
              </table:table-cell>
              <table:table-cell office:value-type="float" office:value="27.1841964710708">
                <text:p>27.1841964710708</text:p>
              </table:table-cell>
              <table:table-cell office:value-type="float" office:value="27.1841964710708">
                <text:p>27.1841964710708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254.397333333333">
                <text:p>254.397333333333</text:p>
              </table:table-cell>
              <table:table-cell office:value-type="float" office:value="268.269959994104">
                <text:p>268.269959994104</text:p>
              </table:table-cell>
              <table:table-cell office:value-type="float" office:value="268.269959994104">
                <text:p>268.269959994104</text:p>
              </table:table-cell>
              <table:table-cell office:value-type="float" office:value="123.532666666667">
                <text:p>123.532666666667</text:p>
              </table:table-cell>
              <table:table-cell office:value-type="float" office:value="1.09443701552551">
                <text:p>1.09443701552551</text:p>
              </table:table-cell>
              <table:table-cell office:value-type="float" office:value="1.09443701552551">
                <text:p>1.09443701552551</text:p>
              </table:table-cell>
              <table:table-cell office:value-type="float" office:value="120.595">
                <text:p>120.595</text:p>
              </table:table-cell>
              <table:table-cell office:value-type="float" office:value="1.55191816794572">
                <text:p>1.55191816794572</text:p>
              </table:table-cell>
              <table:table-cell office:value-type="float" office:value="1.55191816794572">
                <text:p>1.55191816794572</text:p>
              </table:table-cell>
            </table:table-row>
            <table:table-row>
              <table:table-cell office:value-type="float" office:value="0.458333333333333">
                <text:p>0.458333333333333</text:p>
              </table:table-cell>
              <table:table-cell office:value-type="float" office:value="125.006">
                <text:p>125.006</text:p>
              </table:table-cell>
              <table:table-cell office:value-type="float" office:value="17.9697546688079">
                <text:p>17.9697546688079</text:p>
              </table:table-cell>
              <table:table-cell office:value-type="float" office:value="17.9697546688079">
                <text:p>17.9697546688079</text:p>
              </table:table-cell>
              <table:table-cell office:value-type="float" office:value="120.402666666667">
                <text:p>120.402666666667</text:p>
              </table:table-cell>
              <table:table-cell office:value-type="float" office:value="1.28783021655289">
                <text:p>1.28783021655289</text:p>
              </table:table-cell>
              <table:table-cell office:value-type="float" office:value="1.28783021655289">
                <text:p>1.28783021655289</text:p>
              </table:table-cell>
              <table:table-cell office:value-type="float" office:value="115.695">
                <text:p>115.695</text:p>
              </table:table-cell>
              <table:table-cell office:value-type="float" office:value="1.14053837190065">
                <text:p>1.14053837190065</text:p>
              </table:table-cell>
              <table:table-cell office:value-type="float" office:value="1.14053837190065">
                <text:p>1.1405383719006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20.274666666667">
                <text:p>120.274666666667</text:p>
              </table:table-cell>
              <table:table-cell office:value-type="float" office:value="1.25391880955363">
                <text:p>1.25391880955363</text:p>
              </table:table-cell>
              <table:table-cell office:value-type="float" office:value="1.25391880955363">
                <text:p>1.25391880955363</text:p>
              </table:table-cell>
              <table:table-cell office:value-type="float" office:value="120.614666666667">
                <text:p>120.614666666667</text:p>
              </table:table-cell>
              <table:table-cell office:value-type="float" office:value="1.21834118295954">
                <text:p>1.21834118295954</text:p>
              </table:table-cell>
              <table:table-cell office:value-type="float" office:value="1.21834118295954">
                <text:p>1.21834118295954</text:p>
              </table:table-cell>
              <table:table-cell office:value-type="float" office:value="115.589">
                <text:p>115.589</text:p>
              </table:table-cell>
              <table:table-cell office:value-type="float" office:value="1.80797892072274">
                <text:p>1.80797892072274</text:p>
              </table:table-cell>
              <table:table-cell office:value-type="float" office:value="1.80797892072274">
                <text:p>1.80797892072274</text:p>
              </table:table-cell>
            </table:table-row>
            <table:table-row>
              <table:table-cell office:value-type="float" office:value="0.541666666666667">
                <text:p>0.541666666666667</text:p>
              </table:table-cell>
              <table:table-cell office:value-type="float" office:value="118.464">
                <text:p>118.464</text:p>
              </table:table-cell>
              <table:table-cell office:value-type="float" office:value="1.14418280257758">
                <text:p>1.14418280257758</text:p>
              </table:table-cell>
              <table:table-cell office:value-type="float" office:value="1.14418280257758">
                <text:p>1.14418280257758</text:p>
              </table:table-cell>
              <table:table-cell office:value-type="float" office:value="117.849333333333">
                <text:p>117.849333333333</text:p>
              </table:table-cell>
              <table:table-cell office:value-type="float" office:value="1.23310564178805">
                <text:p>1.23310564178805</text:p>
              </table:table-cell>
              <table:table-cell office:value-type="float" office:value="1.23310564178805">
                <text:p>1.23310564178805</text:p>
              </table:table-cell>
              <table:table-cell office:value-type="float" office:value="120.119">
                <text:p>120.119</text:p>
              </table:table-cell>
              <table:table-cell office:value-type="float" office:value="1.94280696130338">
                <text:p>1.94280696130338</text:p>
              </table:table-cell>
              <table:table-cell office:value-type="float" office:value="1.94280696130338">
                <text:p>1.94280696130338</text:p>
              </table:table-cell>
            </table:table-row>
            <table:table-row>
              <table:table-cell office:value-type="float" office:value="0.583333333333333">
                <text:p>0.583333333333333</text:p>
              </table:table-cell>
              <table:table-cell office:value-type="float" office:value="121.669333333333">
                <text:p>121.669333333333</text:p>
              </table:table-cell>
              <table:table-cell office:value-type="float" office:value="1.68728211997311">
                <text:p>1.68728211997311</text:p>
              </table:table-cell>
              <table:table-cell office:value-type="float" office:value="1.68728211997311">
                <text:p>1.68728211997311</text:p>
              </table:table-cell>
              <table:table-cell office:value-type="float" office:value="122.02">
                <text:p>122.02</text:p>
              </table:table-cell>
              <table:table-cell office:value-type="float" office:value="1.42766042381033">
                <text:p>1.42766042381033</text:p>
              </table:table-cell>
              <table:table-cell office:value-type="float" office:value="1.42766042381033">
                <text:p>1.42766042381033</text:p>
              </table:table-cell>
              <table:table-cell office:value-type="float" office:value="118.836">
                <text:p>118.836</text:p>
              </table:table-cell>
              <table:table-cell office:value-type="float" office:value="1.12903301792089">
                <text:p>1.12903301792089</text:p>
              </table:table-cell>
              <table:table-cell office:value-type="float" office:value="1.12903301792089">
                <text:p>1.12903301792089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25.798">
                <text:p>125.798</text:p>
              </table:table-cell>
              <table:table-cell office:value-type="float" office:value="0.937193378429144">
                <text:p>0.937193378429144</text:p>
              </table:table-cell>
              <table:table-cell office:value-type="float" office:value="0.937193378429144">
                <text:p>0.937193378429144</text:p>
              </table:table-cell>
              <table:table-cell office:value-type="float" office:value="126.039333333333">
                <text:p>126.039333333333</text:p>
              </table:table-cell>
              <table:table-cell office:value-type="float" office:value="1.40664985320577">
                <text:p>1.40664985320577</text:p>
              </table:table-cell>
              <table:table-cell office:value-type="float" office:value="1.40664985320577">
                <text:p>1.40664985320577</text:p>
              </table:table-cell>
              <table:table-cell office:value-type="float" office:value="121.135">
                <text:p>121.135</text:p>
              </table:table-cell>
              <table:table-cell office:value-type="float" office:value="1.29829161250896">
                <text:p>1.29829161250896</text:p>
              </table:table-cell>
              <table:table-cell office:value-type="float" office:value="1.29829161250896">
                <text:p>1.29829161250896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64.888">
                <text:p>164.888</text:p>
              </table:table-cell>
              <table:table-cell office:value-type="float" office:value="13.7600816027481">
                <text:p>13.7600816027481</text:p>
              </table:table-cell>
              <table:table-cell office:value-type="float" office:value="13.7600816027481">
                <text:p>13.7600816027481</text:p>
              </table:table-cell>
              <table:table-cell office:value-type="float" office:value="162.949333333333">
                <text:p>162.949333333333</text:p>
              </table:table-cell>
              <table:table-cell office:value-type="float" office:value="16.3247255355036">
                <text:p>16.3247255355036</text:p>
              </table:table-cell>
              <table:table-cell office:value-type="float" office:value="16.3247255355036">
                <text:p>16.3247255355036</text:p>
              </table:table-cell>
              <table:table-cell office:value-type="float" office:value="161.383">
                <text:p>161.383</text:p>
              </table:table-cell>
              <table:table-cell office:value-type="float" office:value="23.9065769890491">
                <text:p>23.9065769890491</text:p>
              </table:table-cell>
              <table:table-cell office:value-type="float" office:value="23.9065769890491">
                <text:p>23.9065769890491</text:p>
              </table:table-cell>
            </table:table-row>
            <table:table-row>
              <table:table-cell office:value-type="float" office:value="0.708333333333333">
                <text:p>0.708333333333333</text:p>
              </table:table-cell>
              <table:table-cell office:value-type="float" office:value="201.199333333333">
                <text:p>201.199333333333</text:p>
              </table:table-cell>
              <table:table-cell office:value-type="float" office:value="34.2192578333702">
                <text:p>34.2192578333702</text:p>
              </table:table-cell>
              <table:table-cell office:value-type="float" office:value="34.2192578333702">
                <text:p>34.2192578333702</text:p>
              </table:table-cell>
              <table:table-cell office:value-type="float" office:value="209.734666666667">
                <text:p>209.734666666667</text:p>
              </table:table-cell>
              <table:table-cell office:value-type="float" office:value="40.2559406204612">
                <text:p>40.2559406204612</text:p>
              </table:table-cell>
              <table:table-cell office:value-type="float" office:value="40.2559406204612">
                <text:p>40.2559406204612</text:p>
              </table:table-cell>
              <table:table-cell office:value-type="float" office:value="190.267">
                <text:p>190.267</text:p>
              </table:table-cell>
              <table:table-cell office:value-type="float" office:value="36.501353414786">
                <text:p>36.501353414786</text:p>
              </table:table-cell>
              <table:table-cell office:value-type="float" office:value="36.501353414786">
                <text:p>36.50135341478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11.737333333333">
                <text:p>211.737333333333</text:p>
              </table:table-cell>
              <table:table-cell office:value-type="float" office:value="45.9519700287573">
                <text:p>45.9519700287573</text:p>
              </table:table-cell>
              <table:table-cell office:value-type="float" office:value="45.9519700287573">
                <text:p>45.9519700287573</text:p>
              </table:table-cell>
              <table:table-cell office:value-type="float" office:value="205.852">
                <text:p>205.852</text:p>
              </table:table-cell>
              <table:table-cell office:value-type="float" office:value="49.037761863399">
                <text:p>49.037761863399</text:p>
              </table:table-cell>
              <table:table-cell office:value-type="float" office:value="49.037761863399">
                <text:p>49.037761863399</text:p>
              </table:table-cell>
              <table:table-cell office:value-type="float" office:value="175.789">
                <text:p>175.789</text:p>
              </table:table-cell>
              <table:table-cell office:value-type="float" office:value="40.2970190378064">
                <text:p>40.2970190378064</text:p>
              </table:table-cell>
              <table:table-cell office:value-type="float" office:value="40.2970190378064">
                <text:p>40.2970190378064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111.821333333333">
                <text:p>111.821333333333</text:p>
              </table:table-cell>
              <table:table-cell office:value-type="float" office:value="10.9155595803596">
                <text:p>10.9155595803596</text:p>
              </table:table-cell>
              <table:table-cell office:value-type="float" office:value="10.9155595803596">
                <text:p>10.9155595803596</text:p>
              </table:table-cell>
              <table:table-cell office:value-type="float" office:value="110.958666666667">
                <text:p>110.958666666667</text:p>
              </table:table-cell>
              <table:table-cell office:value-type="float" office:value="4.97137788698848">
                <text:p>4.97137788698848</text:p>
              </table:table-cell>
              <table:table-cell office:value-type="float" office:value="4.97137788698848">
                <text:p>4.97137788698848</text:p>
              </table:table-cell>
              <table:table-cell office:value-type="float" office:value="105.417">
                <text:p>105.417</text:p>
              </table:table-cell>
              <table:table-cell office:value-type="float" office:value="4.02689030835899">
                <text:p>4.02689030835899</text:p>
              </table:table-cell>
              <table:table-cell office:value-type="float" office:value="4.02689030835899">
                <text:p>4.02689030835899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114.104">
                <text:p>114.104</text:p>
              </table:table-cell>
              <table:table-cell office:value-type="float" office:value="1.42346558992983">
                <text:p>1.42346558992983</text:p>
              </table:table-cell>
              <table:table-cell office:value-type="float" office:value="1.42346558992983">
                <text:p>1.42346558992983</text:p>
              </table:table-cell>
              <table:table-cell office:value-type="float" office:value="113.768666666667">
                <text:p>113.768666666667</text:p>
              </table:table-cell>
              <table:table-cell office:value-type="float" office:value="1.2481292668096">
                <text:p>1.2481292668096</text:p>
              </table:table-cell>
              <table:table-cell office:value-type="float" office:value="1.2481292668096">
                <text:p>1.2481292668096</text:p>
              </table:table-cell>
              <table:table-cell office:value-type="float" office:value="109.45">
                <text:p>109.45</text:p>
              </table:table-cell>
              <table:table-cell office:value-type="float" office:value="1.57666314305456">
                <text:p>1.57666314305456</text:p>
              </table:table-cell>
              <table:table-cell office:value-type="float" office:value="1.57666314305456">
                <text:p>1.57666314305456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101.863333333333">
                <text:p>101.863333333333</text:p>
              </table:table-cell>
              <table:table-cell office:value-type="float" office:value="1.99131925641078">
                <text:p>1.99131925641078</text:p>
              </table:table-cell>
              <table:table-cell office:value-type="float" office:value="1.99131925641078">
                <text:p>1.99131925641078</text:p>
              </table:table-cell>
              <table:table-cell office:value-type="float" office:value="101.775333333333">
                <text:p>101.775333333333</text:p>
              </table:table-cell>
              <table:table-cell office:value-type="float" office:value="2.69671457959672">
                <text:p>2.69671457959672</text:p>
              </table:table-cell>
              <table:table-cell office:value-type="float" office:value="2.69671457959672">
                <text:p>2.69671457959672</text:p>
              </table:table-cell>
              <table:table-cell office:value-type="float" office:value="99.432">
                <text:p>99.432</text:p>
              </table:table-cell>
              <table:table-cell office:value-type="float" office:value="1.59954021171363">
                <text:p>1.59954021171363</text:p>
              </table:table-cell>
              <table:table-cell office:value-type="float" office:value="1.59954021171363">
                <text:p>1.59954021171363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99.1453333333334">
                <text:p>99.1453333333334</text:p>
              </table:table-cell>
              <table:table-cell office:value-type="float" office:value="1.80248584962413">
                <text:p>1.80248584962413</text:p>
              </table:table-cell>
              <table:table-cell office:value-type="float" office:value="1.80248584962413">
                <text:p>1.80248584962413</text:p>
              </table:table-cell>
              <table:table-cell office:value-type="float" office:value="100.389333333333">
                <text:p>100.389333333333</text:p>
              </table:table-cell>
              <table:table-cell office:value-type="float" office:value="2.38998346278399">
                <text:p>2.38998346278399</text:p>
              </table:table-cell>
              <table:table-cell office:value-type="float" office:value="2.38998346278399">
                <text:p>2.38998346278399</text:p>
              </table:table-cell>
              <table:table-cell office:value-type="float" office:value="99.043">
                <text:p>99.043</text:p>
              </table:table-cell>
              <table:table-cell office:value-type="float" office:value="2.91491585546555">
                <text:p>2.91491585546555</text:p>
              </table:table-cell>
              <table:table-cell office:value-type="float" office:value="2.91491585546555">
                <text:p>2.91491585546555</text:p>
              </table:table-cell>
            </table:table-row>
            <table:table-row>
              <table:table-cell office:value-type="float" office:value="0.958333333333333">
                <text:p>0.958333333333333</text:p>
              </table:table-cell>
              <table:table-cell office:value-type="float" office:value="88.098">
                <text:p>88.098</text:p>
              </table:table-cell>
              <table:table-cell office:value-type="float" office:value="1.71052706998248">
                <text:p>1.71052706998248</text:p>
              </table:table-cell>
              <table:table-cell office:value-type="float" office:value="1.71052706998248">
                <text:p>1.71052706998248</text:p>
              </table:table-cell>
              <table:table-cell office:value-type="float" office:value="89.472">
                <text:p>89.472</text:p>
              </table:table-cell>
              <table:table-cell office:value-type="float" office:value="1.92540607961764">
                <text:p>1.92540607961764</text:p>
              </table:table-cell>
              <table:table-cell office:value-type="float" office:value="1.92540607961764">
                <text:p>1.92540607961764</text:p>
              </table:table-cell>
              <table:table-cell office:value-type="float" office:value="87.035">
                <text:p>87.035</text:p>
              </table:table-cell>
              <table:table-cell office:value-type="float" office:value="1.98737263742862">
                <text:p>1.98737263742862</text:p>
              </table:table-cell>
              <table:table-cell office:value-type="float" office:value="1.98737263742862">
                <text:p>1.98737263742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